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229.27mm" svg:height="133.34mm" svg:x="36.06mm" svg:y="1.06mm">
            <draw:object draw:notify-on-update-of-ranges="test.C1:test.C33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38" calcext:value-type="float">
            <text:p>27.3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8" calcext:value-type="float">
            <text:p>27.3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12" calcext:value-type="float">
            <text:p>28.1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.54" calcext:value-type="float">
            <text:p>28.5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.22" calcext:value-type="float">
            <text:p>28.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.01" calcext:value-type="float">
            <text:p>28.0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.8" calcext:value-type="float">
            <text:p>27.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.59" calcext:value-type="float">
            <text:p>27.5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.49" calcext:value-type="float">
            <text:p>27.4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.28" calcext:value-type="float">
            <text:p>27.2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07" calcext:value-type="float">
            <text:p>27.0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97" calcext:value-type="float">
            <text:p>26.9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.97" calcext:value-type="float">
            <text:p>26.9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86" calcext:value-type="float">
            <text:p>26.8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.76" calcext:value-type="float">
            <text:p>26.7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76" calcext:value-type="float">
            <text:p>26.7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.65" calcext:value-type="float">
            <text:p>26.6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55" calcext:value-type="float">
            <text:p>26.5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55" calcext:value-type="float">
            <text:p>26.5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.45" calcext:value-type="float">
            <text:p>26.4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45" calcext:value-type="float">
            <text:p>26.4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.45" calcext:value-type="float">
            <text:p>26.4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.34" calcext:value-type="float">
            <text:p>26.3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.24" calcext:value-type="float">
            <text:p>26.2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.24" calcext:value-type="float">
            <text:p>26.2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.24" calcext:value-type="float">
            <text:p>26.2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.13" calcext:value-type="float">
            <text:p>26.1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.13" calcext:value-type="float">
            <text:p>26.1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.03" calcext:value-type="float">
            <text:p>26.0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.03" calcext:value-type="float">
            <text:p>26.0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.03" calcext:value-type="float">
            <text:p>26.0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.03" calcext:value-type="float">
            <text:p>26.0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.03" calcext:value-type="float">
            <text:p>26.0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.03" calcext:value-type="float">
            <text:p>26.0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.03" calcext:value-type="float">
            <text:p>26.0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.93" calcext:value-type="float">
            <text:p>25.9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.82" calcext:value-type="float">
            <text:p>25.8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.82" calcext:value-type="float">
            <text:p>25.8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.82" calcext:value-type="float">
            <text:p>25.8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.82" calcext:value-type="float">
            <text:p>25.8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.82" calcext:value-type="float">
            <text:p>25.8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82" calcext:value-type="float">
            <text:p>25.8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.82" calcext:value-type="float">
            <text:p>25.8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.72" calcext:value-type="float">
            <text:p>25.7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.72" calcext:value-type="float">
            <text:p>25.7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72" calcext:value-type="float">
            <text:p>25.7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.72" calcext:value-type="float">
            <text:p>25.7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.72" calcext:value-type="float">
            <text:p>25.7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.72" calcext:value-type="float">
            <text:p>25.7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.72" calcext:value-type="float">
            <text:p>25.7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.72" calcext:value-type="float">
            <text:p>25.7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.72" calcext:value-type="float">
            <text:p>25.7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.72" calcext:value-type="float">
            <text:p>25.7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.72" calcext:value-type="float">
            <text:p>25.7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.72" calcext:value-type="float">
            <text:p>25.7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.72" calcext:value-type="float">
            <text:p>25.7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.72" calcext:value-type="float">
            <text:p>25.7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.72" calcext:value-type="float">
            <text:p>25.7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.72" calcext:value-type="float">
            <text:p>25.7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.82" calcext:value-type="float">
            <text:p>25.8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.82" calcext:value-type="float">
            <text:p>25.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5.82" calcext:value-type="float">
            <text:p>25.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.82" calcext:value-type="float">
            <text:p>25.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.82" calcext:value-type="float">
            <text:p>25.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.82" calcext:value-type="float">
            <text:p>25.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5.82" calcext:value-type="float">
            <text:p>25.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5.82" calcext:value-type="float">
            <text:p>25.8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5.82" calcext:value-type="float">
            <text:p>25.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5.82" calcext:value-type="float">
            <text:p>25.8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.82" calcext:value-type="float">
            <text:p>25.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.82" calcext:value-type="float">
            <text:p>25.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5.82" calcext:value-type="float">
            <text:p>25.8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5.82" calcext:value-type="float">
            <text:p>25.8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5.82" calcext:value-type="float">
            <text:p>25.8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.82" calcext:value-type="float">
            <text:p>25.8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5.82" calcext:value-type="float">
            <text:p>25.8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.82" calcext:value-type="float">
            <text:p>25.8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.82" calcext:value-type="float">
            <text:p>25.8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5.82" calcext:value-type="float">
            <text:p>25.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.82" calcext:value-type="float">
            <text:p>25.8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5.82" calcext:value-type="float">
            <text:p>25.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5.82" calcext:value-type="float">
            <text:p>25.8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.82" calcext:value-type="float">
            <text:p>25.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.82" calcext:value-type="float">
            <text:p>25.8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.82" calcext:value-type="float">
            <text:p>25.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.82" calcext:value-type="float">
            <text:p>25.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.82" calcext:value-type="float">
            <text:p>25.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.82" calcext:value-type="float">
            <text:p>25.8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5.82" calcext:value-type="float">
            <text:p>25.8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.82" calcext:value-type="float">
            <text:p>25.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5.82" calcext:value-type="float">
            <text:p>25.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5.82" calcext:value-type="float">
            <text:p>25.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.82" calcext:value-type="float">
            <text:p>25.8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5.82" calcext:value-type="float">
            <text:p>25.8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.82" calcext:value-type="float">
            <text:p>25.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.82" calcext:value-type="float">
            <text:p>25.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.82" calcext:value-type="float">
            <text:p>25.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5.82" calcext:value-type="float">
            <text:p>25.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5.82" calcext:value-type="float">
            <text:p>25.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82" calcext:value-type="float">
            <text:p>25.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5.82" calcext:value-type="float">
            <text:p>25.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5.82" calcext:value-type="float">
            <text:p>25.8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5.82" calcext:value-type="float">
            <text:p>25.8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5.82" calcext:value-type="float">
            <text:p>25.8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5.82" calcext:value-type="float">
            <text:p>25.8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5.82" calcext:value-type="float">
            <text:p>25.8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5.82" calcext:value-type="float">
            <text:p>25.8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5.82" calcext:value-type="float">
            <text:p>25.8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5.82" calcext:value-type="float">
            <text:p>25.82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5.82" calcext:value-type="float">
            <text:p>25.8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5.82" calcext:value-type="float">
            <text:p>25.8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5.82" calcext:value-type="float">
            <text:p>25.82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5.82" calcext:value-type="float">
            <text:p>25.8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5.82" calcext:value-type="float">
            <text:p>25.82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5.82" calcext:value-type="float">
            <text:p>25.82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5.82" calcext:value-type="float">
            <text:p>25.8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5.82" calcext:value-type="float">
            <text:p>25.8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5.82" calcext:value-type="float">
            <text:p>25.8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5.82" calcext:value-type="float">
            <text:p>25.8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.93" calcext:value-type="float">
            <text:p>25.9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5.93" calcext:value-type="float">
            <text:p>25.9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.93" calcext:value-type="float">
            <text:p>25.9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5.93" calcext:value-type="float">
            <text:p>25.9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5.93" calcext:value-type="float">
            <text:p>25.9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.93" calcext:value-type="float">
            <text:p>25.9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5.93" calcext:value-type="float">
            <text:p>25.9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5.93" calcext:value-type="float">
            <text:p>25.9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5.93" calcext:value-type="float">
            <text:p>25.9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5.93" calcext:value-type="float">
            <text:p>25.9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5.93" calcext:value-type="float">
            <text:p>25.9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5.93" calcext:value-type="float">
            <text:p>25.9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5.93" calcext:value-type="float">
            <text:p>25.9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5.93" calcext:value-type="float">
            <text:p>25.9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5.93" calcext:value-type="float">
            <text:p>25.9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5.93" calcext:value-type="float">
            <text:p>25.9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5.93" calcext:value-type="float">
            <text:p>25.9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5.93" calcext:value-type="float">
            <text:p>25.9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5.93" calcext:value-type="float">
            <text:p>25.9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5.93" calcext:value-type="float">
            <text:p>25.9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.93" calcext:value-type="float">
            <text:p>25.9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6.03" calcext:value-type="float">
            <text:p>26.0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6.03" calcext:value-type="float">
            <text:p>26.0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6.03" calcext:value-type="float">
            <text:p>26.0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6.03" calcext:value-type="float">
            <text:p>26.0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6.03" calcext:value-type="float">
            <text:p>26.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6.03" calcext:value-type="float">
            <text:p>26.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6.03" calcext:value-type="float">
            <text:p>26.0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6.03" calcext:value-type="float">
            <text:p>26.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6.03" calcext:value-type="float">
            <text:p>26.0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6.03" calcext:value-type="float">
            <text:p>26.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6.03" calcext:value-type="float">
            <text:p>26.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6.03" calcext:value-type="float">
            <text:p>26.0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6.03" calcext:value-type="float">
            <text:p>26.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6.03" calcext:value-type="float">
            <text:p>26.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6.03" calcext:value-type="float">
            <text:p>26.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6.03" calcext:value-type="float">
            <text:p>26.0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6.03" calcext:value-type="float">
            <text:p>26.0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6.03" calcext:value-type="float">
            <text:p>26.0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6.03" calcext:value-type="float">
            <text:p>26.0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.03" calcext:value-type="float">
            <text:p>26.0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6.13" calcext:value-type="float">
            <text:p>26.1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6.13" calcext:value-type="float">
            <text:p>26.1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6.03" calcext:value-type="float">
            <text:p>26.0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6.03" calcext:value-type="float">
            <text:p>26.0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6.03" calcext:value-type="float">
            <text:p>26.0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6.13" calcext:value-type="float">
            <text:p>26.1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6.13" calcext:value-type="float">
            <text:p>26.1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6.13" calcext:value-type="float">
            <text:p>26.1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6.13" calcext:value-type="float">
            <text:p>26.1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6.13" calcext:value-type="float">
            <text:p>26.1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6.13" calcext:value-type="float">
            <text:p>26.1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6.13" calcext:value-type="float">
            <text:p>26.1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6.13" calcext:value-type="float">
            <text:p>26.1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6.13" calcext:value-type="float">
            <text:p>26.1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6.13" calcext:value-type="float">
            <text:p>26.1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.13" calcext:value-type="float">
            <text:p>26.1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6.13" calcext:value-type="float">
            <text:p>26.1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6.13" calcext:value-type="float">
            <text:p>26.1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6.13" calcext:value-type="float">
            <text:p>26.1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6.13" calcext:value-type="float">
            <text:p>26.1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6.13" calcext:value-type="float">
            <text:p>26.1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6.13" calcext:value-type="float">
            <text:p>26.1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6.13" calcext:value-type="float">
            <text:p>26.1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6.24" calcext:value-type="float">
            <text:p>26.24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.13" calcext:value-type="float">
            <text:p>26.1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6.13" calcext:value-type="float">
            <text:p>26.1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6.13" calcext:value-type="float">
            <text:p>26.1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6.13" calcext:value-type="float">
            <text:p>26.1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6.13" calcext:value-type="float">
            <text:p>26.1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6.13" calcext:value-type="float">
            <text:p>26.1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6.13" calcext:value-type="float">
            <text:p>26.1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6.13" calcext:value-type="float">
            <text:p>26.1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6.13" calcext:value-type="float">
            <text:p>26.1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6.03" calcext:value-type="float">
            <text:p>26.0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6.03" calcext:value-type="float">
            <text:p>26.0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6.03" calcext:value-type="float">
            <text:p>26.0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6.03" calcext:value-type="float">
            <text:p>26.0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6.03" calcext:value-type="float">
            <text:p>26.0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.13" calcext:value-type="float">
            <text:p>26.1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.03" calcext:value-type="float">
            <text:p>26.0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.03" calcext:value-type="float">
            <text:p>26.0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6.03" calcext:value-type="float">
            <text:p>26.03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6.03" calcext:value-type="float">
            <text:p>26.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6.13" calcext:value-type="float">
            <text:p>26.1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6.13" calcext:value-type="float">
            <text:p>26.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6.13" calcext:value-type="float">
            <text:p>26.1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6.13" calcext:value-type="float">
            <text:p>26.1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6.13" calcext:value-type="float">
            <text:p>26.1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6.13" calcext:value-type="float">
            <text:p>26.1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6.13" calcext:value-type="float">
            <text:p>26.1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6.13" calcext:value-type="float">
            <text:p>26.1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6.13" calcext:value-type="float">
            <text:p>26.1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6.13" calcext:value-type="float">
            <text:p>26.1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6.13" calcext:value-type="float">
            <text:p>26.1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6.13" calcext:value-type="float">
            <text:p>26.1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6.13" calcext:value-type="float">
            <text:p>26.1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6.13" calcext:value-type="float">
            <text:p>26.1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6.24" calcext:value-type="float">
            <text:p>26.2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6.24" calcext:value-type="float">
            <text:p>26.2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.24" calcext:value-type="float">
            <text:p>26.2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6.24" calcext:value-type="float">
            <text:p>26.2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6.24" calcext:value-type="float">
            <text:p>26.2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6.24" calcext:value-type="float">
            <text:p>26.2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6.24" calcext:value-type="float">
            <text:p>26.2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6.24" calcext:value-type="float">
            <text:p>26.2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6.24" calcext:value-type="float">
            <text:p>26.2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6.24" calcext:value-type="float">
            <text:p>26.2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6.24" calcext:value-type="float">
            <text:p>26.2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6.24" calcext:value-type="float">
            <text:p>26.2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.24" calcext:value-type="float">
            <text:p>26.2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6.24" calcext:value-type="float">
            <text:p>26.2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6.24" calcext:value-type="float">
            <text:p>26.2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6.24" calcext:value-type="float">
            <text:p>26.2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6.24" calcext:value-type="float">
            <text:p>26.2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6.24" calcext:value-type="float">
            <text:p>26.2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6.34" calcext:value-type="float">
            <text:p>26.3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6.34" calcext:value-type="float">
            <text:p>26.3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6.34" calcext:value-type="float">
            <text:p>26.3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6.34" calcext:value-type="float">
            <text:p>26.3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6.34" calcext:value-type="float">
            <text:p>26.3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6.34" calcext:value-type="float">
            <text:p>26.3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6.34" calcext:value-type="float">
            <text:p>26.3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6.34" calcext:value-type="float">
            <text:p>26.3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6.34" calcext:value-type="float">
            <text:p>26.3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6.34" calcext:value-type="float">
            <text:p>26.3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6.34" calcext:value-type="float">
            <text:p>26.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6.34" calcext:value-type="float">
            <text:p>26.3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6.34" calcext:value-type="float">
            <text:p>26.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6.34" calcext:value-type="float">
            <text:p>26.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.34" calcext:value-type="float">
            <text:p>26.3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6.34" calcext:value-type="float">
            <text:p>26.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6.34" calcext:value-type="float">
            <text:p>26.3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6.34" calcext:value-type="float">
            <text:p>26.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6.34" calcext:value-type="float">
            <text:p>26.3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6.34" calcext:value-type="float">
            <text:p>26.3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6.34" calcext:value-type="float">
            <text:p>26.3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6.34" calcext:value-type="float">
            <text:p>26.3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6.34" calcext:value-type="float">
            <text:p>26.3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6.45" calcext:value-type="float">
            <text:p>26.4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6.34" calcext:value-type="float">
            <text:p>26.3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6.45" calcext:value-type="float">
            <text:p>26.4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6.45" calcext:value-type="float">
            <text:p>26.45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6.45" calcext:value-type="float">
            <text:p>26.45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6.45" calcext:value-type="float">
            <text:p>26.4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6.45" calcext:value-type="float">
            <text:p>26.4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6.45" calcext:value-type="float">
            <text:p>26.45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6.45" calcext:value-type="float">
            <text:p>26.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6.45" calcext:value-type="float">
            <text:p>26.4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6.34" calcext:value-type="float">
            <text:p>26.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6.34" calcext:value-type="float">
            <text:p>26.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6.34" calcext:value-type="float">
            <text:p>26.34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6.34" calcext:value-type="float">
            <text:p>26.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6.34" calcext:value-type="float">
            <text:p>26.3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26.34" calcext:value-type="float">
            <text:p>26.3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6.34" calcext:value-type="float">
            <text:p>26.3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6.45" calcext:value-type="float">
            <text:p>26.45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6.45" calcext:value-type="float">
            <text:p>26.45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6.45" calcext:value-type="float">
            <text:p>26.45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6.34" calcext:value-type="float">
            <text:p>26.3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34" calcext:value-type="float">
            <text:p>26.34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6.34" calcext:value-type="float">
            <text:p>26.3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6.34" calcext:value-type="float">
            <text:p>26.3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26.34" calcext:value-type="float">
            <text:p>26.34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6.34" calcext:value-type="float">
            <text:p>26.34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6.34" calcext:value-type="float">
            <text:p>26.3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6.34" calcext:value-type="float">
            <text:p>26.34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6.34" calcext:value-type="float">
            <text:p>26.34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6.34" calcext:value-type="float">
            <text:p>26.34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6.34" calcext:value-type="float">
            <text:p>26.34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34" calcext:value-type="float">
            <text:p>26.34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6.45" calcext:value-type="float">
            <text:p>26.4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6.45" calcext:value-type="float">
            <text:p>26.4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6.45" calcext:value-type="float">
            <text:p>26.4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6.45" calcext:value-type="float">
            <text:p>26.4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6.45" calcext:value-type="float">
            <text:p>26.4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26.45" calcext:value-type="float">
            <text:p>26.45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6.45" calcext:value-type="float">
            <text:p>26.45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6.45" calcext:value-type="float">
            <text:p>26.4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6.45" calcext:value-type="float">
            <text:p>26.4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.45" calcext:value-type="float">
            <text:p>26.4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26.45" calcext:value-type="float">
            <text:p>26.4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.45" calcext:value-type="float">
            <text:p>26.4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6.45" calcext:value-type="float">
            <text:p>26.4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6.45" calcext:value-type="float">
            <text:p>26.4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6.45" calcext:value-type="float">
            <text:p>26.45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6.45" calcext:value-type="float">
            <text:p>26.45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6.45" calcext:value-type="float">
            <text:p>26.45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6.45" calcext:value-type="float">
            <text:p>26.4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6.55" calcext:value-type="float">
            <text:p>26.5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6.45" calcext:value-type="float">
            <text:p>26.4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6.45" calcext:value-type="float">
            <text:p>26.4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6.45" calcext:value-type="float">
            <text:p>26.4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6.45" calcext:value-type="float">
            <text:p>26.4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26.45" calcext:value-type="float">
            <text:p>26.4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6.45" calcext:value-type="float">
            <text:p>26.4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6.45" calcext:value-type="float">
            <text:p>26.4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6.45" calcext:value-type="float">
            <text:p>26.4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6.45" calcext:value-type="float">
            <text:p>26.4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6.45" calcext:value-type="float">
            <text:p>26.4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26.45" calcext:value-type="float">
            <text:p>26.4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26.45" calcext:value-type="float">
            <text:p>26.4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6.76" calcext:value-type="float">
            <text:p>26.76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6.76" calcext:value-type="float">
            <text:p>26.76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6.76" calcext:value-type="float">
            <text:p>26.7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26.55" calcext:value-type="float">
            <text:p>26.5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26.55" calcext:value-type="float">
            <text:p>26.5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26.86" calcext:value-type="float">
            <text:p>26.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6.86" calcext:value-type="float">
            <text:p>26.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26.86" calcext:value-type="float">
            <text:p>26.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6.97" calcext:value-type="float">
            <text:p>26.9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6.97" calcext:value-type="float">
            <text:p>26.9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26.86" calcext:value-type="float">
            <text:p>26.86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26.86" calcext:value-type="float">
            <text:p>26.8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26.97" calcext:value-type="float">
            <text:p>26.9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26.86" calcext:value-type="float">
            <text:p>26.8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6.86" calcext:value-type="float">
            <text:p>26.8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26.86" calcext:value-type="float">
            <text:p>26.86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26.86" calcext:value-type="float">
            <text:p>26.8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6.86" calcext:value-type="float">
            <text:p>26.8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26.97" calcext:value-type="float">
            <text:p>26.9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26.97" calcext:value-type="float">
            <text:p>26.9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26.97" calcext:value-type="float">
            <text:p>26.9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26.97" calcext:value-type="float">
            <text:p>26.9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26.97" calcext:value-type="float">
            <text:p>26.9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26.97" calcext:value-type="float">
            <text:p>26.9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6.97" calcext:value-type="float">
            <text:p>26.9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26.76" calcext:value-type="float">
            <text:p>26.7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26.86" calcext:value-type="float">
            <text:p>26.86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26.97" calcext:value-type="float">
            <text:p>26.9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26.97" calcext:value-type="float">
            <text:p>26.9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26.86" calcext:value-type="float">
            <text:p>26.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26.76" calcext:value-type="float">
            <text:p>26.7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26.86" calcext:value-type="float">
            <text:p>26.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26.86" calcext:value-type="float">
            <text:p>26.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6.76" calcext:value-type="float">
            <text:p>26.76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26.76" calcext:value-type="float">
            <text:p>26.7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26.86" calcext:value-type="float">
            <text:p>26.8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26.97" calcext:value-type="float">
            <text:p>26.9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6.97" calcext:value-type="float">
            <text:p>26.9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26.97" calcext:value-type="float">
            <text:p>26.9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26.97" calcext:value-type="float">
            <text:p>26.9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26.97" calcext:value-type="float">
            <text:p>26.9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26.97" calcext:value-type="float">
            <text:p>26.9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26.86" calcext:value-type="float">
            <text:p>26.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26.86" calcext:value-type="float">
            <text:p>26.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26.86" calcext:value-type="float">
            <text:p>26.8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26.86" calcext:value-type="float">
            <text:p>26.8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26.97" calcext:value-type="float">
            <text:p>26.9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6.86" calcext:value-type="float">
            <text:p>26.8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26.76" calcext:value-type="float">
            <text:p>26.76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26.76" calcext:value-type="float">
            <text:p>26.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26.76" calcext:value-type="float">
            <text:p>26.76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26.76" calcext:value-type="float">
            <text:p>26.7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26.65" calcext:value-type="float">
            <text:p>26.6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26.65" calcext:value-type="float">
            <text:p>26.6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26.65" calcext:value-type="float">
            <text:p>26.6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26.65" calcext:value-type="float">
            <text:p>26.6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26.65" calcext:value-type="float">
            <text:p>26.6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26.65" calcext:value-type="float">
            <text:p>26.65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26.76" calcext:value-type="float">
            <text:p>26.7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26.76" calcext:value-type="float">
            <text:p>26.7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6.86" calcext:value-type="float">
            <text:p>26.8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26.76" calcext:value-type="float">
            <text:p>26.76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26.76" calcext:value-type="float">
            <text:p>26.76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26.76" calcext:value-type="float">
            <text:p>26.76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26.65" calcext:value-type="float">
            <text:p>26.6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26.65" calcext:value-type="float">
            <text:p>26.6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26.65" calcext:value-type="float">
            <text:p>26.6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26.65" calcext:value-type="float">
            <text:p>26.6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26.65" calcext:value-type="float">
            <text:p>26.6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26.65" calcext:value-type="float">
            <text:p>26.6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26.76" calcext:value-type="float">
            <text:p>26.7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26.65" calcext:value-type="float">
            <text:p>26.6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26.65" calcext:value-type="float">
            <text:p>26.6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26.65" calcext:value-type="float">
            <text:p>26.6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26.65" calcext:value-type="float">
            <text:p>26.6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26.65" calcext:value-type="float">
            <text:p>26.65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6.65" calcext:value-type="float">
            <text:p>26.6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26.65" calcext:value-type="float">
            <text:p>26.65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26.65" calcext:value-type="float">
            <text:p>26.6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26.65" calcext:value-type="float">
            <text:p>26.6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26.76" calcext:value-type="float">
            <text:p>26.7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26.76" calcext:value-type="float">
            <text:p>26.7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6.65" calcext:value-type="float">
            <text:p>26.6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26.65" calcext:value-type="float">
            <text:p>26.6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26.76" calcext:value-type="float">
            <text:p>26.7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26.65" calcext:value-type="float">
            <text:p>26.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6.55" calcext:value-type="float">
            <text:p>26.5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26.55" calcext:value-type="float">
            <text:p>26.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26.55" calcext:value-type="float">
            <text:p>26.5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26.55" calcext:value-type="float">
            <text:p>26.5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26.55" calcext:value-type="float">
            <text:p>26.55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26.55" calcext:value-type="float">
            <text:p>26.5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26.55" calcext:value-type="float">
            <text:p>26.55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6.55" calcext:value-type="float">
            <text:p>26.5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26.55" calcext:value-type="float">
            <text:p>26.5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26.55" calcext:value-type="float">
            <text:p>26.5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26.55" calcext:value-type="float">
            <text:p>26.5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26.55" calcext:value-type="float">
            <text:p>26.5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26.55" calcext:value-type="float">
            <text:p>26.5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26.55" calcext:value-type="float">
            <text:p>26.5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26.55" calcext:value-type="float">
            <text:p>26.5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26.55" calcext:value-type="float">
            <text:p>26.55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26.55" calcext:value-type="float">
            <text:p>26.55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6.55" calcext:value-type="float">
            <text:p>26.55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26.55" calcext:value-type="float">
            <text:p>26.55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26.55" calcext:value-type="float">
            <text:p>26.55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26.55" calcext:value-type="float">
            <text:p>26.55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26.65" calcext:value-type="float">
            <text:p>26.65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26.65" calcext:value-type="float">
            <text:p>26.65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26.65" calcext:value-type="float">
            <text:p>26.65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26.65" calcext:value-type="float">
            <text:p>26.65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26.65" calcext:value-type="float">
            <text:p>26.65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26.65" calcext:value-type="float">
            <text:p>26.6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6.65" calcext:value-type="float">
            <text:p>26.65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26.65" calcext:value-type="float">
            <text:p>26.6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26.65" calcext:value-type="float">
            <text:p>26.65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26.65" calcext:value-type="float">
            <text:p>26.65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26.65" calcext:value-type="float">
            <text:p>26.6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6.65" calcext:value-type="float">
            <text:p>26.6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26.65" calcext:value-type="float">
            <text:p>26.6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26.65" calcext:value-type="float">
            <text:p>26.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26.65" calcext:value-type="float">
            <text:p>26.6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26.65" calcext:value-type="float">
            <text:p>26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26.65" calcext:value-type="float">
            <text:p>26.6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26.65" calcext:value-type="float">
            <text:p>26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26.65" calcext:value-type="float">
            <text:p>26.6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26.65" calcext:value-type="float">
            <text:p>26.6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26.65" calcext:value-type="float">
            <text:p>26.6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6.65" calcext:value-type="float">
            <text:p>26.65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26.65" calcext:value-type="float">
            <text:p>26.65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26.76" calcext:value-type="float">
            <text:p>26.7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26.65" calcext:value-type="float">
            <text:p>26.65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26.65" calcext:value-type="float">
            <text:p>26.6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26.65" calcext:value-type="float">
            <text:p>26.6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26.65" calcext:value-type="float">
            <text:p>26.6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26.65" calcext:value-type="float">
            <text:p>26.6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26.65" calcext:value-type="float">
            <text:p>26.65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26.65" calcext:value-type="float">
            <text:p>26.65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6.65" calcext:value-type="float">
            <text:p>26.65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26.65" calcext:value-type="float">
            <text:p>26.65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6.76" calcext:value-type="float">
            <text:p>26.76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26.65" calcext:value-type="float">
            <text:p>26.6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26.65" calcext:value-type="float">
            <text:p>26.65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26.65" calcext:value-type="float">
            <text:p>26.6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26.65" calcext:value-type="float">
            <text:p>26.6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26.65" calcext:value-type="float">
            <text:p>26.6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.65" calcext:value-type="float">
            <text:p>26.6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26.65" calcext:value-type="float">
            <text:p>26.65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26.65" calcext:value-type="float">
            <text:p>26.6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26.65" calcext:value-type="float">
            <text:p>26.6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26.65" calcext:value-type="float">
            <text:p>26.6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float" office:value="26.65" calcext:value-type="float">
            <text:p>26.6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26.65" calcext:value-type="float">
            <text:p>26.65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26.65" calcext:value-type="float">
            <text:p>26.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6.65" calcext:value-type="float">
            <text:p>26.65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6.65" calcext:value-type="float">
            <text:p>26.6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26.65" calcext:value-type="float">
            <text:p>26.6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float" office:value="26.65" calcext:value-type="float">
            <text:p>26.65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0390" calcext:value-type="float">
            <text:p>103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0440" calcext:value-type="float">
            <text:p>104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0470" calcext:value-type="float">
            <text:p>1047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26.65" calcext:value-type="float">
            <text:p>26.6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float" office:value="26.65" calcext:value-type="float">
            <text:p>26.6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float" office:value="26.76" calcext:value-type="float">
            <text:p>26.76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6.76" calcext:value-type="float">
            <text:p>26.76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26.65" calcext:value-type="float">
            <text:p>26.6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float" office:value="26.76" calcext:value-type="float">
            <text:p>26.76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float" office:value="26.86" calcext:value-type="float">
            <text:p>26.86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26.76" calcext:value-type="float">
            <text:p>26.76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26.76" calcext:value-type="float">
            <text:p>26.76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float" office:value="26.76" calcext:value-type="float">
            <text:p>26.7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float" office:value="26.76" calcext:value-type="float">
            <text:p>26.76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26.76" calcext:value-type="float">
            <text:p>26.76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6.76" calcext:value-type="float">
            <text:p>26.76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26.65" calcext:value-type="float">
            <text:p>26.6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float" office:value="26.76" calcext:value-type="float">
            <text:p>26.76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26.76" calcext:value-type="float">
            <text:p>26.7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740" calcext:value-type="float">
            <text:p>10740</text:p>
          </table:table-cell>
          <table:table-cell office:value-type="float" office:value="26.86" calcext:value-type="float">
            <text:p>26.8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26.76" calcext:value-type="float">
            <text:p>26.76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26.76" calcext:value-type="float">
            <text:p>26.76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0780" calcext:value-type="float">
            <text:p>10780</text:p>
          </table:table-cell>
          <table:table-cell office:value-type="float" office:value="26.76" calcext:value-type="float">
            <text:p>26.76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float" office:value="26.86" calcext:value-type="float">
            <text:p>26.86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6.86" calcext:value-type="float">
            <text:p>26.86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26.76" calcext:value-type="float">
            <text:p>26.7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float" office:value="26.76" calcext:value-type="float">
            <text:p>26.7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float" office:value="26.76" calcext:value-type="float">
            <text:p>26.7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26.76" calcext:value-type="float">
            <text:p>26.76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float" office:value="26.76" calcext:value-type="float">
            <text:p>26.7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float" office:value="26.76" calcext:value-type="float">
            <text:p>26.76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0880" calcext:value-type="float">
            <text:p>10880</text:p>
          </table:table-cell>
          <table:table-cell office:value-type="float" office:value="26.65" calcext:value-type="float">
            <text:p>26.65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float" office:value="26.65" calcext:value-type="float">
            <text:p>26.65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6.65" calcext:value-type="float">
            <text:p>26.65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26.76" calcext:value-type="float">
            <text:p>26.7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float" office:value="26.76" calcext:value-type="float">
            <text:p>26.7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float" office:value="26.76" calcext:value-type="float">
            <text:p>26.76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0940" calcext:value-type="float">
            <text:p>10940</text:p>
          </table:table-cell>
          <table:table-cell office:value-type="float" office:value="26.76" calcext:value-type="float">
            <text:p>26.76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26.76" calcext:value-type="float">
            <text:p>26.76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float" office:value="26.76" calcext:value-type="float">
            <text:p>26.76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26.76" calcext:value-type="float">
            <text:p>26.7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float" office:value="26.76" calcext:value-type="float">
            <text:p>26.76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0990" calcext:value-type="float">
            <text:p>10990</text:p>
          </table:table-cell>
          <table:table-cell office:value-type="float" office:value="26.76" calcext:value-type="float">
            <text:p>26.7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6.76" calcext:value-type="float">
            <text:p>26.76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26.76" calcext:value-type="float">
            <text:p>26.76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26.76" calcext:value-type="float">
            <text:p>26.7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float" office:value="26.76" calcext:value-type="float">
            <text:p>26.7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float" office:value="26.76" calcext:value-type="float">
            <text:p>26.7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26.86" calcext:value-type="float">
            <text:p>26.86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float" office:value="26.86" calcext:value-type="float">
            <text:p>26.86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float" office:value="26.76" calcext:value-type="float">
            <text:p>26.76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float" office:value="26.76" calcext:value-type="float">
            <text:p>26.76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float" office:value="26.86" calcext:value-type="float">
            <text:p>26.8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26.86" calcext:value-type="float">
            <text:p>26.8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6.86" calcext:value-type="float">
            <text:p>26.8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26.86" calcext:value-type="float">
            <text:p>26.8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float" office:value="26.76" calcext:value-type="float">
            <text:p>26.76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26.76" calcext:value-type="float">
            <text:p>26.7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1260" calcext:value-type="float">
            <text:p>11260</text:p>
          </table:table-cell>
          <table:table-cell office:value-type="float" office:value="26.76" calcext:value-type="float">
            <text:p>26.7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float" office:value="26.86" calcext:value-type="float">
            <text:p>26.8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float" office:value="26.76" calcext:value-type="float">
            <text:p>26.7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float" office:value="26.76" calcext:value-type="float">
            <text:p>26.7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26.76" calcext:value-type="float">
            <text:p>26.76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26.76" calcext:value-type="float">
            <text:p>26.76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1320" calcext:value-type="float">
            <text:p>11320</text:p>
          </table:table-cell>
          <table:table-cell office:value-type="float" office:value="26.76" calcext:value-type="float">
            <text:p>26.76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26.76" calcext:value-type="float">
            <text:p>26.76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26.76" calcext:value-type="float">
            <text:p>26.76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float" office:value="26.76" calcext:value-type="float">
            <text:p>26.76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float" office:value="26.76" calcext:value-type="float">
            <text:p>26.76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390" calcext:value-type="float">
            <text:p>11390</text:p>
          </table:table-cell>
          <table:table-cell office:value-type="float" office:value="26.76" calcext:value-type="float">
            <text:p>26.76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6.86" calcext:value-type="float">
            <text:p>26.86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26.86" calcext:value-type="float">
            <text:p>26.8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26.86" calcext:value-type="float">
            <text:p>26.86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float" office:value="26.86" calcext:value-type="float">
            <text:p>26.86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480" calcext:value-type="float">
            <text:p>11480</text:p>
          </table:table-cell>
          <table:table-cell office:value-type="float" office:value="27.07" calcext:value-type="float">
            <text:p>27.07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float" office:value="27.07" calcext:value-type="float">
            <text:p>27.07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1530" calcext:value-type="float">
            <text:p>11530</text:p>
          </table:table-cell>
          <table:table-cell office:value-type="float" office:value="27.07" calcext:value-type="float">
            <text:p>27.0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27.07" calcext:value-type="float">
            <text:p>27.07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float" office:value="27.07" calcext:value-type="float">
            <text:p>27.07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float" office:value="27.07" calcext:value-type="float">
            <text:p>27.0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float" office:value="26.97" calcext:value-type="float">
            <text:p>26.97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590" calcext:value-type="float">
            <text:p>11590</text:p>
          </table:table-cell>
          <table:table-cell office:value-type="float" office:value="26.97" calcext:value-type="float">
            <text:p>26.97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6.86" calcext:value-type="float">
            <text:p>26.8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float" office:value="26.86" calcext:value-type="float">
            <text:p>26.86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1620" calcext:value-type="float">
            <text:p>11620</text:p>
          </table:table-cell>
          <table:table-cell office:value-type="float" office:value="26.86" calcext:value-type="float">
            <text:p>26.86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float" office:value="26.86" calcext:value-type="float">
            <text:p>26.86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1640" calcext:value-type="float">
            <text:p>11640</text:p>
          </table:table-cell>
          <table:table-cell office:value-type="float" office:value="26.86" calcext:value-type="float">
            <text:p>26.86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float" office:value="26.86" calcext:value-type="float">
            <text:p>26.8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26.97" calcext:value-type="float">
            <text:p>26.97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670" calcext:value-type="float">
            <text:p>11670</text:p>
          </table:table-cell>
          <table:table-cell office:value-type="float" office:value="26.86" calcext:value-type="float">
            <text:p>26.8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680" calcext:value-type="float">
            <text:p>11680</text:p>
          </table:table-cell>
          <table:table-cell office:value-type="float" office:value="26.86" calcext:value-type="float">
            <text:p>26.8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690" calcext:value-type="float">
            <text:p>11690</text:p>
          </table:table-cell>
          <table:table-cell office:value-type="float" office:value="26.86" calcext:value-type="float">
            <text:p>26.86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6.86" calcext:value-type="float">
            <text:p>26.86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26.76" calcext:value-type="float">
            <text:p>26.76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1730" calcext:value-type="float">
            <text:p>1173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740" calcext:value-type="float">
            <text:p>1174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770" calcext:value-type="float">
            <text:p>117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6.76" calcext:value-type="float">
            <text:p>26.7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810" calcext:value-type="float">
            <text:p>118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830" calcext:value-type="float">
            <text:p>118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1840" calcext:value-type="float">
            <text:p>118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850" calcext:value-type="float">
            <text:p>118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860" calcext:value-type="float">
            <text:p>118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870" calcext:value-type="float">
            <text:p>118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26.76" calcext:value-type="float">
            <text:p>26.7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890" calcext:value-type="float">
            <text:p>11890</text:p>
          </table:table-cell>
          <table:table-cell office:value-type="float" office:value="26.76" calcext:value-type="float">
            <text:p>26.76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1940" calcext:value-type="float">
            <text:p>11940</text:p>
          </table:table-cell>
          <table:table-cell office:value-type="float" office:value="26.76" calcext:value-type="float">
            <text:p>26.76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950" calcext:value-type="float">
            <text:p>11950</text:p>
          </table:table-cell>
          <table:table-cell office:value-type="float" office:value="26.76" calcext:value-type="float">
            <text:p>26.76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26.86" calcext:value-type="float">
            <text:p>26.86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1970" calcext:value-type="float">
            <text:p>119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1990" calcext:value-type="float">
            <text:p>119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030" calcext:value-type="float">
            <text:p>120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050" calcext:value-type="float">
            <text:p>120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060" calcext:value-type="float">
            <text:p>120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2070" calcext:value-type="float">
            <text:p>120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2080" calcext:value-type="float">
            <text:p>12080</text:p>
          </table:table-cell>
          <table:table-cell office:value-type="float" office:value="26.76" calcext:value-type="float">
            <text:p>26.76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090" calcext:value-type="float">
            <text:p>12090</text:p>
          </table:table-cell>
          <table:table-cell office:value-type="float" office:value="26.76" calcext:value-type="float">
            <text:p>26.76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6.86" calcext:value-type="float">
            <text:p>26.86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26.86" calcext:value-type="float">
            <text:p>26.86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26.97" calcext:value-type="float">
            <text:p>26.9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26.86" calcext:value-type="float">
            <text:p>26.86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26.76" calcext:value-type="float">
            <text:p>26.76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170" calcext:value-type="float">
            <text:p>12170</text:p>
          </table:table-cell>
          <table:table-cell office:value-type="float" office:value="26.76" calcext:value-type="float">
            <text:p>26.76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180" calcext:value-type="float">
            <text:p>12180</text:p>
          </table:table-cell>
          <table:table-cell office:value-type="float" office:value="26.76" calcext:value-type="float">
            <text:p>26.7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230" calcext:value-type="float">
            <text:p>122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270" calcext:value-type="float">
            <text:p>122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2290" calcext:value-type="float">
            <text:p>122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330" calcext:value-type="float">
            <text:p>123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340" calcext:value-type="float">
            <text:p>123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350" calcext:value-type="float">
            <text:p>1235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26.65" calcext:value-type="float">
            <text:p>26.65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2390" calcext:value-type="float">
            <text:p>12390</text:p>
          </table:table-cell>
          <table:table-cell office:value-type="float" office:value="26.65" calcext:value-type="float">
            <text:p>26.65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float" office:value="26.65" calcext:value-type="float">
            <text:p>26.65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float" office:value="26.65" calcext:value-type="float">
            <text:p>26.6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450" calcext:value-type="float">
            <text:p>1245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520" calcext:value-type="float">
            <text:p>1252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550" calcext:value-type="float">
            <text:p>1255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560" calcext:value-type="float">
            <text:p>1256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570" calcext:value-type="float">
            <text:p>1257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580" calcext:value-type="float">
            <text:p>12580</text:p>
          </table:table-cell>
          <table:table-cell office:value-type="float" office:value="26.55" calcext:value-type="float">
            <text:p>26.5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2590" calcext:value-type="float">
            <text:p>1259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620" calcext:value-type="float">
            <text:p>1262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650" calcext:value-type="float">
            <text:p>1265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660" calcext:value-type="float">
            <text:p>1266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670" calcext:value-type="float">
            <text:p>1267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26.55" calcext:value-type="float">
            <text:p>26.55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2690" calcext:value-type="float">
            <text:p>1269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740" calcext:value-type="float">
            <text:p>1274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2750" calcext:value-type="float">
            <text:p>1275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760" calcext:value-type="float">
            <text:p>1276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770" calcext:value-type="float">
            <text:p>12770</text:p>
          </table:table-cell>
          <table:table-cell office:value-type="float" office:value="26.45" calcext:value-type="float">
            <text:p>26.4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790" calcext:value-type="float">
            <text:p>12790</text:p>
          </table:table-cell>
          <table:table-cell office:value-type="float" office:value="26.55" calcext:value-type="float">
            <text:p>26.5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2810" calcext:value-type="float">
            <text:p>12810</text:p>
          </table:table-cell>
          <table:table-cell office:value-type="float" office:value="26.45" calcext:value-type="float">
            <text:p>26.4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2830" calcext:value-type="float">
            <text:p>1283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2860" calcext:value-type="float">
            <text:p>1286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2870" calcext:value-type="float">
            <text:p>1287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26.55" calcext:value-type="float">
            <text:p>26.5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float" office:value="26.55" calcext:value-type="float">
            <text:p>26.55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2920" calcext:value-type="float">
            <text:p>12920</text:p>
          </table:table-cell>
          <table:table-cell office:value-type="float" office:value="26.55" calcext:value-type="float">
            <text:p>26.55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2930" calcext:value-type="float">
            <text:p>12930</text:p>
          </table:table-cell>
          <table:table-cell office:value-type="float" office:value="26.55" calcext:value-type="float">
            <text:p>26.5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2940" calcext:value-type="float">
            <text:p>12940</text:p>
          </table:table-cell>
          <table:table-cell office:value-type="float" office:value="26.55" calcext:value-type="float">
            <text:p>26.5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26.55" calcext:value-type="float">
            <text:p>26.5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26.55" calcext:value-type="float">
            <text:p>26.5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26.55" calcext:value-type="float">
            <text:p>26.55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2980" calcext:value-type="float">
            <text:p>12980</text:p>
          </table:table-cell>
          <table:table-cell office:value-type="float" office:value="26.55" calcext:value-type="float">
            <text:p>26.5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2990" calcext:value-type="float">
            <text:p>12990</text:p>
          </table:table-cell>
          <table:table-cell office:value-type="float" office:value="26.55" calcext:value-type="float">
            <text:p>26.5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6.55" calcext:value-type="float">
            <text:p>26.55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26.55" calcext:value-type="float">
            <text:p>26.5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float" office:value="26.45" calcext:value-type="float">
            <text:p>26.45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3050" calcext:value-type="float">
            <text:p>1305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float" office:value="26.45" calcext:value-type="float">
            <text:p>26.45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float" office:value="26.45" calcext:value-type="float">
            <text:p>26.45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float" office:value="26.45" calcext:value-type="float">
            <text:p>26.45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180" calcext:value-type="float">
            <text:p>1318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190" calcext:value-type="float">
            <text:p>1319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220" calcext:value-type="float">
            <text:p>1322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3230" calcext:value-type="float">
            <text:p>1323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3240" calcext:value-type="float">
            <text:p>1324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3280" calcext:value-type="float">
            <text:p>1328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3290" calcext:value-type="float">
            <text:p>1329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26.45" calcext:value-type="float">
            <text:p>26.45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26.45" calcext:value-type="float">
            <text:p>26.4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3320" calcext:value-type="float">
            <text:p>13320</text:p>
          </table:table-cell>
          <table:table-cell office:value-type="float" office:value="26.45" calcext:value-type="float">
            <text:p>26.45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3330" calcext:value-type="float">
            <text:p>13330</text:p>
          </table:table-cell>
          <table:table-cell office:value-type="float" office:value="26.45" calcext:value-type="float">
            <text:p>26.45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3340" calcext:value-type="float">
            <text:p>13340</text:p>
          </table:table-cell>
          <table:table-cell office:value-type="float" office:value="26.45" calcext:value-type="float">
            <text:p>26.45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3350" calcext:value-type="float">
            <text:p>13350</text:p>
          </table:table-cell>
          <table:table-cell office:value-type="float" office:value="26.45" calcext:value-type="float">
            <text:p>26.45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3360" calcext:value-type="float">
            <text:p>13360</text:p>
          </table:table-cell>
          <table:table-cell office:value-type="float" office:value="26.45" calcext:value-type="float">
            <text:p>26.45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3370" calcext:value-type="float">
            <text:p>1337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390" calcext:value-type="float">
            <text:p>1339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420" calcext:value-type="float">
            <text:p>1342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450" calcext:value-type="float">
            <text:p>1345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460" calcext:value-type="float">
            <text:p>1346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470" calcext:value-type="float">
            <text:p>13470</text:p>
          </table:table-cell>
          <table:table-cell office:value-type="float" office:value="26.45" calcext:value-type="float">
            <text:p>26.4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3480" calcext:value-type="float">
            <text:p>13480</text:p>
          </table:table-cell>
          <table:table-cell office:value-type="float" office:value="26.45" calcext:value-type="float">
            <text:p>26.45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float" office:value="26.45" calcext:value-type="float">
            <text:p>26.45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6.45" calcext:value-type="float">
            <text:p>26.45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3510" calcext:value-type="float">
            <text:p>13510</text:p>
          </table:table-cell>
          <table:table-cell office:value-type="float" office:value="26.45" calcext:value-type="float">
            <text:p>26.4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26.34" calcext:value-type="float">
            <text:p>26.3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3530" calcext:value-type="float">
            <text:p>13530</text:p>
          </table:table-cell>
          <table:table-cell office:value-type="float" office:value="26.45" calcext:value-type="float">
            <text:p>26.45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540" calcext:value-type="float">
            <text:p>13540</text:p>
          </table:table-cell>
          <table:table-cell office:value-type="float" office:value="26.45" calcext:value-type="float">
            <text:p>26.45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3550" calcext:value-type="float">
            <text:p>1355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3570" calcext:value-type="float">
            <text:p>13570</text:p>
          </table:table-cell>
          <table:table-cell office:value-type="float" office:value="26.45" calcext:value-type="float">
            <text:p>26.4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float" office:value="26.45" calcext:value-type="float">
            <text:p>26.4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3590" calcext:value-type="float">
            <text:p>13590</text:p>
          </table:table-cell>
          <table:table-cell office:value-type="float" office:value="26.45" calcext:value-type="float">
            <text:p>26.45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630" calcext:value-type="float">
            <text:p>1363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640" calcext:value-type="float">
            <text:p>1364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680" calcext:value-type="float">
            <text:p>1368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3690" calcext:value-type="float">
            <text:p>1369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3730" calcext:value-type="float">
            <text:p>1373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3740" calcext:value-type="float">
            <text:p>1374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770" calcext:value-type="float">
            <text:p>1377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790" calcext:value-type="float">
            <text:p>1379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3820" calcext:value-type="float">
            <text:p>1382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830" calcext:value-type="float">
            <text:p>1383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870" calcext:value-type="float">
            <text:p>1387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3930" calcext:value-type="float">
            <text:p>1393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float" office:value="26.34" calcext:value-type="float">
            <text:p>26.3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float" office:value="26.34" calcext:value-type="float">
            <text:p>26.3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float" office:value="26.34" calcext:value-type="float">
            <text:p>26.3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3990" calcext:value-type="float">
            <text:p>13990</text:p>
          </table:table-cell>
          <table:table-cell office:value-type="float" office:value="26.34" calcext:value-type="float">
            <text:p>26.3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6.34" calcext:value-type="float">
            <text:p>26.34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float" office:value="26.34" calcext:value-type="float">
            <text:p>26.34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26.34" calcext:value-type="float">
            <text:p>26.34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float" office:value="26.34" calcext:value-type="float">
            <text:p>26.34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float" office:value="26.34" calcext:value-type="float">
            <text:p>26.3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4050" calcext:value-type="float">
            <text:p>14050</text:p>
          </table:table-cell>
          <table:table-cell office:value-type="float" office:value="26.34" calcext:value-type="float">
            <text:p>26.3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4090" calcext:value-type="float">
            <text:p>1409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170" calcext:value-type="float">
            <text:p>1417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180" calcext:value-type="float">
            <text:p>1418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190" calcext:value-type="float">
            <text:p>1419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float" office:value="26.34" calcext:value-type="float">
            <text:p>26.34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4230" calcext:value-type="float">
            <text:p>1423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240" calcext:value-type="float">
            <text:p>14240</text:p>
          </table:table-cell>
          <table:table-cell office:value-type="float" office:value="26.34" calcext:value-type="float">
            <text:p>26.34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290" calcext:value-type="float">
            <text:p>1429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330" calcext:value-type="float">
            <text:p>1433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340" calcext:value-type="float">
            <text:p>143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390" calcext:value-type="float">
            <text:p>1439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420" calcext:value-type="float">
            <text:p>144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430" calcext:value-type="float">
            <text:p>1443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440" calcext:value-type="float">
            <text:p>144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450" calcext:value-type="float">
            <text:p>144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460" calcext:value-type="float">
            <text:p>144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530" calcext:value-type="float">
            <text:p>1453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540" calcext:value-type="float">
            <text:p>1454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550" calcext:value-type="float">
            <text:p>1455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580" calcext:value-type="float">
            <text:p>1458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590" calcext:value-type="float">
            <text:p>14590</text:p>
          </table:table-cell>
          <table:table-cell office:value-type="float" office:value="26.34" calcext:value-type="float">
            <text:p>26.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4620" calcext:value-type="float">
            <text:p>1462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float" office:value="26.34" calcext:value-type="float">
            <text:p>26.3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4660" calcext:value-type="float">
            <text:p>14660</text:p>
          </table:table-cell>
          <table:table-cell office:value-type="float" office:value="26.24" calcext:value-type="float">
            <text:p>26.2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670" calcext:value-type="float">
            <text:p>1467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4680" calcext:value-type="float">
            <text:p>14680</text:p>
          </table:table-cell>
          <table:table-cell office:value-type="float" office:value="26.24" calcext:value-type="float">
            <text:p>26.2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4690" calcext:value-type="float">
            <text:p>1469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780" calcext:value-type="float">
            <text:p>1478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790" calcext:value-type="float">
            <text:p>1479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4870" calcext:value-type="float">
            <text:p>1487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970" calcext:value-type="float">
            <text:p>1497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4990" calcext:value-type="float">
            <text:p>1499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float" office:value="26.45" calcext:value-type="float">
            <text:p>26.45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float" office:value="26.34" calcext:value-type="float">
            <text:p>26.3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26.34" calcext:value-type="float">
            <text:p>26.3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130" calcext:value-type="float">
            <text:p>1513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150" calcext:value-type="float">
            <text:p>151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190" calcext:value-type="float">
            <text:p>1519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220" calcext:value-type="float">
            <text:p>152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260" calcext:value-type="float">
            <text:p>1526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5270" calcext:value-type="float">
            <text:p>1527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5280" calcext:value-type="float">
            <text:p>1528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290" calcext:value-type="float">
            <text:p>1529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5330" calcext:value-type="float">
            <text:p>1533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5370" calcext:value-type="float">
            <text:p>15370</text:p>
          </table:table-cell>
          <table:table-cell office:value-type="float" office:value="26.24" calcext:value-type="float">
            <text:p>26.24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5390" calcext:value-type="float">
            <text:p>1539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5410" calcext:value-type="float">
            <text:p>154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5460" calcext:value-type="float">
            <text:p>15460</text:p>
          </table:table-cell>
          <table:table-cell office:value-type="float" office:value="26.24" calcext:value-type="float">
            <text:p>26.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5470" calcext:value-type="float">
            <text:p>1547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490" calcext:value-type="float">
            <text:p>1549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530" calcext:value-type="float">
            <text:p>15530</text:p>
          </table:table-cell>
          <table:table-cell office:value-type="float" office:value="26.24" calcext:value-type="float">
            <text:p>26.24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5540" calcext:value-type="float">
            <text:p>155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float" office:value="26.24" calcext:value-type="float">
            <text:p>26.2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5590" calcext:value-type="float">
            <text:p>1559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630" calcext:value-type="float">
            <text:p>1563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640" calcext:value-type="float">
            <text:p>15640</text:p>
          </table:table-cell>
          <table:table-cell office:value-type="float" office:value="26.24" calcext:value-type="float">
            <text:p>26.24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650" calcext:value-type="float">
            <text:p>15650</text:p>
          </table:table-cell>
          <table:table-cell office:value-type="float" office:value="26.24" calcext:value-type="float">
            <text:p>26.2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5660" calcext:value-type="float">
            <text:p>15660</text:p>
          </table:table-cell>
          <table:table-cell office:value-type="float" office:value="26.24" calcext:value-type="float">
            <text:p>26.2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float" office:value="26.24" calcext:value-type="float">
            <text:p>26.2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5680" calcext:value-type="float">
            <text:p>1568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office:value-type="float" office:value="26.24" calcext:value-type="float">
            <text:p>26.24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5770" calcext:value-type="float">
            <text:p>15770</text:p>
          </table:table-cell>
          <table:table-cell office:value-type="float" office:value="26.24" calcext:value-type="float">
            <text:p>26.2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5780" calcext:value-type="float">
            <text:p>15780</text:p>
          </table:table-cell>
          <table:table-cell office:value-type="float" office:value="26.24" calcext:value-type="float">
            <text:p>26.2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5790" calcext:value-type="float">
            <text:p>15790</text:p>
          </table:table-cell>
          <table:table-cell office:value-type="float" office:value="26.24" calcext:value-type="float">
            <text:p>26.2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26.24" calcext:value-type="float">
            <text:p>26.2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26.24" calcext:value-type="float">
            <text:p>26.2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float" office:value="26.24" calcext:value-type="float">
            <text:p>26.2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5830" calcext:value-type="float">
            <text:p>1583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5840" calcext:value-type="float">
            <text:p>1584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26.24" calcext:value-type="float">
            <text:p>26.2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5860" calcext:value-type="float">
            <text:p>1586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5870" calcext:value-type="float">
            <text:p>1587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5880" calcext:value-type="float">
            <text:p>1588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5890" calcext:value-type="float">
            <text:p>1589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5910" calcext:value-type="float">
            <text:p>1591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5930" calcext:value-type="float">
            <text:p>1593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5940" calcext:value-type="float">
            <text:p>1594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5950" calcext:value-type="float">
            <text:p>15950</text:p>
          </table:table-cell>
          <table:table-cell office:value-type="float" office:value="26.24" calcext:value-type="float">
            <text:p>26.2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5970" calcext:value-type="float">
            <text:p>1597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5980" calcext:value-type="float">
            <text:p>1598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030" calcext:value-type="float">
            <text:p>1603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040" calcext:value-type="float">
            <text:p>1604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060" calcext:value-type="float">
            <text:p>1606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070" calcext:value-type="float">
            <text:p>1607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080" calcext:value-type="float">
            <text:p>1608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090" calcext:value-type="float">
            <text:p>1609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130" calcext:value-type="float">
            <text:p>1613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150" calcext:value-type="float">
            <text:p>1615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160" calcext:value-type="float">
            <text:p>1616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170" calcext:value-type="float">
            <text:p>1617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190" calcext:value-type="float">
            <text:p>16190</text:p>
          </table:table-cell>
          <table:table-cell office:value-type="float" office:value="26.24" calcext:value-type="float">
            <text:p>26.2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26.24" calcext:value-type="float">
            <text:p>26.2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220" calcext:value-type="float">
            <text:p>1622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240" calcext:value-type="float">
            <text:p>162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250" calcext:value-type="float">
            <text:p>162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270" calcext:value-type="float">
            <text:p>162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280" calcext:value-type="float">
            <text:p>1628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290" calcext:value-type="float">
            <text:p>1629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310" calcext:value-type="float">
            <text:p>1631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320" calcext:value-type="float">
            <text:p>1632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330" calcext:value-type="float">
            <text:p>1633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340" calcext:value-type="float">
            <text:p>163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390" calcext:value-type="float">
            <text:p>1639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410" calcext:value-type="float">
            <text:p>1641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420" calcext:value-type="float">
            <text:p>1642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430" calcext:value-type="float">
            <text:p>164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440" calcext:value-type="float">
            <text:p>164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450" calcext:value-type="float">
            <text:p>164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460" calcext:value-type="float">
            <text:p>1646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470" calcext:value-type="float">
            <text:p>164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480" calcext:value-type="float">
            <text:p>1648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490" calcext:value-type="float">
            <text:p>1649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510" calcext:value-type="float">
            <text:p>16510</text:p>
          </table:table-cell>
          <table:table-cell office:value-type="float" office:value="26.13" calcext:value-type="float">
            <text:p>26.1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530" calcext:value-type="float">
            <text:p>165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540" calcext:value-type="float">
            <text:p>165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550" calcext:value-type="float">
            <text:p>165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570" calcext:value-type="float">
            <text:p>165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580" calcext:value-type="float">
            <text:p>1658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590" calcext:value-type="float">
            <text:p>16590</text:p>
          </table:table-cell>
          <table:table-cell office:value-type="float" office:value="26.24" calcext:value-type="float">
            <text:p>26.24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620" calcext:value-type="float">
            <text:p>16620</text:p>
          </table:table-cell>
          <table:table-cell office:value-type="float" office:value="26.24" calcext:value-type="float">
            <text:p>26.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630" calcext:value-type="float">
            <text:p>166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650" calcext:value-type="float">
            <text:p>166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660" calcext:value-type="float">
            <text:p>1666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670" calcext:value-type="float">
            <text:p>166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690" calcext:value-type="float">
            <text:p>1669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710" calcext:value-type="float">
            <text:p>1671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730" calcext:value-type="float">
            <text:p>167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740" calcext:value-type="float">
            <text:p>167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750" calcext:value-type="float">
            <text:p>167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760" calcext:value-type="float">
            <text:p>16760</text:p>
          </table:table-cell>
          <table:table-cell office:value-type="float" office:value="26.13" calcext:value-type="float">
            <text:p>26.1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6770" calcext:value-type="float">
            <text:p>167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float" office:value="26.13" calcext:value-type="float">
            <text:p>26.1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6790" calcext:value-type="float">
            <text:p>16790</text:p>
          </table:table-cell>
          <table:table-cell office:value-type="float" office:value="26.13" calcext:value-type="float">
            <text:p>26.1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6.13" calcext:value-type="float">
            <text:p>26.1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26.13" calcext:value-type="float">
            <text:p>26.1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6820" calcext:value-type="float">
            <text:p>1682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830" calcext:value-type="float">
            <text:p>168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6840" calcext:value-type="float">
            <text:p>168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850" calcext:value-type="float">
            <text:p>168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870" calcext:value-type="float">
            <text:p>168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880" calcext:value-type="float">
            <text:p>1688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890" calcext:value-type="float">
            <text:p>1689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6910" calcext:value-type="float">
            <text:p>1691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6930" calcext:value-type="float">
            <text:p>169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6940" calcext:value-type="float">
            <text:p>169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6950" calcext:value-type="float">
            <text:p>169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26.13" calcext:value-type="float">
            <text:p>26.1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6970" calcext:value-type="float">
            <text:p>169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6980" calcext:value-type="float">
            <text:p>1698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6990" calcext:value-type="float">
            <text:p>1699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010" calcext:value-type="float">
            <text:p>17010</text:p>
          </table:table-cell>
          <table:table-cell office:value-type="float" office:value="26.13" calcext:value-type="float">
            <text:p>26.13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7020" calcext:value-type="float">
            <text:p>1702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030" calcext:value-type="float">
            <text:p>170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040" calcext:value-type="float">
            <text:p>170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050" calcext:value-type="float">
            <text:p>170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070" calcext:value-type="float">
            <text:p>170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090" calcext:value-type="float">
            <text:p>1709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120" calcext:value-type="float">
            <text:p>1712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130" calcext:value-type="float">
            <text:p>171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140" calcext:value-type="float">
            <text:p>171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150" calcext:value-type="float">
            <text:p>171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170" calcext:value-type="float">
            <text:p>17170</text:p>
          </table:table-cell>
          <table:table-cell office:value-type="float" office:value="26.13" calcext:value-type="float">
            <text:p>26.1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180" calcext:value-type="float">
            <text:p>171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190" calcext:value-type="float">
            <text:p>171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210" calcext:value-type="float">
            <text:p>172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220" calcext:value-type="float">
            <text:p>17220</text:p>
          </table:table-cell>
          <table:table-cell office:value-type="float" office:value="26.13" calcext:value-type="float">
            <text:p>26.1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230" calcext:value-type="float">
            <text:p>17230</text:p>
          </table:table-cell>
          <table:table-cell office:value-type="float" office:value="26.13" calcext:value-type="float">
            <text:p>26.1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240" calcext:value-type="float">
            <text:p>172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260" calcext:value-type="float">
            <text:p>172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310" calcext:value-type="float">
            <text:p>173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330" calcext:value-type="float">
            <text:p>173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340" calcext:value-type="float">
            <text:p>1734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26.13" calcext:value-type="float">
            <text:p>26.1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360" calcext:value-type="float">
            <text:p>173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370" calcext:value-type="float">
            <text:p>173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380" calcext:value-type="float">
            <text:p>17380</text:p>
          </table:table-cell>
          <table:table-cell office:value-type="float" office:value="26.03" calcext:value-type="float">
            <text:p>26.03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7390" calcext:value-type="float">
            <text:p>17390</text:p>
          </table:table-cell>
          <table:table-cell office:value-type="float" office:value="26.13" calcext:value-type="float">
            <text:p>26.13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6.13" calcext:value-type="float">
            <text:p>26.13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float" office:value="26.03" calcext:value-type="float">
            <text:p>26.03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7420" calcext:value-type="float">
            <text:p>17420</text:p>
          </table:table-cell>
          <table:table-cell office:value-type="float" office:value="26.03" calcext:value-type="float">
            <text:p>26.03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7430" calcext:value-type="float">
            <text:p>1743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7450" calcext:value-type="float">
            <text:p>1745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7460" calcext:value-type="float">
            <text:p>1746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7470" calcext:value-type="float">
            <text:p>1747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7480" calcext:value-type="float">
            <text:p>1748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490" calcext:value-type="float">
            <text:p>1749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520" calcext:value-type="float">
            <text:p>1752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530" calcext:value-type="float">
            <text:p>1753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float" office:value="26.13" calcext:value-type="float">
            <text:p>26.13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7580" calcext:value-type="float">
            <text:p>1758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26.03" calcext:value-type="float">
            <text:p>26.03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620" calcext:value-type="float">
            <text:p>1762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630" calcext:value-type="float">
            <text:p>1763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650" calcext:value-type="float">
            <text:p>1765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660" calcext:value-type="float">
            <text:p>1766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670" calcext:value-type="float">
            <text:p>1767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7690" calcext:value-type="float">
            <text:p>1769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25.93" calcext:value-type="float">
            <text:p>25.9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710" calcext:value-type="float">
            <text:p>17710</text:p>
          </table:table-cell>
          <table:table-cell office:value-type="float" office:value="25.93" calcext:value-type="float">
            <text:p>25.9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25.93" calcext:value-type="float">
            <text:p>25.9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730" calcext:value-type="float">
            <text:p>1773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float" office:value="26.03" calcext:value-type="float">
            <text:p>26.0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26.03" calcext:value-type="float">
            <text:p>26.03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7780" calcext:value-type="float">
            <text:p>17780</text:p>
          </table:table-cell>
          <table:table-cell office:value-type="float" office:value="26.03" calcext:value-type="float">
            <text:p>26.03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7790" calcext:value-type="float">
            <text:p>17790</text:p>
          </table:table-cell>
          <table:table-cell office:value-type="float" office:value="26.03" calcext:value-type="float">
            <text:p>26.03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6.03" calcext:value-type="float">
            <text:p>26.03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7810" calcext:value-type="float">
            <text:p>17810</text:p>
          </table:table-cell>
          <table:table-cell office:value-type="float" office:value="26.03" calcext:value-type="float">
            <text:p>26.03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7820" calcext:value-type="float">
            <text:p>17820</text:p>
          </table:table-cell>
          <table:table-cell office:value-type="float" office:value="26.03" calcext:value-type="float">
            <text:p>26.03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7830" calcext:value-type="float">
            <text:p>178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850" calcext:value-type="float">
            <text:p>178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860" calcext:value-type="float">
            <text:p>178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890" calcext:value-type="float">
            <text:p>178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930" calcext:value-type="float">
            <text:p>179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950" calcext:value-type="float">
            <text:p>179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970" calcext:value-type="float">
            <text:p>179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980" calcext:value-type="float">
            <text:p>179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990" calcext:value-type="float">
            <text:p>179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030" calcext:value-type="float">
            <text:p>180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8080" calcext:value-type="float">
            <text:p>180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8090" calcext:value-type="float">
            <text:p>180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8130" calcext:value-type="float">
            <text:p>181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150" calcext:value-type="float">
            <text:p>181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8170" calcext:value-type="float">
            <text:p>181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8180" calcext:value-type="float">
            <text:p>181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190" calcext:value-type="float">
            <text:p>181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220" calcext:value-type="float">
            <text:p>182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230" calcext:value-type="float">
            <text:p>182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250" calcext:value-type="float">
            <text:p>182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8290" calcext:value-type="float">
            <text:p>18290</text:p>
          </table:table-cell>
          <table:table-cell office:value-type="float" office:value="26.13" calcext:value-type="float">
            <text:p>26.1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320" calcext:value-type="float">
            <text:p>18320</text:p>
          </table:table-cell>
          <table:table-cell office:value-type="float" office:value="26.13" calcext:value-type="float">
            <text:p>26.1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340" calcext:value-type="float">
            <text:p>183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350" calcext:value-type="float">
            <text:p>183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360" calcext:value-type="float">
            <text:p>183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8370" calcext:value-type="float">
            <text:p>183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8390" calcext:value-type="float">
            <text:p>183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420" calcext:value-type="float">
            <text:p>184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8430" calcext:value-type="float">
            <text:p>184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440" calcext:value-type="float">
            <text:p>184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450" calcext:value-type="float">
            <text:p>184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470" calcext:value-type="float">
            <text:p>184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480" calcext:value-type="float">
            <text:p>184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490" calcext:value-type="float">
            <text:p>184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8510" calcext:value-type="float">
            <text:p>185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8530" calcext:value-type="float">
            <text:p>185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8540" calcext:value-type="float">
            <text:p>185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8550" calcext:value-type="float">
            <text:p>185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8560" calcext:value-type="float">
            <text:p>185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8570" calcext:value-type="float">
            <text:p>185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8590" calcext:value-type="float">
            <text:p>185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8620" calcext:value-type="float">
            <text:p>186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8630" calcext:value-type="float">
            <text:p>186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8640" calcext:value-type="float">
            <text:p>186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8650" calcext:value-type="float">
            <text:p>18650</text:p>
          </table:table-cell>
          <table:table-cell office:value-type="float" office:value="26.03" calcext:value-type="float">
            <text:p>26.03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8660" calcext:value-type="float">
            <text:p>186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670" calcext:value-type="float">
            <text:p>1867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680" calcext:value-type="float">
            <text:p>186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710" calcext:value-type="float">
            <text:p>187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8730" calcext:value-type="float">
            <text:p>1873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740" calcext:value-type="float">
            <text:p>1874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float" office:value="25.93" calcext:value-type="float">
            <text:p>25.9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760" calcext:value-type="float">
            <text:p>1876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770" calcext:value-type="float">
            <text:p>18770</text:p>
          </table:table-cell>
          <table:table-cell office:value-type="float" office:value="25.93" calcext:value-type="float">
            <text:p>25.9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780" calcext:value-type="float">
            <text:p>18780</text:p>
          </table:table-cell>
          <table:table-cell office:value-type="float" office:value="26.03" calcext:value-type="float">
            <text:p>26.03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8790" calcext:value-type="float">
            <text:p>18790</text:p>
          </table:table-cell>
          <table:table-cell office:value-type="float" office:value="25.93" calcext:value-type="float">
            <text:p>25.93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5.93" calcext:value-type="float">
            <text:p>25.9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26.03" calcext:value-type="float">
            <text:p>26.0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float" office:value="25.93" calcext:value-type="float">
            <text:p>25.93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8830" calcext:value-type="float">
            <text:p>18830</text:p>
          </table:table-cell>
          <table:table-cell office:value-type="float" office:value="25.93" calcext:value-type="float">
            <text:p>25.9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float" office:value="25.93" calcext:value-type="float">
            <text:p>25.9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850" calcext:value-type="float">
            <text:p>18850</text:p>
          </table:table-cell>
          <table:table-cell office:value-type="float" office:value="25.93" calcext:value-type="float">
            <text:p>25.9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25.93" calcext:value-type="float">
            <text:p>25.9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870" calcext:value-type="float">
            <text:p>18870</text:p>
          </table:table-cell>
          <table:table-cell office:value-type="float" office:value="25.93" calcext:value-type="float">
            <text:p>25.93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8890" calcext:value-type="float">
            <text:p>188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8920" calcext:value-type="float">
            <text:p>18920</text:p>
          </table:table-cell>
          <table:table-cell office:value-type="float" office:value="26.03" calcext:value-type="float">
            <text:p>26.0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8930" calcext:value-type="float">
            <text:p>1893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940" calcext:value-type="float">
            <text:p>1894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8950" calcext:value-type="float">
            <text:p>1895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8960" calcext:value-type="float">
            <text:p>1896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8970" calcext:value-type="float">
            <text:p>189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8980" calcext:value-type="float">
            <text:p>189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8990" calcext:value-type="float">
            <text:p>189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6.03" calcext:value-type="float">
            <text:p>26.0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9010" calcext:value-type="float">
            <text:p>19010</text:p>
          </table:table-cell>
          <table:table-cell office:value-type="float" office:value="26.03" calcext:value-type="float">
            <text:p>26.0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float" office:value="26.03" calcext:value-type="float">
            <text:p>26.0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9030" calcext:value-type="float">
            <text:p>1903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040" calcext:value-type="float">
            <text:p>19040</text:p>
          </table:table-cell>
          <table:table-cell office:value-type="float" office:value="26.03" calcext:value-type="float">
            <text:p>26.0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060" calcext:value-type="float">
            <text:p>190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070" calcext:value-type="float">
            <text:p>190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090" calcext:value-type="float">
            <text:p>190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120" calcext:value-type="float">
            <text:p>1912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130" calcext:value-type="float">
            <text:p>19130</text:p>
          </table:table-cell>
          <table:table-cell office:value-type="float" office:value="26.03" calcext:value-type="float">
            <text:p>26.0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140" calcext:value-type="float">
            <text:p>19140</text:p>
          </table:table-cell>
          <table:table-cell office:value-type="float" office:value="26.03" calcext:value-type="float">
            <text:p>26.0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150" calcext:value-type="float">
            <text:p>191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160" calcext:value-type="float">
            <text:p>191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9180" calcext:value-type="float">
            <text:p>1918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9190" calcext:value-type="float">
            <text:p>191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220" calcext:value-type="float">
            <text:p>1922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9230" calcext:value-type="float">
            <text:p>1923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250" calcext:value-type="float">
            <text:p>192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9260" calcext:value-type="float">
            <text:p>192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9270" calcext:value-type="float">
            <text:p>192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290" calcext:value-type="float">
            <text:p>192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9320" calcext:value-type="float">
            <text:p>1932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9330" calcext:value-type="float">
            <text:p>1933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9340" calcext:value-type="float">
            <text:p>193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350" calcext:value-type="float">
            <text:p>193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360" calcext:value-type="float">
            <text:p>193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370" calcext:value-type="float">
            <text:p>193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380" calcext:value-type="float">
            <text:p>193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390" calcext:value-type="float">
            <text:p>193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26.03" calcext:value-type="float">
            <text:p>26.0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430" calcext:value-type="float">
            <text:p>1943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440" calcext:value-type="float">
            <text:p>194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450" calcext:value-type="float">
            <text:p>194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460" calcext:value-type="float">
            <text:p>194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470" calcext:value-type="float">
            <text:p>194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480" calcext:value-type="float">
            <text:p>194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490" calcext:value-type="float">
            <text:p>194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10" calcext:value-type="float">
            <text:p>195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30" calcext:value-type="float">
            <text:p>1953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40" calcext:value-type="float">
            <text:p>195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9550" calcext:value-type="float">
            <text:p>195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60" calcext:value-type="float">
            <text:p>195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70" calcext:value-type="float">
            <text:p>195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9580" calcext:value-type="float">
            <text:p>195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590" calcext:value-type="float">
            <text:p>195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9610" calcext:value-type="float">
            <text:p>196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620" calcext:value-type="float">
            <text:p>1962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9630" calcext:value-type="float">
            <text:p>1963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9640" calcext:value-type="float">
            <text:p>196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650" calcext:value-type="float">
            <text:p>196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9660" calcext:value-type="float">
            <text:p>196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9670" calcext:value-type="float">
            <text:p>196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9680" calcext:value-type="float">
            <text:p>196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690" calcext:value-type="float">
            <text:p>196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730" calcext:value-type="float">
            <text:p>1973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740" calcext:value-type="float">
            <text:p>197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9770" calcext:value-type="float">
            <text:p>197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780" calcext:value-type="float">
            <text:p>197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790" calcext:value-type="float">
            <text:p>197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10" calcext:value-type="float">
            <text:p>198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20" calcext:value-type="float">
            <text:p>1982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30" calcext:value-type="float">
            <text:p>1983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40" calcext:value-type="float">
            <text:p>198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50" calcext:value-type="float">
            <text:p>198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60" calcext:value-type="float">
            <text:p>198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70" calcext:value-type="float">
            <text:p>198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80" calcext:value-type="float">
            <text:p>198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890" calcext:value-type="float">
            <text:p>198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910" calcext:value-type="float">
            <text:p>199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920" calcext:value-type="float">
            <text:p>19920</text:p>
          </table:table-cell>
          <table:table-cell office:value-type="float" office:value="25.82" calcext:value-type="float">
            <text:p>25.8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930" calcext:value-type="float">
            <text:p>19930</text:p>
          </table:table-cell>
          <table:table-cell office:value-type="float" office:value="25.82" calcext:value-type="float">
            <text:p>25.8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9940" calcext:value-type="float">
            <text:p>199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950" calcext:value-type="float">
            <text:p>199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9970" calcext:value-type="float">
            <text:p>199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9980" calcext:value-type="float">
            <text:p>1998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9990" calcext:value-type="float">
            <text:p>1999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float" office:value="25.93" calcext:value-type="float">
            <text:p>25.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float" office:value="26.03" calcext:value-type="float">
            <text:p>26.0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080" calcext:value-type="float">
            <text:p>20080</text:p>
          </table:table-cell>
          <table:table-cell office:value-type="float" office:value="26.03" calcext:value-type="float">
            <text:p>26.0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float" office:value="26.03" calcext:value-type="float">
            <text:p>26.0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float" office:value="25.93" calcext:value-type="float">
            <text:p>25.9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float" office:value="25.93" calcext:value-type="float">
            <text:p>25.93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float" office:value="25.82" calcext:value-type="float">
            <text:p>25.8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float" office:value="25.82" calcext:value-type="float">
            <text:p>25.8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25.82" calcext:value-type="float">
            <text:p>25.8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0290" calcext:value-type="float">
            <text:p>20290</text:p>
          </table:table-cell>
          <table:table-cell office:value-type="float" office:value="25.82" calcext:value-type="float">
            <text:p>25.8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float" office:value="25.82" calcext:value-type="float">
            <text:p>25.8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float" office:value="25.82" calcext:value-type="float">
            <text:p>25.8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float" office:value="25.82" calcext:value-type="float">
            <text:p>25.8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float" office:value="25.82" calcext:value-type="float">
            <text:p>25.8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float" office:value="25.82" calcext:value-type="float">
            <text:p>25.8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float" office:value="25.82" calcext:value-type="float">
            <text:p>25.8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float" office:value="25.82" calcext:value-type="float">
            <text:p>25.8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float" office:value="25.82" calcext:value-type="float">
            <text:p>25.8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float" office:value="25.82" calcext:value-type="float">
            <text:p>25.8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25.82" calcext:value-type="float">
            <text:p>25.8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float" office:value="25.82" calcext:value-type="float">
            <text:p>25.8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25.82" calcext:value-type="float">
            <text:p>25.8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0430" calcext:value-type="float">
            <text:p>20430</text:p>
          </table:table-cell>
          <table:table-cell office:value-type="float" office:value="25.82" calcext:value-type="float">
            <text:p>25.8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440" calcext:value-type="float">
            <text:p>20440</text:p>
          </table:table-cell>
          <table:table-cell office:value-type="float" office:value="25.82" calcext:value-type="float">
            <text:p>25.8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0450" calcext:value-type="float">
            <text:p>20450</text:p>
          </table:table-cell>
          <table:table-cell office:value-type="float" office:value="25.82" calcext:value-type="float">
            <text:p>25.8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0470" calcext:value-type="float">
            <text:p>20470</text:p>
          </table:table-cell>
          <table:table-cell office:value-type="float" office:value="25.82" calcext:value-type="float">
            <text:p>25.8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25.82" calcext:value-type="float">
            <text:p>25.8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0490" calcext:value-type="float">
            <text:p>20490</text:p>
          </table:table-cell>
          <table:table-cell office:value-type="float" office:value="25.82" calcext:value-type="float">
            <text:p>25.8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0530" calcext:value-type="float">
            <text:p>205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0540" calcext:value-type="float">
            <text:p>205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0550" calcext:value-type="float">
            <text:p>205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0560" calcext:value-type="float">
            <text:p>205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0590" calcext:value-type="float">
            <text:p>205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0610" calcext:value-type="float">
            <text:p>206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620" calcext:value-type="float">
            <text:p>206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630" calcext:value-type="float">
            <text:p>206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650" calcext:value-type="float">
            <text:p>206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0660" calcext:value-type="float">
            <text:p>206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670" calcext:value-type="float">
            <text:p>206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680" calcext:value-type="float">
            <text:p>206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690" calcext:value-type="float">
            <text:p>206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710" calcext:value-type="float">
            <text:p>207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720" calcext:value-type="float">
            <text:p>207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730" calcext:value-type="float">
            <text:p>207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740" calcext:value-type="float">
            <text:p>207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0750" calcext:value-type="float">
            <text:p>207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760" calcext:value-type="float">
            <text:p>207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770" calcext:value-type="float">
            <text:p>207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780" calcext:value-type="float">
            <text:p>207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790" calcext:value-type="float">
            <text:p>207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820" calcext:value-type="float">
            <text:p>208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830" calcext:value-type="float">
            <text:p>208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850" calcext:value-type="float">
            <text:p>208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870" calcext:value-type="float">
            <text:p>208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890" calcext:value-type="float">
            <text:p>208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910" calcext:value-type="float">
            <text:p>209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930" calcext:value-type="float">
            <text:p>209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0950" calcext:value-type="float">
            <text:p>209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960" calcext:value-type="float">
            <text:p>209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970" calcext:value-type="float">
            <text:p>209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0980" calcext:value-type="float">
            <text:p>209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0990" calcext:value-type="float">
            <text:p>209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1030" calcext:value-type="float">
            <text:p>210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050" calcext:value-type="float">
            <text:p>210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070" calcext:value-type="float">
            <text:p>210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080" calcext:value-type="float">
            <text:p>210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090" calcext:value-type="float">
            <text:p>210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1130" calcext:value-type="float">
            <text:p>211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170" calcext:value-type="float">
            <text:p>211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190" calcext:value-type="float">
            <text:p>211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1230" calcext:value-type="float">
            <text:p>212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1260" calcext:value-type="float">
            <text:p>212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1270" calcext:value-type="float">
            <text:p>212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280" calcext:value-type="float">
            <text:p>212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290" calcext:value-type="float">
            <text:p>212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310" calcext:value-type="float">
            <text:p>213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320" calcext:value-type="float">
            <text:p>213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330" calcext:value-type="float">
            <text:p>213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340" calcext:value-type="float">
            <text:p>213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350" calcext:value-type="float">
            <text:p>213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360" calcext:value-type="float">
            <text:p>213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370" calcext:value-type="float">
            <text:p>213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390" calcext:value-type="float">
            <text:p>213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410" calcext:value-type="float">
            <text:p>214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420" calcext:value-type="float">
            <text:p>214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1440" calcext:value-type="float">
            <text:p>214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1460" calcext:value-type="float">
            <text:p>214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1470" calcext:value-type="float">
            <text:p>214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1480" calcext:value-type="float">
            <text:p>214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490" calcext:value-type="float">
            <text:p>214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510" calcext:value-type="float">
            <text:p>215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520" calcext:value-type="float">
            <text:p>215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530" calcext:value-type="float">
            <text:p>215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float" office:value="25.62" calcext:value-type="float">
            <text:p>25.6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550" calcext:value-type="float">
            <text:p>21550</text:p>
          </table:table-cell>
          <table:table-cell office:value-type="float" office:value="25.62" calcext:value-type="float">
            <text:p>25.6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560" calcext:value-type="float">
            <text:p>215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21570" calcext:value-type="float">
            <text:p>21570</text:p>
          </table:table-cell>
          <table:table-cell office:value-type="float" office:value="25.62" calcext:value-type="float">
            <text:p>25.6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580" calcext:value-type="float">
            <text:p>21580</text:p>
          </table:table-cell>
          <table:table-cell office:value-type="float" office:value="25.62" calcext:value-type="float">
            <text:p>25.6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590" calcext:value-type="float">
            <text:p>21590</text:p>
          </table:table-cell>
          <table:table-cell office:value-type="float" office:value="25.62" calcext:value-type="float">
            <text:p>25.6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25.62" calcext:value-type="float">
            <text:p>25.6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620" calcext:value-type="float">
            <text:p>216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630" calcext:value-type="float">
            <text:p>216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640" calcext:value-type="float">
            <text:p>216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650" calcext:value-type="float">
            <text:p>216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660" calcext:value-type="float">
            <text:p>216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670" calcext:value-type="float">
            <text:p>216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680" calcext:value-type="float">
            <text:p>216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690" calcext:value-type="float">
            <text:p>216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710" calcext:value-type="float">
            <text:p>217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730" calcext:value-type="float">
            <text:p>217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740" calcext:value-type="float">
            <text:p>2174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1750" calcext:value-type="float">
            <text:p>217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 office:value-type="float" office:value="25.62" calcext:value-type="float">
            <text:p>25.6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1770" calcext:value-type="float">
            <text:p>21770</text:p>
          </table:table-cell>
          <table:table-cell office:value-type="float" office:value="25.72" calcext:value-type="float">
            <text:p>25.7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1790" calcext:value-type="float">
            <text:p>217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25.72" calcext:value-type="float">
            <text:p>25.7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1810" calcext:value-type="float">
            <text:p>21810</text:p>
          </table:table-cell>
          <table:table-cell office:value-type="float" office:value="25.72" calcext:value-type="float">
            <text:p>25.7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1820" calcext:value-type="float">
            <text:p>21820</text:p>
          </table:table-cell>
          <table:table-cell office:value-type="float" office:value="25.72" calcext:value-type="float">
            <text:p>25.7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1830" calcext:value-type="float">
            <text:p>21830</text:p>
          </table:table-cell>
          <table:table-cell office:value-type="float" office:value="25.72" calcext:value-type="float">
            <text:p>25.7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1840" calcext:value-type="float">
            <text:p>21840</text:p>
          </table:table-cell>
          <table:table-cell office:value-type="float" office:value="25.72" calcext:value-type="float">
            <text:p>25.7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1850" calcext:value-type="float">
            <text:p>21850</text:p>
          </table:table-cell>
          <table:table-cell office:value-type="float" office:value="25.72" calcext:value-type="float">
            <text:p>25.7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1860" calcext:value-type="float">
            <text:p>21860</text:p>
          </table:table-cell>
          <table:table-cell office:value-type="float" office:value="25.72" calcext:value-type="float">
            <text:p>25.7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1870" calcext:value-type="float">
            <text:p>21870</text:p>
          </table:table-cell>
          <table:table-cell office:value-type="float" office:value="25.62" calcext:value-type="float">
            <text:p>25.6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1880" calcext:value-type="float">
            <text:p>21880</text:p>
          </table:table-cell>
          <table:table-cell office:value-type="float" office:value="25.62" calcext:value-type="float">
            <text:p>25.6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1890" calcext:value-type="float">
            <text:p>21890</text:p>
          </table:table-cell>
          <table:table-cell office:value-type="float" office:value="25.72" calcext:value-type="float">
            <text:p>25.7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25.62" calcext:value-type="float">
            <text:p>25.6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25.72" calcext:value-type="float">
            <text:p>25.7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1920" calcext:value-type="float">
            <text:p>21920</text:p>
          </table:table-cell>
          <table:table-cell office:value-type="float" office:value="25.62" calcext:value-type="float">
            <text:p>25.6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1930" calcext:value-type="float">
            <text:p>2193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1940" calcext:value-type="float">
            <text:p>219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1950" calcext:value-type="float">
            <text:p>21950</text:p>
          </table:table-cell>
          <table:table-cell office:value-type="float" office:value="25.62" calcext:value-type="float">
            <text:p>25.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1960" calcext:value-type="float">
            <text:p>2196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1970" calcext:value-type="float">
            <text:p>2197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1980" calcext:value-type="float">
            <text:p>21980</text:p>
          </table:table-cell>
          <table:table-cell office:value-type="float" office:value="25.72" calcext:value-type="float">
            <text:p>25.72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1990" calcext:value-type="float">
            <text:p>21990</text:p>
          </table:table-cell>
          <table:table-cell office:value-type="float" office:value="25.62" calcext:value-type="float">
            <text:p>25.6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5.62" calcext:value-type="float">
            <text:p>25.6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25.62" calcext:value-type="float">
            <text:p>25.6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020" calcext:value-type="float">
            <text:p>22020</text:p>
          </table:table-cell>
          <table:table-cell office:value-type="float" office:value="25.72" calcext:value-type="float">
            <text:p>25.7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030" calcext:value-type="float">
            <text:p>22030</text:p>
          </table:table-cell>
          <table:table-cell office:value-type="float" office:value="25.72" calcext:value-type="float">
            <text:p>25.7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040" calcext:value-type="float">
            <text:p>22040</text:p>
          </table:table-cell>
          <table:table-cell office:value-type="float" office:value="25.72" calcext:value-type="float">
            <text:p>25.72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2050" calcext:value-type="float">
            <text:p>22050</text:p>
          </table:table-cell>
          <table:table-cell office:value-type="float" office:value="25.62" calcext:value-type="float">
            <text:p>25.6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060" calcext:value-type="float">
            <text:p>22060</text:p>
          </table:table-cell>
          <table:table-cell office:value-type="float" office:value="25.62" calcext:value-type="float">
            <text:p>25.6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25.72" calcext:value-type="float">
            <text:p>25.7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080" calcext:value-type="float">
            <text:p>22080</text:p>
          </table:table-cell>
          <table:table-cell office:value-type="float" office:value="25.72" calcext:value-type="float">
            <text:p>25.7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090" calcext:value-type="float">
            <text:p>22090</text:p>
          </table:table-cell>
          <table:table-cell office:value-type="float" office:value="25.62" calcext:value-type="float">
            <text:p>25.6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float" office:value="25.62" calcext:value-type="float">
            <text:p>25.6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130" calcext:value-type="float">
            <text:p>22130</text:p>
          </table:table-cell>
          <table:table-cell office:value-type="float" office:value="25.62" calcext:value-type="float">
            <text:p>25.6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140" calcext:value-type="float">
            <text:p>22140</text:p>
          </table:table-cell>
          <table:table-cell office:value-type="float" office:value="25.62" calcext:value-type="float">
            <text:p>25.6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150" calcext:value-type="float">
            <text:p>22150</text:p>
          </table:table-cell>
          <table:table-cell office:value-type="float" office:value="25.62" calcext:value-type="float">
            <text:p>25.6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160" calcext:value-type="float">
            <text:p>22160</text:p>
          </table:table-cell>
          <table:table-cell office:value-type="float" office:value="25.62" calcext:value-type="float">
            <text:p>25.6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170" calcext:value-type="float">
            <text:p>22170</text:p>
          </table:table-cell>
          <table:table-cell office:value-type="float" office:value="25.62" calcext:value-type="float">
            <text:p>25.6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180" calcext:value-type="float">
            <text:p>22180</text:p>
          </table:table-cell>
          <table:table-cell office:value-type="float" office:value="25.62" calcext:value-type="float">
            <text:p>25.6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190" calcext:value-type="float">
            <text:p>22190</text:p>
          </table:table-cell>
          <table:table-cell office:value-type="float" office:value="25.62" calcext:value-type="float">
            <text:p>25.6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25.62" calcext:value-type="float">
            <text:p>25.6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25.62" calcext:value-type="float">
            <text:p>25.62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2220" calcext:value-type="float">
            <text:p>22220</text:p>
          </table:table-cell>
          <table:table-cell office:value-type="float" office:value="25.62" calcext:value-type="float">
            <text:p>25.62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2230" calcext:value-type="float">
            <text:p>22230</text:p>
          </table:table-cell>
          <table:table-cell office:value-type="float" office:value="25.62" calcext:value-type="float">
            <text:p>25.62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2240" calcext:value-type="float">
            <text:p>22240</text:p>
          </table:table-cell>
          <table:table-cell office:value-type="float" office:value="25.62" calcext:value-type="float">
            <text:p>25.62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2250" calcext:value-type="float">
            <text:p>22250</text:p>
          </table:table-cell>
          <table:table-cell office:value-type="float" office:value="25.62" calcext:value-type="float">
            <text:p>25.62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2260" calcext:value-type="float">
            <text:p>22260</text:p>
          </table:table-cell>
          <table:table-cell office:value-type="float" office:value="25.62" calcext:value-type="float">
            <text:p>25.6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2270" calcext:value-type="float">
            <text:p>22270</text:p>
          </table:table-cell>
          <table:table-cell office:value-type="float" office:value="25.62" calcext:value-type="float">
            <text:p>25.6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280" calcext:value-type="float">
            <text:p>22280</text:p>
          </table:table-cell>
          <table:table-cell office:value-type="float" office:value="25.62" calcext:value-type="float">
            <text:p>25.6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2290" calcext:value-type="float">
            <text:p>22290</text:p>
          </table:table-cell>
          <table:table-cell office:value-type="float" office:value="25.62" calcext:value-type="float">
            <text:p>25.62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2320" calcext:value-type="float">
            <text:p>22320</text:p>
          </table:table-cell>
          <table:table-cell office:value-type="float" office:value="25.62" calcext:value-type="float">
            <text:p>25.62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2330" calcext:value-type="float">
            <text:p>22330</text:p>
          </table:table-cell>
          <table:table-cell office:value-type="float" office:value="25.62" calcext:value-type="float">
            <text:p>25.62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2340" calcext:value-type="float">
            <text:p>223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2350" calcext:value-type="float">
            <text:p>2235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2360" calcext:value-type="float">
            <text:p>2236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2370" calcext:value-type="float">
            <text:p>2237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2380" calcext:value-type="float">
            <text:p>2238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2390" calcext:value-type="float">
            <text:p>2239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2420" calcext:value-type="float">
            <text:p>22420</text:p>
          </table:table-cell>
          <table:table-cell office:value-type="float" office:value="25.72" calcext:value-type="float">
            <text:p>25.7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2430" calcext:value-type="float">
            <text:p>22430</text:p>
          </table:table-cell>
          <table:table-cell office:value-type="float" office:value="25.72" calcext:value-type="float">
            <text:p>25.7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2440" calcext:value-type="float">
            <text:p>224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2450" calcext:value-type="float">
            <text:p>2245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2460" calcext:value-type="float">
            <text:p>22460</text:p>
          </table:table-cell>
          <table:table-cell office:value-type="float" office:value="25.72" calcext:value-type="float">
            <text:p>25.7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float" office:value="25.72" calcext:value-type="float">
            <text:p>25.7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2480" calcext:value-type="float">
            <text:p>22480</text:p>
          </table:table-cell>
          <table:table-cell office:value-type="float" office:value="25.72" calcext:value-type="float">
            <text:p>25.7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2490" calcext:value-type="float">
            <text:p>22490</text:p>
          </table:table-cell>
          <table:table-cell office:value-type="float" office:value="25.72" calcext:value-type="float">
            <text:p>25.7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520" calcext:value-type="float">
            <text:p>2252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540" calcext:value-type="float">
            <text:p>225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550" calcext:value-type="float">
            <text:p>2255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560" calcext:value-type="float">
            <text:p>2256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570" calcext:value-type="float">
            <text:p>2257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580" calcext:value-type="float">
            <text:p>22580</text:p>
          </table:table-cell>
          <table:table-cell office:value-type="float" office:value="25.62" calcext:value-type="float">
            <text:p>25.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25.62" calcext:value-type="float">
            <text:p>25.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2620" calcext:value-type="float">
            <text:p>2262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630" calcext:value-type="float">
            <text:p>2263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640" calcext:value-type="float">
            <text:p>226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650" calcext:value-type="float">
            <text:p>2265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660" calcext:value-type="float">
            <text:p>2266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670" calcext:value-type="float">
            <text:p>2267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680" calcext:value-type="float">
            <text:p>2268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690" calcext:value-type="float">
            <text:p>2269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720" calcext:value-type="float">
            <text:p>2272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25.72" calcext:value-type="float">
            <text:p>25.7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760" calcext:value-type="float">
            <text:p>22760</text:p>
          </table:table-cell>
          <table:table-cell office:value-type="float" office:value="25.62" calcext:value-type="float">
            <text:p>25.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float" office:value="25.62" calcext:value-type="float">
            <text:p>25.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2780" calcext:value-type="float">
            <text:p>2278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790" calcext:value-type="float">
            <text:p>22790</text:p>
          </table:table-cell>
          <table:table-cell office:value-type="float" office:value="25.62" calcext:value-type="float">
            <text:p>25.62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25.72" calcext:value-type="float">
            <text:p>25.7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2820" calcext:value-type="float">
            <text:p>2282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2830" calcext:value-type="float">
            <text:p>2283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2840" calcext:value-type="float">
            <text:p>228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2850" calcext:value-type="float">
            <text:p>2285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2860" calcext:value-type="float">
            <text:p>2286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2870" calcext:value-type="float">
            <text:p>2287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2880" calcext:value-type="float">
            <text:p>2288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2910" calcext:value-type="float">
            <text:p>229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2920" calcext:value-type="float">
            <text:p>2292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2930" calcext:value-type="float">
            <text:p>2293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2940" calcext:value-type="float">
            <text:p>229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2950" calcext:value-type="float">
            <text:p>2295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2960" calcext:value-type="float">
            <text:p>22960</text:p>
          </table:table-cell>
          <table:table-cell office:value-type="float" office:value="25.62" calcext:value-type="float">
            <text:p>25.62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float" office:value="25.62" calcext:value-type="float">
            <text:p>25.62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2980" calcext:value-type="float">
            <text:p>22980</text:p>
          </table:table-cell>
          <table:table-cell office:value-type="float" office:value="25.62" calcext:value-type="float">
            <text:p>25.62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2990" calcext:value-type="float">
            <text:p>22990</text:p>
          </table:table-cell>
          <table:table-cell office:value-type="float" office:value="25.62" calcext:value-type="float">
            <text:p>25.62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3020" calcext:value-type="float">
            <text:p>23020</text:p>
          </table:table-cell>
          <table:table-cell office:value-type="float" office:value="25.62" calcext:value-type="float">
            <text:p>25.62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float" office:value="25.62" calcext:value-type="float">
            <text:p>25.62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3050" calcext:value-type="float">
            <text:p>2305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3060" calcext:value-type="float">
            <text:p>2306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3070" calcext:value-type="float">
            <text:p>2307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3080" calcext:value-type="float">
            <text:p>2308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3090" calcext:value-type="float">
            <text:p>23090</text:p>
          </table:table-cell>
          <table:table-cell office:value-type="float" office:value="25.62" calcext:value-type="float">
            <text:p>25.6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3120" calcext:value-type="float">
            <text:p>2312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3130" calcext:value-type="float">
            <text:p>2313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3150" calcext:value-type="float">
            <text:p>2315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3160" calcext:value-type="float">
            <text:p>23160</text:p>
          </table:table-cell>
          <table:table-cell office:value-type="float" office:value="25.51" calcext:value-type="float">
            <text:p>25.5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3170" calcext:value-type="float">
            <text:p>23170</text:p>
          </table:table-cell>
          <table:table-cell office:value-type="float" office:value="25.62" calcext:value-type="float">
            <text:p>25.6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3180" calcext:value-type="float">
            <text:p>23180</text:p>
          </table:table-cell>
          <table:table-cell office:value-type="float" office:value="25.62" calcext:value-type="float">
            <text:p>25.6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3190" calcext:value-type="float">
            <text:p>23190</text:p>
          </table:table-cell>
          <table:table-cell office:value-type="float" office:value="25.62" calcext:value-type="float">
            <text:p>25.6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25.62" calcext:value-type="float">
            <text:p>25.6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3210" calcext:value-type="float">
            <text:p>23210</text:p>
          </table:table-cell>
          <table:table-cell office:value-type="float" office:value="25.62" calcext:value-type="float">
            <text:p>25.6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  <table:table-cell office:value-type="float" office:value="25.62" calcext:value-type="float">
            <text:p>25.6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3230" calcext:value-type="float">
            <text:p>23230</text:p>
          </table:table-cell>
          <table:table-cell office:value-type="float" office:value="25.62" calcext:value-type="float">
            <text:p>25.6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3240" calcext:value-type="float">
            <text:p>23240</text:p>
          </table:table-cell>
          <table:table-cell office:value-type="float" office:value="25.62" calcext:value-type="float">
            <text:p>25.6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float" office:value="25.62" calcext:value-type="float">
            <text:p>25.6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3260" calcext:value-type="float">
            <text:p>23260</text:p>
          </table:table-cell>
          <table:table-cell office:value-type="float" office:value="25.62" calcext:value-type="float">
            <text:p>25.6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3270" calcext:value-type="float">
            <text:p>23270</text:p>
          </table:table-cell>
          <table:table-cell office:value-type="float" office:value="25.62" calcext:value-type="float">
            <text:p>25.6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3280" calcext:value-type="float">
            <text:p>23280</text:p>
          </table:table-cell>
          <table:table-cell office:value-type="float" office:value="25.62" calcext:value-type="float">
            <text:p>25.6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float" office:value="25.62" calcext:value-type="float">
            <text:p>25.6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25.62" calcext:value-type="float">
            <text:p>25.6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3310" calcext:value-type="float">
            <text:p>23310</text:p>
          </table:table-cell>
          <table:table-cell office:value-type="float" office:value="25.62" calcext:value-type="float">
            <text:p>25.6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3320" calcext:value-type="float">
            <text:p>23320</text:p>
          </table:table-cell>
          <table:table-cell office:value-type="float" office:value="25.51" calcext:value-type="float">
            <text:p>25.5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3330" calcext:value-type="float">
            <text:p>23330</text:p>
          </table:table-cell>
          <table:table-cell office:value-type="float" office:value="25.62" calcext:value-type="float">
            <text:p>25.6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3340" calcext:value-type="float">
            <text:p>23340</text:p>
          </table:table-cell>
          <table:table-cell office:value-type="float" office:value="25.51" calcext:value-type="float">
            <text:p>25.5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3350" calcext:value-type="float">
            <text:p>23350</text:p>
          </table:table-cell>
          <table:table-cell office:value-type="float" office:value="25.51" calcext:value-type="float">
            <text:p>25.5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3360" calcext:value-type="float">
            <text:p>23360</text:p>
          </table:table-cell>
          <table:table-cell office:value-type="float" office:value="25.51" calcext:value-type="float">
            <text:p>25.5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3370" calcext:value-type="float">
            <text:p>23370</text:p>
          </table:table-cell>
          <table:table-cell office:value-type="float" office:value="25.51" calcext:value-type="float">
            <text:p>25.5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3380" calcext:value-type="float">
            <text:p>23380</text:p>
          </table:table-cell>
          <table:table-cell office:value-type="float" office:value="25.51" calcext:value-type="float">
            <text:p>25.51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  <table:table-cell office:value-type="float" office:value="25.51" calcext:value-type="float">
            <text:p>25.5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5.51" calcext:value-type="float">
            <text:p>25.5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3410" calcext:value-type="float">
            <text:p>23410</text:p>
          </table:table-cell>
          <table:table-cell office:value-type="float" office:value="25.51" calcext:value-type="float">
            <text:p>25.5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3420" calcext:value-type="float">
            <text:p>23420</text:p>
          </table:table-cell>
          <table:table-cell office:value-type="float" office:value="25.51" calcext:value-type="float">
            <text:p>25.5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430" calcext:value-type="float">
            <text:p>23430</text:p>
          </table:table-cell>
          <table:table-cell office:value-type="float" office:value="25.51" calcext:value-type="float">
            <text:p>25.5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3440" calcext:value-type="float">
            <text:p>2344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3460" calcext:value-type="float">
            <text:p>2346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3470" calcext:value-type="float">
            <text:p>2347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480" calcext:value-type="float">
            <text:p>23480</text:p>
          </table:table-cell>
          <table:table-cell office:value-type="float" office:value="25.51" calcext:value-type="float">
            <text:p>25.5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3490" calcext:value-type="float">
            <text:p>2349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510" calcext:value-type="float">
            <text:p>2351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520" calcext:value-type="float">
            <text:p>2352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530" calcext:value-type="float">
            <text:p>2353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3540" calcext:value-type="float">
            <text:p>235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3550" calcext:value-type="float">
            <text:p>2355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560" calcext:value-type="float">
            <text:p>2356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570" calcext:value-type="float">
            <text:p>2357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580" calcext:value-type="float">
            <text:p>2358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3590" calcext:value-type="float">
            <text:p>2359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3620" calcext:value-type="float">
            <text:p>23620</text:p>
          </table:table-cell>
          <table:table-cell office:value-type="float" office:value="25.51" calcext:value-type="float">
            <text:p>25.5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3630" calcext:value-type="float">
            <text:p>23630</text:p>
          </table:table-cell>
          <table:table-cell office:value-type="float" office:value="25.51" calcext:value-type="float">
            <text:p>25.5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3640" calcext:value-type="float">
            <text:p>23640</text:p>
          </table:table-cell>
          <table:table-cell office:value-type="float" office:value="25.62" calcext:value-type="float">
            <text:p>25.6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3650" calcext:value-type="float">
            <text:p>23650</text:p>
          </table:table-cell>
          <table:table-cell office:value-type="float" office:value="25.51" calcext:value-type="float">
            <text:p>25.5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3660" calcext:value-type="float">
            <text:p>23660</text:p>
          </table:table-cell>
          <table:table-cell office:value-type="float" office:value="25.62" calcext:value-type="float">
            <text:p>25.62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670" calcext:value-type="float">
            <text:p>2367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680" calcext:value-type="float">
            <text:p>23680</text:p>
          </table:table-cell>
          <table:table-cell office:value-type="float" office:value="25.51" calcext:value-type="float">
            <text:p>25.5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3690" calcext:value-type="float">
            <text:p>2369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3710" calcext:value-type="float">
            <text:p>2371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3730" calcext:value-type="float">
            <text:p>2373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3750" calcext:value-type="float">
            <text:p>2375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3760" calcext:value-type="float">
            <text:p>2376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3770" calcext:value-type="float">
            <text:p>23770</text:p>
          </table:table-cell>
          <table:table-cell office:value-type="float" office:value="25.51" calcext:value-type="float">
            <text:p>25.5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3780" calcext:value-type="float">
            <text:p>23780</text:p>
          </table:table-cell>
          <table:table-cell office:value-type="float" office:value="25.51" calcext:value-type="float">
            <text:p>25.5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3790" calcext:value-type="float">
            <text:p>23790</text:p>
          </table:table-cell>
          <table:table-cell office:value-type="float" office:value="25.51" calcext:value-type="float">
            <text:p>25.5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3820" calcext:value-type="float">
            <text:p>23820</text:p>
          </table:table-cell>
          <table:table-cell office:value-type="float" office:value="25.51" calcext:value-type="float">
            <text:p>25.5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3840" calcext:value-type="float">
            <text:p>238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3850" calcext:value-type="float">
            <text:p>238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3860" calcext:value-type="float">
            <text:p>238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3870" calcext:value-type="float">
            <text:p>238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3880" calcext:value-type="float">
            <text:p>238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890" calcext:value-type="float">
            <text:p>238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910" calcext:value-type="float">
            <text:p>239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920" calcext:value-type="float">
            <text:p>239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930" calcext:value-type="float">
            <text:p>239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940" calcext:value-type="float">
            <text:p>239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950" calcext:value-type="float">
            <text:p>23950</text:p>
          </table:table-cell>
          <table:table-cell office:value-type="float" office:value="25.51" calcext:value-type="float">
            <text:p>25.5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960" calcext:value-type="float">
            <text:p>239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3970" calcext:value-type="float">
            <text:p>23970</text:p>
          </table:table-cell>
          <table:table-cell office:value-type="float" office:value="25.51" calcext:value-type="float">
            <text:p>25.5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980" calcext:value-type="float">
            <text:p>239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3990" calcext:value-type="float">
            <text:p>239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4020" calcext:value-type="float">
            <text:p>240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040" calcext:value-type="float">
            <text:p>240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050" calcext:value-type="float">
            <text:p>240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4080" calcext:value-type="float">
            <text:p>240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110" calcext:value-type="float">
            <text:p>241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4120" calcext:value-type="float">
            <text:p>241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130" calcext:value-type="float">
            <text:p>241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140" calcext:value-type="float">
            <text:p>241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150" calcext:value-type="float">
            <text:p>241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160" calcext:value-type="float">
            <text:p>241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170" calcext:value-type="float">
            <text:p>241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180" calcext:value-type="float">
            <text:p>241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190" calcext:value-type="float">
            <text:p>241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210" calcext:value-type="float">
            <text:p>242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220" calcext:value-type="float">
            <text:p>242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4230" calcext:value-type="float">
            <text:p>242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4240" calcext:value-type="float">
            <text:p>242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4250" calcext:value-type="float">
            <text:p>242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4260" calcext:value-type="float">
            <text:p>242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4270" calcext:value-type="float">
            <text:p>242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4280" calcext:value-type="float">
            <text:p>242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4290" calcext:value-type="float">
            <text:p>242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330" calcext:value-type="float">
            <text:p>243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340" calcext:value-type="float">
            <text:p>243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350" calcext:value-type="float">
            <text:p>243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360" calcext:value-type="float">
            <text:p>243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4370" calcext:value-type="float">
            <text:p>243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4380" calcext:value-type="float">
            <text:p>243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4390" calcext:value-type="float">
            <text:p>243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4410" calcext:value-type="float">
            <text:p>244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4420" calcext:value-type="float">
            <text:p>244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4440" calcext:value-type="float">
            <text:p>244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450" calcext:value-type="float">
            <text:p>244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460" calcext:value-type="float">
            <text:p>244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470" calcext:value-type="float">
            <text:p>244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480" calcext:value-type="float">
            <text:p>244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490" calcext:value-type="float">
            <text:p>244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520" calcext:value-type="float">
            <text:p>245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530" calcext:value-type="float">
            <text:p>245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550" calcext:value-type="float">
            <text:p>24550</text:p>
          </table:table-cell>
          <table:table-cell office:value-type="float" office:value="25.51" calcext:value-type="float">
            <text:p>25.5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560" calcext:value-type="float">
            <text:p>245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570" calcext:value-type="float">
            <text:p>24570</text:p>
          </table:table-cell>
          <table:table-cell office:value-type="float" office:value="25.51" calcext:value-type="float">
            <text:p>25.5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580" calcext:value-type="float">
            <text:p>24580</text:p>
          </table:table-cell>
          <table:table-cell office:value-type="float" office:value="25.51" calcext:value-type="float">
            <text:p>25.5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590" calcext:value-type="float">
            <text:p>245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4610" calcext:value-type="float">
            <text:p>246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620" calcext:value-type="float">
            <text:p>246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4630" calcext:value-type="float">
            <text:p>246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640" calcext:value-type="float">
            <text:p>246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4650" calcext:value-type="float">
            <text:p>246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660" calcext:value-type="float">
            <text:p>246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670" calcext:value-type="float">
            <text:p>246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680" calcext:value-type="float">
            <text:p>246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690" calcext:value-type="float">
            <text:p>246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710" calcext:value-type="float">
            <text:p>247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4740" calcext:value-type="float">
            <text:p>247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750" calcext:value-type="float">
            <text:p>247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760" calcext:value-type="float">
            <text:p>247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4770" calcext:value-type="float">
            <text:p>247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780" calcext:value-type="float">
            <text:p>247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790" calcext:value-type="float">
            <text:p>247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4810" calcext:value-type="float">
            <text:p>248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4820" calcext:value-type="float">
            <text:p>248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4830" calcext:value-type="float">
            <text:p>248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4840" calcext:value-type="float">
            <text:p>248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4850" calcext:value-type="float">
            <text:p>248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4860" calcext:value-type="float">
            <text:p>248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4870" calcext:value-type="float">
            <text:p>248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4880" calcext:value-type="float">
            <text:p>248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4890" calcext:value-type="float">
            <text:p>248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4920" calcext:value-type="float">
            <text:p>249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4930" calcext:value-type="float">
            <text:p>249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4950" calcext:value-type="float">
            <text:p>249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4960" calcext:value-type="float">
            <text:p>249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4970" calcext:value-type="float">
            <text:p>249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4980" calcext:value-type="float">
            <text:p>24980</text:p>
          </table:table-cell>
          <table:table-cell office:value-type="float" office:value="25.41" calcext:value-type="float">
            <text:p>25.4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4990" calcext:value-type="float">
            <text:p>249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5030" calcext:value-type="float">
            <text:p>2503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5050" calcext:value-type="float">
            <text:p>25050</text:p>
          </table:table-cell>
          <table:table-cell office:value-type="float" office:value="25.31" calcext:value-type="float">
            <text:p>25.3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5060" calcext:value-type="float">
            <text:p>25060</text:p>
          </table:table-cell>
          <table:table-cell office:value-type="float" office:value="25.41" calcext:value-type="float">
            <text:p>25.4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5070" calcext:value-type="float">
            <text:p>250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float" office:value="25.31" calcext:value-type="float">
            <text:p>25.3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5090" calcext:value-type="float">
            <text:p>2509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25.41" calcext:value-type="float">
            <text:p>25.4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25.31" calcext:value-type="float">
            <text:p>25.3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5120" calcext:value-type="float">
            <text:p>2512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5130" calcext:value-type="float">
            <text:p>2513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5140" calcext:value-type="float">
            <text:p>2514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5150" calcext:value-type="float">
            <text:p>2515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5170" calcext:value-type="float">
            <text:p>25170</text:p>
          </table:table-cell>
          <table:table-cell office:value-type="float" office:value="25.41" calcext:value-type="float">
            <text:p>25.4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5180" calcext:value-type="float">
            <text:p>2518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5190" calcext:value-type="float">
            <text:p>25190</text:p>
          </table:table-cell>
          <table:table-cell office:value-type="float" office:value="25.41" calcext:value-type="float">
            <text:p>25.4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5210" calcext:value-type="float">
            <text:p>252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5230" calcext:value-type="float">
            <text:p>2523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5240" calcext:value-type="float">
            <text:p>252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5260" calcext:value-type="float">
            <text:p>2526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5270" calcext:value-type="float">
            <text:p>252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5280" calcext:value-type="float">
            <text:p>252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5290" calcext:value-type="float">
            <text:p>252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5310" calcext:value-type="float">
            <text:p>253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5320" calcext:value-type="float">
            <text:p>253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330" calcext:value-type="float">
            <text:p>253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5340" calcext:value-type="float">
            <text:p>253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350" calcext:value-type="float">
            <text:p>253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360" calcext:value-type="float">
            <text:p>253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370" calcext:value-type="float">
            <text:p>25370</text:p>
          </table:table-cell>
          <table:table-cell office:value-type="float" office:value="25.21" calcext:value-type="float">
            <text:p>25.2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380" calcext:value-type="float">
            <text:p>253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390" calcext:value-type="float">
            <text:p>253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10" calcext:value-type="float">
            <text:p>254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20" calcext:value-type="float">
            <text:p>254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30" calcext:value-type="float">
            <text:p>254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40" calcext:value-type="float">
            <text:p>254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50" calcext:value-type="float">
            <text:p>254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60" calcext:value-type="float">
            <text:p>254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70" calcext:value-type="float">
            <text:p>254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80" calcext:value-type="float">
            <text:p>254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490" calcext:value-type="float">
            <text:p>254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510" calcext:value-type="float">
            <text:p>255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520" calcext:value-type="float">
            <text:p>255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540" calcext:value-type="float">
            <text:p>255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550" calcext:value-type="float">
            <text:p>25550</text:p>
          </table:table-cell>
          <table:table-cell office:value-type="float" office:value="25.21" calcext:value-type="float">
            <text:p>25.2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560" calcext:value-type="float">
            <text:p>255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570" calcext:value-type="float">
            <text:p>255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580" calcext:value-type="float">
            <text:p>255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590" calcext:value-type="float">
            <text:p>255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610" calcext:value-type="float">
            <text:p>256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630" calcext:value-type="float">
            <text:p>256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640" calcext:value-type="float">
            <text:p>256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5650" calcext:value-type="float">
            <text:p>256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660" calcext:value-type="float">
            <text:p>256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670" calcext:value-type="float">
            <text:p>256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680" calcext:value-type="float">
            <text:p>256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690" calcext:value-type="float">
            <text:p>256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710" calcext:value-type="float">
            <text:p>257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720" calcext:value-type="float">
            <text:p>257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5730" calcext:value-type="float">
            <text:p>257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5760" calcext:value-type="float">
            <text:p>257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5770" calcext:value-type="float">
            <text:p>257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5780" calcext:value-type="float">
            <text:p>257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5790" calcext:value-type="float">
            <text:p>257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5820" calcext:value-type="float">
            <text:p>258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5830" calcext:value-type="float">
            <text:p>258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5840" calcext:value-type="float">
            <text:p>25840</text:p>
          </table:table-cell>
          <table:table-cell office:value-type="float" office:value="25.31" calcext:value-type="float">
            <text:p>25.3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5850" calcext:value-type="float">
            <text:p>25850</text:p>
          </table:table-cell>
          <table:table-cell office:value-type="float" office:value="25.31" calcext:value-type="float">
            <text:p>25.3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5860" calcext:value-type="float">
            <text:p>25860</text:p>
          </table:table-cell>
          <table:table-cell office:value-type="float" office:value="25.31" calcext:value-type="float">
            <text:p>25.3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5870" calcext:value-type="float">
            <text:p>25870</text:p>
          </table:table-cell>
          <table:table-cell office:value-type="float" office:value="25.31" calcext:value-type="float">
            <text:p>25.31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5880" calcext:value-type="float">
            <text:p>25880</text:p>
          </table:table-cell>
          <table:table-cell office:value-type="float" office:value="25.31" calcext:value-type="float">
            <text:p>25.3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5890" calcext:value-type="float">
            <text:p>25890</text:p>
          </table:table-cell>
          <table:table-cell office:value-type="float" office:value="25.31" calcext:value-type="float">
            <text:p>25.31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25.31" calcext:value-type="float">
            <text:p>25.31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25.31" calcext:value-type="float">
            <text:p>25.3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5920" calcext:value-type="float">
            <text:p>25920</text:p>
          </table:table-cell>
          <table:table-cell office:value-type="float" office:value="25.31" calcext:value-type="float">
            <text:p>25.31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5930" calcext:value-type="float">
            <text:p>25930</text:p>
          </table:table-cell>
          <table:table-cell office:value-type="float" office:value="25.31" calcext:value-type="float">
            <text:p>25.31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5940" calcext:value-type="float">
            <text:p>25940</text:p>
          </table:table-cell>
          <table:table-cell office:value-type="float" office:value="25.31" calcext:value-type="float">
            <text:p>25.3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5950" calcext:value-type="float">
            <text:p>25950</text:p>
          </table:table-cell>
          <table:table-cell office:value-type="float" office:value="25.31" calcext:value-type="float">
            <text:p>25.31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25960" calcext:value-type="float">
            <text:p>25960</text:p>
          </table:table-cell>
          <table:table-cell office:value-type="float" office:value="25.31" calcext:value-type="float">
            <text:p>25.31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25970" calcext:value-type="float">
            <text:p>25970</text:p>
          </table:table-cell>
          <table:table-cell office:value-type="float" office:value="25.31" calcext:value-type="float">
            <text:p>25.31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25980" calcext:value-type="float">
            <text:p>25980</text:p>
          </table:table-cell>
          <table:table-cell office:value-type="float" office:value="25.31" calcext:value-type="float">
            <text:p>25.31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25990" calcext:value-type="float">
            <text:p>25990</text:p>
          </table:table-cell>
          <table:table-cell office:value-type="float" office:value="25.31" calcext:value-type="float">
            <text:p>25.31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5.41" calcext:value-type="float">
            <text:p>25.41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float" office:value="25.31" calcext:value-type="float">
            <text:p>25.3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6020" calcext:value-type="float">
            <text:p>26020</text:p>
          </table:table-cell>
          <table:table-cell office:value-type="float" office:value="25.31" calcext:value-type="float">
            <text:p>25.3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6030" calcext:value-type="float">
            <text:p>26030</text:p>
          </table:table-cell>
          <table:table-cell office:value-type="float" office:value="25.31" calcext:value-type="float">
            <text:p>25.31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6040" calcext:value-type="float">
            <text:p>26040</text:p>
          </table:table-cell>
          <table:table-cell office:value-type="float" office:value="25.31" calcext:value-type="float">
            <text:p>25.31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26050" calcext:value-type="float">
            <text:p>26050</text:p>
          </table:table-cell>
          <table:table-cell office:value-type="float" office:value="25.41" calcext:value-type="float">
            <text:p>25.41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26060" calcext:value-type="float">
            <text:p>26060</text:p>
          </table:table-cell>
          <table:table-cell office:value-type="float" office:value="25.31" calcext:value-type="float">
            <text:p>25.31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26070" calcext:value-type="float">
            <text:p>26070</text:p>
          </table:table-cell>
          <table:table-cell office:value-type="float" office:value="25.31" calcext:value-type="float">
            <text:p>25.31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26080" calcext:value-type="float">
            <text:p>26080</text:p>
          </table:table-cell>
          <table:table-cell office:value-type="float" office:value="25.31" calcext:value-type="float">
            <text:p>25.31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26090" calcext:value-type="float">
            <text:p>26090</text:p>
          </table:table-cell>
          <table:table-cell office:value-type="float" office:value="25.31" calcext:value-type="float">
            <text:p>25.31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25.31" calcext:value-type="float">
            <text:p>25.3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6110" calcext:value-type="float">
            <text:p>26110</text:p>
          </table:table-cell>
          <table:table-cell office:value-type="float" office:value="25.31" calcext:value-type="float">
            <text:p>25.31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6120" calcext:value-type="float">
            <text:p>26120</text:p>
          </table:table-cell>
          <table:table-cell office:value-type="float" office:value="25.31" calcext:value-type="float">
            <text:p>25.3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6130" calcext:value-type="float">
            <text:p>26130</text:p>
          </table:table-cell>
          <table:table-cell office:value-type="float" office:value="25.31" calcext:value-type="float">
            <text:p>25.3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6140" calcext:value-type="float">
            <text:p>26140</text:p>
          </table:table-cell>
          <table:table-cell office:value-type="float" office:value="25.31" calcext:value-type="float">
            <text:p>25.3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6150" calcext:value-type="float">
            <text:p>26150</text:p>
          </table:table-cell>
          <table:table-cell office:value-type="float" office:value="25.31" calcext:value-type="float">
            <text:p>25.3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6160" calcext:value-type="float">
            <text:p>2616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6170" calcext:value-type="float">
            <text:p>2617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6180" calcext:value-type="float">
            <text:p>2618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6190" calcext:value-type="float">
            <text:p>2619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220" calcext:value-type="float">
            <text:p>262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230" calcext:value-type="float">
            <text:p>262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240" calcext:value-type="float">
            <text:p>262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260" calcext:value-type="float">
            <text:p>262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270" calcext:value-type="float">
            <text:p>2627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6280" calcext:value-type="float">
            <text:p>262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290" calcext:value-type="float">
            <text:p>262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320" calcext:value-type="float">
            <text:p>2632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6330" calcext:value-type="float">
            <text:p>263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340" calcext:value-type="float">
            <text:p>263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350" calcext:value-type="float">
            <text:p>26350</text:p>
          </table:table-cell>
          <table:table-cell office:value-type="float" office:value="25.41" calcext:value-type="float">
            <text:p>25.4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6360" calcext:value-type="float">
            <text:p>2636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6370" calcext:value-type="float">
            <text:p>2637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6380" calcext:value-type="float">
            <text:p>26380</text:p>
          </table:table-cell>
          <table:table-cell office:value-type="float" office:value="25.31" calcext:value-type="float">
            <text:p>25.3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6390" calcext:value-type="float">
            <text:p>26390</text:p>
          </table:table-cell>
          <table:table-cell office:value-type="float" office:value="25.31" calcext:value-type="float">
            <text:p>25.31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25.31" calcext:value-type="float">
            <text:p>25.3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25.31" calcext:value-type="float">
            <text:p>25.3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6420" calcext:value-type="float">
            <text:p>26420</text:p>
          </table:table-cell>
          <table:table-cell office:value-type="float" office:value="25.31" calcext:value-type="float">
            <text:p>25.3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6430" calcext:value-type="float">
            <text:p>26430</text:p>
          </table:table-cell>
          <table:table-cell office:value-type="float" office:value="25.31" calcext:value-type="float">
            <text:p>25.3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6440" calcext:value-type="float">
            <text:p>26440</text:p>
          </table:table-cell>
          <table:table-cell office:value-type="float" office:value="25.31" calcext:value-type="float">
            <text:p>25.31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6450" calcext:value-type="float">
            <text:p>26450</text:p>
          </table:table-cell>
          <table:table-cell office:value-type="float" office:value="25.31" calcext:value-type="float">
            <text:p>25.3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6460" calcext:value-type="float">
            <text:p>26460</text:p>
          </table:table-cell>
          <table:table-cell office:value-type="float" office:value="25.31" calcext:value-type="float">
            <text:p>25.3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6470" calcext:value-type="float">
            <text:p>26470</text:p>
          </table:table-cell>
          <table:table-cell office:value-type="float" office:value="25.31" calcext:value-type="float">
            <text:p>25.3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6480" calcext:value-type="float">
            <text:p>26480</text:p>
          </table:table-cell>
          <table:table-cell office:value-type="float" office:value="25.31" calcext:value-type="float">
            <text:p>25.3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6490" calcext:value-type="float">
            <text:p>264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6510" calcext:value-type="float">
            <text:p>26510</text:p>
          </table:table-cell>
          <table:table-cell office:value-type="float" office:value="25.41" calcext:value-type="float">
            <text:p>25.41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6520" calcext:value-type="float">
            <text:p>26520</text:p>
          </table:table-cell>
          <table:table-cell office:value-type="float" office:value="25.41" calcext:value-type="float">
            <text:p>25.41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6530" calcext:value-type="float">
            <text:p>26530</text:p>
          </table:table-cell>
          <table:table-cell office:value-type="float" office:value="25.41" calcext:value-type="float">
            <text:p>25.4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6540" calcext:value-type="float">
            <text:p>26540</text:p>
          </table:table-cell>
          <table:table-cell office:value-type="float" office:value="25.41" calcext:value-type="float">
            <text:p>25.4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6550" calcext:value-type="float">
            <text:p>265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6560" calcext:value-type="float">
            <text:p>265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6570" calcext:value-type="float">
            <text:p>265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6580" calcext:value-type="float">
            <text:p>265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6590" calcext:value-type="float">
            <text:p>265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6610" calcext:value-type="float">
            <text:p>266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6620" calcext:value-type="float">
            <text:p>266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6630" calcext:value-type="float">
            <text:p>266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6640" calcext:value-type="float">
            <text:p>266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6650" calcext:value-type="float">
            <text:p>266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6660" calcext:value-type="float">
            <text:p>266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6670" calcext:value-type="float">
            <text:p>266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6680" calcext:value-type="float">
            <text:p>266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6690" calcext:value-type="float">
            <text:p>266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6710" calcext:value-type="float">
            <text:p>267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6720" calcext:value-type="float">
            <text:p>267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6730" calcext:value-type="float">
            <text:p>267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6740" calcext:value-type="float">
            <text:p>267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6750" calcext:value-type="float">
            <text:p>267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6760" calcext:value-type="float">
            <text:p>267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6770" calcext:value-type="float">
            <text:p>267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6780" calcext:value-type="float">
            <text:p>267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6810" calcext:value-type="float">
            <text:p>268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6820" calcext:value-type="float">
            <text:p>268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26830" calcext:value-type="float">
            <text:p>26830</text:p>
          </table:table-cell>
          <table:table-cell office:value-type="float" office:value="25.21" calcext:value-type="float">
            <text:p>25.2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26850" calcext:value-type="float">
            <text:p>268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26860" calcext:value-type="float">
            <text:p>268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26870" calcext:value-type="float">
            <text:p>26870</text:p>
          </table:table-cell>
          <table:table-cell office:value-type="float" office:value="25.21" calcext:value-type="float">
            <text:p>25.2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25.21" calcext:value-type="float">
            <text:p>25.2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6890" calcext:value-type="float">
            <text:p>26890</text:p>
          </table:table-cell>
          <table:table-cell office:value-type="float" office:value="25.21" calcext:value-type="float">
            <text:p>25.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25.21" calcext:value-type="float">
            <text:p>25.2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6910" calcext:value-type="float">
            <text:p>26910</text:p>
          </table:table-cell>
          <table:table-cell office:value-type="float" office:value="25.21" calcext:value-type="float">
            <text:p>25.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6920" calcext:value-type="float">
            <text:p>26920</text:p>
          </table:table-cell>
          <table:table-cell office:value-type="float" office:value="25.21" calcext:value-type="float">
            <text:p>25.2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6930" calcext:value-type="float">
            <text:p>26930</text:p>
          </table:table-cell>
          <table:table-cell office:value-type="float" office:value="25.21" calcext:value-type="float">
            <text:p>25.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6940" calcext:value-type="float">
            <text:p>26940</text:p>
          </table:table-cell>
          <table:table-cell office:value-type="float" office:value="25.21" calcext:value-type="float">
            <text:p>25.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6950" calcext:value-type="float">
            <text:p>269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6960" calcext:value-type="float">
            <text:p>269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6970" calcext:value-type="float">
            <text:p>269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6980" calcext:value-type="float">
            <text:p>269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6990" calcext:value-type="float">
            <text:p>269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7020" calcext:value-type="float">
            <text:p>270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030" calcext:value-type="float">
            <text:p>270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7040" calcext:value-type="float">
            <text:p>270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7050" calcext:value-type="float">
            <text:p>270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060" calcext:value-type="float">
            <text:p>270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070" calcext:value-type="float">
            <text:p>2707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7080" calcext:value-type="float">
            <text:p>2708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7090" calcext:value-type="float">
            <text:p>27090</text:p>
          </table:table-cell>
          <table:table-cell office:value-type="float" office:value="25.31" calcext:value-type="float">
            <text:p>25.3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7110" calcext:value-type="float">
            <text:p>2711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7120" calcext:value-type="float">
            <text:p>27120</text:p>
          </table:table-cell>
          <table:table-cell office:value-type="float" office:value="25.31" calcext:value-type="float">
            <text:p>25.3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7130" calcext:value-type="float">
            <text:p>27130</text:p>
          </table:table-cell>
          <table:table-cell office:value-type="float" office:value="25.31" calcext:value-type="float">
            <text:p>25.3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7140" calcext:value-type="float">
            <text:p>2714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7150" calcext:value-type="float">
            <text:p>27150</text:p>
          </table:table-cell>
          <table:table-cell office:value-type="float" office:value="25.31" calcext:value-type="float">
            <text:p>25.31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7160" calcext:value-type="float">
            <text:p>27160</text:p>
          </table:table-cell>
          <table:table-cell office:value-type="float" office:value="25.31" calcext:value-type="float">
            <text:p>25.3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170" calcext:value-type="float">
            <text:p>2717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180" calcext:value-type="float">
            <text:p>2718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190" calcext:value-type="float">
            <text:p>2719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float" office:value="25.41" calcext:value-type="float">
            <text:p>25.41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7220" calcext:value-type="float">
            <text:p>2722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230" calcext:value-type="float">
            <text:p>2723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240" calcext:value-type="float">
            <text:p>2724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260" calcext:value-type="float">
            <text:p>27260</text:p>
          </table:table-cell>
          <table:table-cell office:value-type="float" office:value="25.41" calcext:value-type="float">
            <text:p>25.4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7270" calcext:value-type="float">
            <text:p>27270</text:p>
          </table:table-cell>
          <table:table-cell office:value-type="float" office:value="25.41" calcext:value-type="float">
            <text:p>25.4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290" calcext:value-type="float">
            <text:p>27290</text:p>
          </table:table-cell>
          <table:table-cell office:value-type="float" office:value="25.41" calcext:value-type="float">
            <text:p>25.41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25.41" calcext:value-type="float">
            <text:p>25.4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25.41" calcext:value-type="float">
            <text:p>25.4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7320" calcext:value-type="float">
            <text:p>2732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7340" calcext:value-type="float">
            <text:p>2734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7350" calcext:value-type="float">
            <text:p>2735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7360" calcext:value-type="float">
            <text:p>2736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7370" calcext:value-type="float">
            <text:p>2737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27380" calcext:value-type="float">
            <text:p>2738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7390" calcext:value-type="float">
            <text:p>2739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25.41" calcext:value-type="float">
            <text:p>25.4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7420" calcext:value-type="float">
            <text:p>27420</text:p>
          </table:table-cell>
          <table:table-cell office:value-type="float" office:value="25.51" calcext:value-type="float">
            <text:p>25.51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27430" calcext:value-type="float">
            <text:p>27430</text:p>
          </table:table-cell>
          <table:table-cell office:value-type="float" office:value="25.51" calcext:value-type="float">
            <text:p>25.5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440" calcext:value-type="float">
            <text:p>27440</text:p>
          </table:table-cell>
          <table:table-cell office:value-type="float" office:value="25.41" calcext:value-type="float">
            <text:p>25.4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450" calcext:value-type="float">
            <text:p>27450</text:p>
          </table:table-cell>
          <table:table-cell office:value-type="float" office:value="25.41" calcext:value-type="float">
            <text:p>25.4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460" calcext:value-type="float">
            <text:p>27460</text:p>
          </table:table-cell>
          <table:table-cell office:value-type="float" office:value="25.51" calcext:value-type="float">
            <text:p>25.51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7470" calcext:value-type="float">
            <text:p>27470</text:p>
          </table:table-cell>
          <table:table-cell office:value-type="float" office:value="25.51" calcext:value-type="float">
            <text:p>25.5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480" calcext:value-type="float">
            <text:p>27480</text:p>
          </table:table-cell>
          <table:table-cell office:value-type="float" office:value="25.51" calcext:value-type="float">
            <text:p>25.51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7490" calcext:value-type="float">
            <text:p>27490</text:p>
          </table:table-cell>
          <table:table-cell office:value-type="float" office:value="25.62" calcext:value-type="float">
            <text:p>25.6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5.62" calcext:value-type="float">
            <text:p>25.6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510" calcext:value-type="float">
            <text:p>27510</text:p>
          </table:table-cell>
          <table:table-cell office:value-type="float" office:value="25.62" calcext:value-type="float">
            <text:p>25.6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7520" calcext:value-type="float">
            <text:p>27520</text:p>
          </table:table-cell>
          <table:table-cell office:value-type="float" office:value="25.62" calcext:value-type="float">
            <text:p>25.6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530" calcext:value-type="float">
            <text:p>27530</text:p>
          </table:table-cell>
          <table:table-cell office:value-type="float" office:value="25.62" calcext:value-type="float">
            <text:p>25.6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540" calcext:value-type="float">
            <text:p>27540</text:p>
          </table:table-cell>
          <table:table-cell office:value-type="float" office:value="25.51" calcext:value-type="float">
            <text:p>25.5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550" calcext:value-type="float">
            <text:p>27550</text:p>
          </table:table-cell>
          <table:table-cell office:value-type="float" office:value="25.62" calcext:value-type="float">
            <text:p>25.6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7560" calcext:value-type="float">
            <text:p>27560</text:p>
          </table:table-cell>
          <table:table-cell office:value-type="float" office:value="25.62" calcext:value-type="float">
            <text:p>25.6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7570" calcext:value-type="float">
            <text:p>27570</text:p>
          </table:table-cell>
          <table:table-cell office:value-type="float" office:value="25.62" calcext:value-type="float">
            <text:p>25.6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7580" calcext:value-type="float">
            <text:p>27580</text:p>
          </table:table-cell>
          <table:table-cell office:value-type="float" office:value="25.62" calcext:value-type="float">
            <text:p>25.6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7590" calcext:value-type="float">
            <text:p>27590</text:p>
          </table:table-cell>
          <table:table-cell office:value-type="float" office:value="25.51" calcext:value-type="float">
            <text:p>25.5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5.51" calcext:value-type="float">
            <text:p>25.51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float" office:value="25.62" calcext:value-type="float">
            <text:p>25.6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7620" calcext:value-type="float">
            <text:p>27620</text:p>
          </table:table-cell>
          <table:table-cell office:value-type="float" office:value="25.62" calcext:value-type="float">
            <text:p>25.62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7630" calcext:value-type="float">
            <text:p>27630</text:p>
          </table:table-cell>
          <table:table-cell office:value-type="float" office:value="25.72" calcext:value-type="float">
            <text:p>25.7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7640" calcext:value-type="float">
            <text:p>27640</text:p>
          </table:table-cell>
          <table:table-cell office:value-type="float" office:value="25.82" calcext:value-type="float">
            <text:p>25.8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7650" calcext:value-type="float">
            <text:p>27650</text:p>
          </table:table-cell>
          <table:table-cell office:value-type="float" office:value="25.82" calcext:value-type="float">
            <text:p>25.82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7660" calcext:value-type="float">
            <text:p>27660</text:p>
          </table:table-cell>
          <table:table-cell office:value-type="float" office:value="25.82" calcext:value-type="float">
            <text:p>25.82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27670" calcext:value-type="float">
            <text:p>27670</text:p>
          </table:table-cell>
          <table:table-cell office:value-type="float" office:value="25.93" calcext:value-type="float">
            <text:p>25.9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7680" calcext:value-type="float">
            <text:p>27680</text:p>
          </table:table-cell>
          <table:table-cell office:value-type="float" office:value="25.82" calcext:value-type="float">
            <text:p>25.8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7690" calcext:value-type="float">
            <text:p>27690</text:p>
          </table:table-cell>
          <table:table-cell office:value-type="float" office:value="25.82" calcext:value-type="float">
            <text:p>25.8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25.82" calcext:value-type="float">
            <text:p>25.82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25.82" calcext:value-type="float">
            <text:p>25.82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720" calcext:value-type="float">
            <text:p>27720</text:p>
          </table:table-cell>
          <table:table-cell office:value-type="float" office:value="25.93" calcext:value-type="float">
            <text:p>25.9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730" calcext:value-type="float">
            <text:p>27730</text:p>
          </table:table-cell>
          <table:table-cell office:value-type="float" office:value="26.03" calcext:value-type="float">
            <text:p>26.0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7740" calcext:value-type="float">
            <text:p>27740</text:p>
          </table:table-cell>
          <table:table-cell office:value-type="float" office:value="25.93" calcext:value-type="float">
            <text:p>25.93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float" office:value="25.82" calcext:value-type="float">
            <text:p>25.8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7760" calcext:value-type="float">
            <text:p>27760</text:p>
          </table:table-cell>
          <table:table-cell office:value-type="float" office:value="25.82" calcext:value-type="float">
            <text:p>25.8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7770" calcext:value-type="float">
            <text:p>27770</text:p>
          </table:table-cell>
          <table:table-cell office:value-type="float" office:value="25.82" calcext:value-type="float">
            <text:p>25.8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780" calcext:value-type="float">
            <text:p>27780</text:p>
          </table:table-cell>
          <table:table-cell office:value-type="float" office:value="25.82" calcext:value-type="float">
            <text:p>25.8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7790" calcext:value-type="float">
            <text:p>27790</text:p>
          </table:table-cell>
          <table:table-cell office:value-type="float" office:value="25.82" calcext:value-type="float">
            <text:p>25.8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25.93" calcext:value-type="float">
            <text:p>25.9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25.93" calcext:value-type="float">
            <text:p>25.9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7820" calcext:value-type="float">
            <text:p>27820</text:p>
          </table:table-cell>
          <table:table-cell office:value-type="float" office:value="25.93" calcext:value-type="float">
            <text:p>25.9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7830" calcext:value-type="float">
            <text:p>27830</text:p>
          </table:table-cell>
          <table:table-cell office:value-type="float" office:value="25.82" calcext:value-type="float">
            <text:p>25.8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7840" calcext:value-type="float">
            <text:p>27840</text:p>
          </table:table-cell>
          <table:table-cell office:value-type="float" office:value="25.82" calcext:value-type="float">
            <text:p>25.8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27850" calcext:value-type="float">
            <text:p>27850</text:p>
          </table:table-cell>
          <table:table-cell office:value-type="float" office:value="25.82" calcext:value-type="float">
            <text:p>25.8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7860" calcext:value-type="float">
            <text:p>27860</text:p>
          </table:table-cell>
          <table:table-cell office:value-type="float" office:value="25.82" calcext:value-type="float">
            <text:p>25.8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7870" calcext:value-type="float">
            <text:p>27870</text:p>
          </table:table-cell>
          <table:table-cell office:value-type="float" office:value="25.82" calcext:value-type="float">
            <text:p>25.8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7880" calcext:value-type="float">
            <text:p>27880</text:p>
          </table:table-cell>
          <table:table-cell office:value-type="float" office:value="25.82" calcext:value-type="float">
            <text:p>25.82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27890" calcext:value-type="float">
            <text:p>27890</text:p>
          </table:table-cell>
          <table:table-cell office:value-type="float" office:value="25.82" calcext:value-type="float">
            <text:p>25.8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25.82" calcext:value-type="float">
            <text:p>25.8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27910" calcext:value-type="float">
            <text:p>27910</text:p>
          </table:table-cell>
          <table:table-cell office:value-type="float" office:value="25.82" calcext:value-type="float">
            <text:p>25.8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27920" calcext:value-type="float">
            <text:p>27920</text:p>
          </table:table-cell>
          <table:table-cell office:value-type="float" office:value="25.72" calcext:value-type="float">
            <text:p>25.7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27930" calcext:value-type="float">
            <text:p>27930</text:p>
          </table:table-cell>
          <table:table-cell office:value-type="float" office:value="25.82" calcext:value-type="float">
            <text:p>25.8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27940" calcext:value-type="float">
            <text:p>27940</text:p>
          </table:table-cell>
          <table:table-cell office:value-type="float" office:value="25.72" calcext:value-type="float">
            <text:p>25.72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27950" calcext:value-type="float">
            <text:p>27950</text:p>
          </table:table-cell>
          <table:table-cell office:value-type="float" office:value="25.72" calcext:value-type="float">
            <text:p>25.72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7960" calcext:value-type="float">
            <text:p>27960</text:p>
          </table:table-cell>
          <table:table-cell office:value-type="float" office:value="25.72" calcext:value-type="float">
            <text:p>25.72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25.72" calcext:value-type="float">
            <text:p>25.72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27980" calcext:value-type="float">
            <text:p>27980</text:p>
          </table:table-cell>
          <table:table-cell office:value-type="float" office:value="25.72" calcext:value-type="float">
            <text:p>25.72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27990" calcext:value-type="float">
            <text:p>27990</text:p>
          </table:table-cell>
          <table:table-cell office:value-type="float" office:value="25.82" calcext:value-type="float">
            <text:p>25.82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5.72" calcext:value-type="float">
            <text:p>25.7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25.72" calcext:value-type="float">
            <text:p>25.7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8020" calcext:value-type="float">
            <text:p>28020</text:p>
          </table:table-cell>
          <table:table-cell office:value-type="float" office:value="25.82" calcext:value-type="float">
            <text:p>25.8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28030" calcext:value-type="float">
            <text:p>28030</text:p>
          </table:table-cell>
          <table:table-cell office:value-type="float" office:value="25.82" calcext:value-type="float">
            <text:p>25.8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8040" calcext:value-type="float">
            <text:p>28040</text:p>
          </table:table-cell>
          <table:table-cell office:value-type="float" office:value="25.72" calcext:value-type="float">
            <text:p>25.72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8050" calcext:value-type="float">
            <text:p>28050</text:p>
          </table:table-cell>
          <table:table-cell office:value-type="float" office:value="25.82" calcext:value-type="float">
            <text:p>25.82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8060" calcext:value-type="float">
            <text:p>28060</text:p>
          </table:table-cell>
          <table:table-cell office:value-type="float" office:value="25.82" calcext:value-type="float">
            <text:p>25.8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8070" calcext:value-type="float">
            <text:p>28070</text:p>
          </table:table-cell>
          <table:table-cell office:value-type="float" office:value="25.82" calcext:value-type="float">
            <text:p>25.82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8080" calcext:value-type="float">
            <text:p>28080</text:p>
          </table:table-cell>
          <table:table-cell office:value-type="float" office:value="25.93" calcext:value-type="float">
            <text:p>25.9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8090" calcext:value-type="float">
            <text:p>28090</text:p>
          </table:table-cell>
          <table:table-cell office:value-type="float" office:value="25.82" calcext:value-type="float">
            <text:p>25.8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25.82" calcext:value-type="float">
            <text:p>25.8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8110" calcext:value-type="float">
            <text:p>28110</text:p>
          </table:table-cell>
          <table:table-cell office:value-type="float" office:value="25.93" calcext:value-type="float">
            <text:p>25.9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8120" calcext:value-type="float">
            <text:p>28120</text:p>
          </table:table-cell>
          <table:table-cell office:value-type="float" office:value="25.82" calcext:value-type="float">
            <text:p>25.8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28130" calcext:value-type="float">
            <text:p>28130</text:p>
          </table:table-cell>
          <table:table-cell office:value-type="float" office:value="25.82" calcext:value-type="float">
            <text:p>25.82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8140" calcext:value-type="float">
            <text:p>28140</text:p>
          </table:table-cell>
          <table:table-cell office:value-type="float" office:value="25.93" calcext:value-type="float">
            <text:p>25.93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8150" calcext:value-type="float">
            <text:p>28150</text:p>
          </table:table-cell>
          <table:table-cell office:value-type="float" office:value="25.93" calcext:value-type="float">
            <text:p>25.9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28160" calcext:value-type="float">
            <text:p>28160</text:p>
          </table:table-cell>
          <table:table-cell office:value-type="float" office:value="25.93" calcext:value-type="float">
            <text:p>25.93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28170" calcext:value-type="float">
            <text:p>28170</text:p>
          </table:table-cell>
          <table:table-cell office:value-type="float" office:value="25.82" calcext:value-type="float">
            <text:p>25.82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28180" calcext:value-type="float">
            <text:p>28180</text:p>
          </table:table-cell>
          <table:table-cell office:value-type="float" office:value="25.93" calcext:value-type="float">
            <text:p>25.9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28190" calcext:value-type="float">
            <text:p>28190</text:p>
          </table:table-cell>
          <table:table-cell office:value-type="float" office:value="26.03" calcext:value-type="float">
            <text:p>26.0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26.03" calcext:value-type="float">
            <text:p>26.0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28210" calcext:value-type="float">
            <text:p>28210</text:p>
          </table:table-cell>
          <table:table-cell office:value-type="float" office:value="26.03" calcext:value-type="float">
            <text:p>26.0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8220" calcext:value-type="float">
            <text:p>28220</text:p>
          </table:table-cell>
          <table:table-cell office:value-type="float" office:value="26.03" calcext:value-type="float">
            <text:p>26.03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28230" calcext:value-type="float">
            <text:p>28230</text:p>
          </table:table-cell>
          <table:table-cell office:value-type="float" office:value="26.03" calcext:value-type="float">
            <text:p>26.03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8240" calcext:value-type="float">
            <text:p>28240</text:p>
          </table:table-cell>
          <table:table-cell office:value-type="float" office:value="26.13" calcext:value-type="float">
            <text:p>26.1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 office:value-type="float" office:value="26.24" calcext:value-type="float">
            <text:p>26.24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28260" calcext:value-type="float">
            <text:p>28260</text:p>
          </table:table-cell>
          <table:table-cell office:value-type="float" office:value="26.13" calcext:value-type="float">
            <text:p>26.13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8270" calcext:value-type="float">
            <text:p>28270</text:p>
          </table:table-cell>
          <table:table-cell office:value-type="float" office:value="26.03" calcext:value-type="float">
            <text:p>26.03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8280" calcext:value-type="float">
            <text:p>28280</text:p>
          </table:table-cell>
          <table:table-cell office:value-type="float" office:value="26.03" calcext:value-type="float">
            <text:p>26.03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28290" calcext:value-type="float">
            <text:p>28290</text:p>
          </table:table-cell>
          <table:table-cell office:value-type="float" office:value="26.03" calcext:value-type="float">
            <text:p>26.0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25.93" calcext:value-type="float">
            <text:p>25.9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8310" calcext:value-type="float">
            <text:p>28310</text:p>
          </table:table-cell>
          <table:table-cell office:value-type="float" office:value="25.93" calcext:value-type="float">
            <text:p>25.93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8320" calcext:value-type="float">
            <text:p>28320</text:p>
          </table:table-cell>
          <table:table-cell office:value-type="float" office:value="26.03" calcext:value-type="float">
            <text:p>26.0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8330" calcext:value-type="float">
            <text:p>28330</text:p>
          </table:table-cell>
          <table:table-cell office:value-type="float" office:value="25.93" calcext:value-type="float">
            <text:p>25.93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8340" calcext:value-type="float">
            <text:p>28340</text:p>
          </table:table-cell>
          <table:table-cell office:value-type="float" office:value="25.93" calcext:value-type="float">
            <text:p>25.93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8350" calcext:value-type="float">
            <text:p>28350</text:p>
          </table:table-cell>
          <table:table-cell office:value-type="float" office:value="25.93" calcext:value-type="float">
            <text:p>25.93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8360" calcext:value-type="float">
            <text:p>28360</text:p>
          </table:table-cell>
          <table:table-cell office:value-type="float" office:value="25.93" calcext:value-type="float">
            <text:p>25.9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8370" calcext:value-type="float">
            <text:p>28370</text:p>
          </table:table-cell>
          <table:table-cell office:value-type="float" office:value="25.82" calcext:value-type="float">
            <text:p>25.82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8380" calcext:value-type="float">
            <text:p>28380</text:p>
          </table:table-cell>
          <table:table-cell office:value-type="float" office:value="25.82" calcext:value-type="float">
            <text:p>25.82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8390" calcext:value-type="float">
            <text:p>28390</text:p>
          </table:table-cell>
          <table:table-cell office:value-type="float" office:value="25.93" calcext:value-type="float">
            <text:p>25.93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25.93" calcext:value-type="float">
            <text:p>25.93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28410" calcext:value-type="float">
            <text:p>28410</text:p>
          </table:table-cell>
          <table:table-cell office:value-type="float" office:value="26.03" calcext:value-type="float">
            <text:p>26.0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8420" calcext:value-type="float">
            <text:p>28420</text:p>
          </table:table-cell>
          <table:table-cell office:value-type="float" office:value="26.03" calcext:value-type="float">
            <text:p>26.0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8430" calcext:value-type="float">
            <text:p>28430</text:p>
          </table:table-cell>
          <table:table-cell office:value-type="float" office:value="26.03" calcext:value-type="float">
            <text:p>26.03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28440" calcext:value-type="float">
            <text:p>28440</text:p>
          </table:table-cell>
          <table:table-cell office:value-type="float" office:value="25.93" calcext:value-type="float">
            <text:p>25.93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28450" calcext:value-type="float">
            <text:p>28450</text:p>
          </table:table-cell>
          <table:table-cell office:value-type="float" office:value="25.93" calcext:value-type="float">
            <text:p>25.93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8460" calcext:value-type="float">
            <text:p>28460</text:p>
          </table:table-cell>
          <table:table-cell office:value-type="float" office:value="25.93" calcext:value-type="float">
            <text:p>25.9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8470" calcext:value-type="float">
            <text:p>28470</text:p>
          </table:table-cell>
          <table:table-cell office:value-type="float" office:value="25.93" calcext:value-type="float">
            <text:p>25.9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8480" calcext:value-type="float">
            <text:p>28480</text:p>
          </table:table-cell>
          <table:table-cell office:value-type="float" office:value="25.93" calcext:value-type="float">
            <text:p>25.9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8490" calcext:value-type="float">
            <text:p>28490</text:p>
          </table:table-cell>
          <table:table-cell office:value-type="float" office:value="25.93" calcext:value-type="float">
            <text:p>25.9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5.93" calcext:value-type="float">
            <text:p>25.93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8510" calcext:value-type="float">
            <text:p>28510</text:p>
          </table:table-cell>
          <table:table-cell office:value-type="float" office:value="25.93" calcext:value-type="float">
            <text:p>25.93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8520" calcext:value-type="float">
            <text:p>28520</text:p>
          </table:table-cell>
          <table:table-cell office:value-type="float" office:value="25.93" calcext:value-type="float">
            <text:p>25.93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28530" calcext:value-type="float">
            <text:p>28530</text:p>
          </table:table-cell>
          <table:table-cell office:value-type="float" office:value="25.93" calcext:value-type="float">
            <text:p>25.9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28540" calcext:value-type="float">
            <text:p>28540</text:p>
          </table:table-cell>
          <table:table-cell office:value-type="float" office:value="26.03" calcext:value-type="float">
            <text:p>26.0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8550" calcext:value-type="float">
            <text:p>28550</text:p>
          </table:table-cell>
          <table:table-cell office:value-type="float" office:value="25.93" calcext:value-type="float">
            <text:p>25.9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8560" calcext:value-type="float">
            <text:p>28560</text:p>
          </table:table-cell>
          <table:table-cell office:value-type="float" office:value="25.93" calcext:value-type="float">
            <text:p>25.9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8570" calcext:value-type="float">
            <text:p>28570</text:p>
          </table:table-cell>
          <table:table-cell office:value-type="float" office:value="25.93" calcext:value-type="float">
            <text:p>25.9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8580" calcext:value-type="float">
            <text:p>28580</text:p>
          </table:table-cell>
          <table:table-cell office:value-type="float" office:value="25.93" calcext:value-type="float">
            <text:p>25.9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8590" calcext:value-type="float">
            <text:p>28590</text:p>
          </table:table-cell>
          <table:table-cell office:value-type="float" office:value="25.93" calcext:value-type="float">
            <text:p>25.9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26.03" calcext:value-type="float">
            <text:p>26.0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25.93" calcext:value-type="float">
            <text:p>25.9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8620" calcext:value-type="float">
            <text:p>28620</text:p>
          </table:table-cell>
          <table:table-cell office:value-type="float" office:value="25.93" calcext:value-type="float">
            <text:p>25.9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8630" calcext:value-type="float">
            <text:p>28630</text:p>
          </table:table-cell>
          <table:table-cell office:value-type="float" office:value="25.93" calcext:value-type="float">
            <text:p>25.9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8640" calcext:value-type="float">
            <text:p>28640</text:p>
          </table:table-cell>
          <table:table-cell office:value-type="float" office:value="25.93" calcext:value-type="float">
            <text:p>25.9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8650" calcext:value-type="float">
            <text:p>28650</text:p>
          </table:table-cell>
          <table:table-cell office:value-type="float" office:value="25.93" calcext:value-type="float">
            <text:p>25.9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8660" calcext:value-type="float">
            <text:p>28660</text:p>
          </table:table-cell>
          <table:table-cell office:value-type="float" office:value="25.93" calcext:value-type="float">
            <text:p>25.9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8670" calcext:value-type="float">
            <text:p>28670</text:p>
          </table:table-cell>
          <table:table-cell office:value-type="float" office:value="25.93" calcext:value-type="float">
            <text:p>25.9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8680" calcext:value-type="float">
            <text:p>28680</text:p>
          </table:table-cell>
          <table:table-cell office:value-type="float" office:value="25.93" calcext:value-type="float">
            <text:p>25.9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8690" calcext:value-type="float">
            <text:p>28690</text:p>
          </table:table-cell>
          <table:table-cell office:value-type="float" office:value="25.93" calcext:value-type="float">
            <text:p>25.9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25.93" calcext:value-type="float">
            <text:p>25.9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25.93" calcext:value-type="float">
            <text:p>25.9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8720" calcext:value-type="float">
            <text:p>28720</text:p>
          </table:table-cell>
          <table:table-cell office:value-type="float" office:value="26.03" calcext:value-type="float">
            <text:p>26.0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8730" calcext:value-type="float">
            <text:p>28730</text:p>
          </table:table-cell>
          <table:table-cell office:value-type="float" office:value="26.03" calcext:value-type="float">
            <text:p>26.0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8740" calcext:value-type="float">
            <text:p>28740</text:p>
          </table:table-cell>
          <table:table-cell office:value-type="float" office:value="26.03" calcext:value-type="float">
            <text:p>26.0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8750" calcext:value-type="float">
            <text:p>28750</text:p>
          </table:table-cell>
          <table:table-cell office:value-type="float" office:value="26.03" calcext:value-type="float">
            <text:p>26.0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8760" calcext:value-type="float">
            <text:p>28760</text:p>
          </table:table-cell>
          <table:table-cell office:value-type="float" office:value="25.93" calcext:value-type="float">
            <text:p>25.9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8770" calcext:value-type="float">
            <text:p>28770</text:p>
          </table:table-cell>
          <table:table-cell office:value-type="float" office:value="26.03" calcext:value-type="float">
            <text:p>26.0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8780" calcext:value-type="float">
            <text:p>28780</text:p>
          </table:table-cell>
          <table:table-cell office:value-type="float" office:value="26.03" calcext:value-type="float">
            <text:p>26.0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8790" calcext:value-type="float">
            <text:p>28790</text:p>
          </table:table-cell>
          <table:table-cell office:value-type="float" office:value="26.13" calcext:value-type="float">
            <text:p>26.13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6.13" calcext:value-type="float">
            <text:p>26.1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26.03" calcext:value-type="float">
            <text:p>26.0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8820" calcext:value-type="float">
            <text:p>28820</text:p>
          </table:table-cell>
          <table:table-cell office:value-type="float" office:value="26.03" calcext:value-type="float">
            <text:p>26.0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8830" calcext:value-type="float">
            <text:p>28830</text:p>
          </table:table-cell>
          <table:table-cell office:value-type="float" office:value="26.03" calcext:value-type="float">
            <text:p>26.03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8840" calcext:value-type="float">
            <text:p>28840</text:p>
          </table:table-cell>
          <table:table-cell office:value-type="float" office:value="26.03" calcext:value-type="float">
            <text:p>26.0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8850" calcext:value-type="float">
            <text:p>28850</text:p>
          </table:table-cell>
          <table:table-cell office:value-type="float" office:value="26.03" calcext:value-type="float">
            <text:p>26.0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8860" calcext:value-type="float">
            <text:p>28860</text:p>
          </table:table-cell>
          <table:table-cell office:value-type="float" office:value="26.03" calcext:value-type="float">
            <text:p>26.0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8870" calcext:value-type="float">
            <text:p>28870</text:p>
          </table:table-cell>
          <table:table-cell office:value-type="float" office:value="26.03" calcext:value-type="float">
            <text:p>26.03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8880" calcext:value-type="float">
            <text:p>28880</text:p>
          </table:table-cell>
          <table:table-cell office:value-type="float" office:value="26.03" calcext:value-type="float">
            <text:p>26.0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8890" calcext:value-type="float">
            <text:p>28890</text:p>
          </table:table-cell>
          <table:table-cell office:value-type="float" office:value="26.03" calcext:value-type="float">
            <text:p>26.0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26.13" calcext:value-type="float">
            <text:p>26.1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8910" calcext:value-type="float">
            <text:p>28910</text:p>
          </table:table-cell>
          <table:table-cell office:value-type="float" office:value="26.03" calcext:value-type="float">
            <text:p>26.0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8920" calcext:value-type="float">
            <text:p>28920</text:p>
          </table:table-cell>
          <table:table-cell office:value-type="float" office:value="26.03" calcext:value-type="float">
            <text:p>26.0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8930" calcext:value-type="float">
            <text:p>28930</text:p>
          </table:table-cell>
          <table:table-cell office:value-type="float" office:value="26.03" calcext:value-type="float">
            <text:p>26.0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8940" calcext:value-type="float">
            <text:p>28940</text:p>
          </table:table-cell>
          <table:table-cell office:value-type="float" office:value="26.03" calcext:value-type="float">
            <text:p>26.0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8950" calcext:value-type="float">
            <text:p>28950</text:p>
          </table:table-cell>
          <table:table-cell office:value-type="float" office:value="26.03" calcext:value-type="float">
            <text:p>26.0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8960" calcext:value-type="float">
            <text:p>28960</text:p>
          </table:table-cell>
          <table:table-cell office:value-type="float" office:value="26.03" calcext:value-type="float">
            <text:p>26.03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8970" calcext:value-type="float">
            <text:p>28970</text:p>
          </table:table-cell>
          <table:table-cell office:value-type="float" office:value="26.03" calcext:value-type="float">
            <text:p>26.03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8980" calcext:value-type="float">
            <text:p>28980</text:p>
          </table:table-cell>
          <table:table-cell office:value-type="float" office:value="26.13" calcext:value-type="float">
            <text:p>26.1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8990" calcext:value-type="float">
            <text:p>28990</text:p>
          </table:table-cell>
          <table:table-cell office:value-type="float" office:value="26.13" calcext:value-type="float">
            <text:p>26.13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6.13" calcext:value-type="float">
            <text:p>26.1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26.03" calcext:value-type="float">
            <text:p>26.0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26.03" calcext:value-type="float">
            <text:p>26.0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9030" calcext:value-type="float">
            <text:p>29030</text:p>
          </table:table-cell>
          <table:table-cell office:value-type="float" office:value="26.03" calcext:value-type="float">
            <text:p>26.0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9040" calcext:value-type="float">
            <text:p>29040</text:p>
          </table:table-cell>
          <table:table-cell office:value-type="float" office:value="26.13" calcext:value-type="float">
            <text:p>26.1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9050" calcext:value-type="float">
            <text:p>29050</text:p>
          </table:table-cell>
          <table:table-cell office:value-type="float" office:value="26.13" calcext:value-type="float">
            <text:p>26.13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060" calcext:value-type="float">
            <text:p>29060</text:p>
          </table:table-cell>
          <table:table-cell office:value-type="float" office:value="26.13" calcext:value-type="float">
            <text:p>26.13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070" calcext:value-type="float">
            <text:p>2907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080" calcext:value-type="float">
            <text:p>2908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090" calcext:value-type="float">
            <text:p>2909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120" calcext:value-type="float">
            <text:p>29120</text:p>
          </table:table-cell>
          <table:table-cell office:value-type="float" office:value="26.13" calcext:value-type="float">
            <text:p>26.13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130" calcext:value-type="float">
            <text:p>29130</text:p>
          </table:table-cell>
          <table:table-cell office:value-type="float" office:value="26.13" calcext:value-type="float">
            <text:p>26.1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9140" calcext:value-type="float">
            <text:p>29140</text:p>
          </table:table-cell>
          <table:table-cell office:value-type="float" office:value="26.13" calcext:value-type="float">
            <text:p>26.1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9150" calcext:value-type="float">
            <text:p>29150</text:p>
          </table:table-cell>
          <table:table-cell office:value-type="float" office:value="26.13" calcext:value-type="float">
            <text:p>26.1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9160" calcext:value-type="float">
            <text:p>29160</text:p>
          </table:table-cell>
          <table:table-cell office:value-type="float" office:value="26.13" calcext:value-type="float">
            <text:p>26.1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9170" calcext:value-type="float">
            <text:p>2917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180" calcext:value-type="float">
            <text:p>29180</text:p>
          </table:table-cell>
          <table:table-cell office:value-type="float" office:value="26.13" calcext:value-type="float">
            <text:p>26.1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9190" calcext:value-type="float">
            <text:p>29190</text:p>
          </table:table-cell>
          <table:table-cell office:value-type="float" office:value="26.13" calcext:value-type="float">
            <text:p>26.1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26.13" calcext:value-type="float">
            <text:p>26.13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9210" calcext:value-type="float">
            <text:p>29210</text:p>
          </table:table-cell>
          <table:table-cell office:value-type="float" office:value="26.13" calcext:value-type="float">
            <text:p>26.1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9220" calcext:value-type="float">
            <text:p>29220</text:p>
          </table:table-cell>
          <table:table-cell office:value-type="float" office:value="26.24" calcext:value-type="float">
            <text:p>26.2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9230" calcext:value-type="float">
            <text:p>29230</text:p>
          </table:table-cell>
          <table:table-cell office:value-type="float" office:value="26.24" calcext:value-type="float">
            <text:p>26.2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9240" calcext:value-type="float">
            <text:p>29240</text:p>
          </table:table-cell>
          <table:table-cell office:value-type="float" office:value="26.24" calcext:value-type="float">
            <text:p>26.2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9250" calcext:value-type="float">
            <text:p>29250</text:p>
          </table:table-cell>
          <table:table-cell office:value-type="float" office:value="26.13" calcext:value-type="float">
            <text:p>26.1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float" office:value="26.13" calcext:value-type="float">
            <text:p>26.1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9270" calcext:value-type="float">
            <text:p>2927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280" calcext:value-type="float">
            <text:p>2928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290" calcext:value-type="float">
            <text:p>29290</text:p>
          </table:table-cell>
          <table:table-cell office:value-type="float" office:value="26.24" calcext:value-type="float">
            <text:p>26.2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float" office:value="26.24" calcext:value-type="float">
            <text:p>26.2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9320" calcext:value-type="float">
            <text:p>29320</text:p>
          </table:table-cell>
          <table:table-cell office:value-type="float" office:value="26.24" calcext:value-type="float">
            <text:p>26.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9330" calcext:value-type="float">
            <text:p>29330</text:p>
          </table:table-cell>
          <table:table-cell office:value-type="float" office:value="26.24" calcext:value-type="float">
            <text:p>26.2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9340" calcext:value-type="float">
            <text:p>2934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350" calcext:value-type="float">
            <text:p>2935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360" calcext:value-type="float">
            <text:p>2936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370" calcext:value-type="float">
            <text:p>2937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380" calcext:value-type="float">
            <text:p>2938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390" calcext:value-type="float">
            <text:p>2939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26.24" calcext:value-type="float">
            <text:p>26.2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420" calcext:value-type="float">
            <text:p>2942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430" calcext:value-type="float">
            <text:p>2943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440" calcext:value-type="float">
            <text:p>2944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450" calcext:value-type="float">
            <text:p>29450</text:p>
          </table:table-cell>
          <table:table-cell office:value-type="float" office:value="26.24" calcext:value-type="float">
            <text:p>26.2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9460" calcext:value-type="float">
            <text:p>2946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470" calcext:value-type="float">
            <text:p>2947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480" calcext:value-type="float">
            <text:p>29480</text:p>
          </table:table-cell>
          <table:table-cell office:value-type="float" office:value="26.24" calcext:value-type="float">
            <text:p>26.2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9490" calcext:value-type="float">
            <text:p>29490</text:p>
          </table:table-cell>
          <table:table-cell office:value-type="float" office:value="26.24" calcext:value-type="float">
            <text:p>26.2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26.24" calcext:value-type="float">
            <text:p>26.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26.24" calcext:value-type="float">
            <text:p>26.2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520" calcext:value-type="float">
            <text:p>29520</text:p>
          </table:table-cell>
          <table:table-cell office:value-type="float" office:value="26.24" calcext:value-type="float">
            <text:p>26.2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9530" calcext:value-type="float">
            <text:p>29530</text:p>
          </table:table-cell>
          <table:table-cell office:value-type="float" office:value="26.34" calcext:value-type="float">
            <text:p>26.34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9540" calcext:value-type="float">
            <text:p>29540</text:p>
          </table:table-cell>
          <table:table-cell office:value-type="float" office:value="26.34" calcext:value-type="float">
            <text:p>26.3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9550" calcext:value-type="float">
            <text:p>29550</text:p>
          </table:table-cell>
          <table:table-cell office:value-type="float" office:value="26.34" calcext:value-type="float">
            <text:p>26.3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9570" calcext:value-type="float">
            <text:p>29570</text:p>
          </table:table-cell>
          <table:table-cell office:value-type="float" office:value="26.34" calcext:value-type="float">
            <text:p>26.3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9580" calcext:value-type="float">
            <text:p>29580</text:p>
          </table:table-cell>
          <table:table-cell office:value-type="float" office:value="26.24" calcext:value-type="float">
            <text:p>26.2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9590" calcext:value-type="float">
            <text:p>29590</text:p>
          </table:table-cell>
          <table:table-cell office:value-type="float" office:value="26.24" calcext:value-type="float">
            <text:p>26.2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6.34" calcext:value-type="float">
            <text:p>26.3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9610" calcext:value-type="float">
            <text:p>29610</text:p>
          </table:table-cell>
          <table:table-cell office:value-type="float" office:value="26.24" calcext:value-type="float">
            <text:p>26.2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9620" calcext:value-type="float">
            <text:p>2962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9630" calcext:value-type="float">
            <text:p>29630</text:p>
          </table:table-cell>
          <table:table-cell office:value-type="float" office:value="26.34" calcext:value-type="float">
            <text:p>26.3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9640" calcext:value-type="float">
            <text:p>29640</text:p>
          </table:table-cell>
          <table:table-cell office:value-type="float" office:value="26.34" calcext:value-type="float">
            <text:p>26.3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9650" calcext:value-type="float">
            <text:p>29650</text:p>
          </table:table-cell>
          <table:table-cell office:value-type="float" office:value="26.34" calcext:value-type="float">
            <text:p>26.3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9660" calcext:value-type="float">
            <text:p>29660</text:p>
          </table:table-cell>
          <table:table-cell office:value-type="float" office:value="26.34" calcext:value-type="float">
            <text:p>26.3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9670" calcext:value-type="float">
            <text:p>29670</text:p>
          </table:table-cell>
          <table:table-cell office:value-type="float" office:value="26.24" calcext:value-type="float">
            <text:p>26.2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9680" calcext:value-type="float">
            <text:p>29680</text:p>
          </table:table-cell>
          <table:table-cell office:value-type="float" office:value="26.34" calcext:value-type="float">
            <text:p>26.3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9690" calcext:value-type="float">
            <text:p>29690</text:p>
          </table:table-cell>
          <table:table-cell office:value-type="float" office:value="26.24" calcext:value-type="float">
            <text:p>26.2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26.24" calcext:value-type="float">
            <text:p>26.2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9710" calcext:value-type="float">
            <text:p>29710</text:p>
          </table:table-cell>
          <table:table-cell office:value-type="float" office:value="26.24" calcext:value-type="float">
            <text:p>26.2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9720" calcext:value-type="float">
            <text:p>29720</text:p>
          </table:table-cell>
          <table:table-cell office:value-type="float" office:value="26.24" calcext:value-type="float">
            <text:p>26.2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9730" calcext:value-type="float">
            <text:p>29730</text:p>
          </table:table-cell>
          <table:table-cell office:value-type="float" office:value="26.24" calcext:value-type="float">
            <text:p>26.2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9740" calcext:value-type="float">
            <text:p>2974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26.24" calcext:value-type="float">
            <text:p>26.2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9760" calcext:value-type="float">
            <text:p>29760</text:p>
          </table:table-cell>
          <table:table-cell office:value-type="float" office:value="26.24" calcext:value-type="float">
            <text:p>26.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9770" calcext:value-type="float">
            <text:p>29770</text:p>
          </table:table-cell>
          <table:table-cell office:value-type="float" office:value="26.24" calcext:value-type="float">
            <text:p>26.2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9780" calcext:value-type="float">
            <text:p>29780</text:p>
          </table:table-cell>
          <table:table-cell office:value-type="float" office:value="26.24" calcext:value-type="float">
            <text:p>26.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9790" calcext:value-type="float">
            <text:p>29790</text:p>
          </table:table-cell>
          <table:table-cell office:value-type="float" office:value="26.24" calcext:value-type="float">
            <text:p>26.2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9810" calcext:value-type="float">
            <text:p>29810</text:p>
          </table:table-cell>
          <table:table-cell office:value-type="float" office:value="26.24" calcext:value-type="float">
            <text:p>26.2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29820" calcext:value-type="float">
            <text:p>29820</text:p>
          </table:table-cell>
          <table:table-cell office:value-type="float" office:value="26.24" calcext:value-type="float">
            <text:p>26.2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9830" calcext:value-type="float">
            <text:p>2983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9840" calcext:value-type="float">
            <text:p>2984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9850" calcext:value-type="float">
            <text:p>2985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9860" calcext:value-type="float">
            <text:p>29860</text:p>
          </table:table-cell>
          <table:table-cell office:value-type="float" office:value="26.34" calcext:value-type="float">
            <text:p>26.3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9870" calcext:value-type="float">
            <text:p>2987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9880" calcext:value-type="float">
            <text:p>2988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9890" calcext:value-type="float">
            <text:p>2989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26.34" calcext:value-type="float">
            <text:p>26.3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9910" calcext:value-type="float">
            <text:p>29910</text:p>
          </table:table-cell>
          <table:table-cell office:value-type="float" office:value="26.34" calcext:value-type="float">
            <text:p>26.3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26.34" calcext:value-type="float">
            <text:p>26.3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9930" calcext:value-type="float">
            <text:p>29930</text:p>
          </table:table-cell>
          <table:table-cell office:value-type="float" office:value="26.34" calcext:value-type="float">
            <text:p>26.3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9940" calcext:value-type="float">
            <text:p>29940</text:p>
          </table:table-cell>
          <table:table-cell office:value-type="float" office:value="26.34" calcext:value-type="float">
            <text:p>26.3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9950" calcext:value-type="float">
            <text:p>29950</text:p>
          </table:table-cell>
          <table:table-cell office:value-type="float" office:value="26.34" calcext:value-type="float">
            <text:p>26.3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9960" calcext:value-type="float">
            <text:p>29960</text:p>
          </table:table-cell>
          <table:table-cell office:value-type="float" office:value="26.34" calcext:value-type="float">
            <text:p>26.3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9970" calcext:value-type="float">
            <text:p>29970</text:p>
          </table:table-cell>
          <table:table-cell office:value-type="float" office:value="26.34" calcext:value-type="float">
            <text:p>26.3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9980" calcext:value-type="float">
            <text:p>2998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9990" calcext:value-type="float">
            <text:p>29990</text:p>
          </table:table-cell>
          <table:table-cell office:value-type="float" office:value="26.34" calcext:value-type="float">
            <text:p>26.34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34" calcext:value-type="float">
            <text:p>26.34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26.34" calcext:value-type="float">
            <text:p>26.34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float" office:value="26.34" calcext:value-type="float">
            <text:p>26.34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0030" calcext:value-type="float">
            <text:p>30030</text:p>
          </table:table-cell>
          <table:table-cell office:value-type="float" office:value="26.34" calcext:value-type="float">
            <text:p>26.3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0040" calcext:value-type="float">
            <text:p>30040</text:p>
          </table:table-cell>
          <table:table-cell office:value-type="float" office:value="26.34" calcext:value-type="float">
            <text:p>26.3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float" office:value="26.45" calcext:value-type="float">
            <text:p>26.4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0060" calcext:value-type="float">
            <text:p>3006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0070" calcext:value-type="float">
            <text:p>30070</text:p>
          </table:table-cell>
          <table:table-cell office:value-type="float" office:value="26.34" calcext:value-type="float">
            <text:p>26.34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0080" calcext:value-type="float">
            <text:p>30080</text:p>
          </table:table-cell>
          <table:table-cell office:value-type="float" office:value="26.45" calcext:value-type="float">
            <text:p>26.4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26.34" calcext:value-type="float">
            <text:p>26.34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26.34" calcext:value-type="float">
            <text:p>26.34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float" office:value="26.45" calcext:value-type="float">
            <text:p>26.4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float" office:value="26.34" calcext:value-type="float">
            <text:p>26.3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float" office:value="26.45" calcext:value-type="float">
            <text:p>26.4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0150" calcext:value-type="float">
            <text:p>30150</text:p>
          </table:table-cell>
          <table:table-cell office:value-type="float" office:value="26.34" calcext:value-type="float">
            <text:p>26.3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30160" calcext:value-type="float">
            <text:p>30160</text:p>
          </table:table-cell>
          <table:table-cell office:value-type="float" office:value="26.45" calcext:value-type="float">
            <text:p>26.4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30170" calcext:value-type="float">
            <text:p>30170</text:p>
          </table:table-cell>
          <table:table-cell office:value-type="float" office:value="26.34" calcext:value-type="float">
            <text:p>26.3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0180" calcext:value-type="float">
            <text:p>30180</text:p>
          </table:table-cell>
          <table:table-cell office:value-type="float" office:value="26.45" calcext:value-type="float">
            <text:p>26.4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0190" calcext:value-type="float">
            <text:p>3019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26.34" calcext:value-type="float">
            <text:p>26.3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float" office:value="26.34" calcext:value-type="float">
            <text:p>26.3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0220" calcext:value-type="float">
            <text:p>30220</text:p>
          </table:table-cell>
          <table:table-cell office:value-type="float" office:value="26.34" calcext:value-type="float">
            <text:p>26.34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0230" calcext:value-type="float">
            <text:p>30230</text:p>
          </table:table-cell>
          <table:table-cell office:value-type="float" office:value="26.34" calcext:value-type="float">
            <text:p>26.34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30240" calcext:value-type="float">
            <text:p>30240</text:p>
          </table:table-cell>
          <table:table-cell office:value-type="float" office:value="26.34" calcext:value-type="float">
            <text:p>26.3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0260" calcext:value-type="float">
            <text:p>30260</text:p>
          </table:table-cell>
          <table:table-cell office:value-type="float" office:value="26.34" calcext:value-type="float">
            <text:p>26.34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30270" calcext:value-type="float">
            <text:p>3027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float" office:value="26.34" calcext:value-type="float">
            <text:p>26.3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0290" calcext:value-type="float">
            <text:p>3029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0310" calcext:value-type="float">
            <text:p>30310</text:p>
          </table:table-cell>
          <table:table-cell office:value-type="float" office:value="26.34" calcext:value-type="float">
            <text:p>26.3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0320" calcext:value-type="float">
            <text:p>30320</text:p>
          </table:table-cell>
          <table:table-cell office:value-type="float" office:value="26.34" calcext:value-type="float">
            <text:p>26.3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0330" calcext:value-type="float">
            <text:p>30330</text:p>
          </table:table-cell>
          <table:table-cell office:value-type="float" office:value="26.45" calcext:value-type="float">
            <text:p>26.4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0340" calcext:value-type="float">
            <text:p>30340</text:p>
          </table:table-cell>
          <table:table-cell office:value-type="float" office:value="26.45" calcext:value-type="float">
            <text:p>26.4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0360" calcext:value-type="float">
            <text:p>30360</text:p>
          </table:table-cell>
          <table:table-cell office:value-type="float" office:value="26.34" calcext:value-type="float">
            <text:p>26.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0370" calcext:value-type="float">
            <text:p>30370</text:p>
          </table:table-cell>
          <table:table-cell office:value-type="float" office:value="26.45" calcext:value-type="float">
            <text:p>26.4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380" calcext:value-type="float">
            <text:p>30380</text:p>
          </table:table-cell>
          <table:table-cell office:value-type="float" office:value="26.45" calcext:value-type="float">
            <text:p>26.4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0390" calcext:value-type="float">
            <text:p>30390</text:p>
          </table:table-cell>
          <table:table-cell office:value-type="float" office:value="26.45" calcext:value-type="float">
            <text:p>26.4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26.45" calcext:value-type="float">
            <text:p>26.4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26.45" calcext:value-type="float">
            <text:p>26.4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float" office:value="26.34" calcext:value-type="float">
            <text:p>26.34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0430" calcext:value-type="float">
            <text:p>30430</text:p>
          </table:table-cell>
          <table:table-cell office:value-type="float" office:value="26.45" calcext:value-type="float">
            <text:p>26.45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0440" calcext:value-type="float">
            <text:p>30440</text:p>
          </table:table-cell>
          <table:table-cell office:value-type="float" office:value="26.34" calcext:value-type="float">
            <text:p>26.3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26.34" calcext:value-type="float">
            <text:p>26.3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30460" calcext:value-type="float">
            <text:p>30460</text:p>
          </table:table-cell>
          <table:table-cell office:value-type="float" office:value="26.34" calcext:value-type="float">
            <text:p>26.3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0470" calcext:value-type="float">
            <text:p>30470</text:p>
          </table:table-cell>
          <table:table-cell office:value-type="float" office:value="26.34" calcext:value-type="float">
            <text:p>26.34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0480" calcext:value-type="float">
            <text:p>30480</text:p>
          </table:table-cell>
          <table:table-cell office:value-type="float" office:value="26.45" calcext:value-type="float">
            <text:p>26.4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0490" calcext:value-type="float">
            <text:p>30490</text:p>
          </table:table-cell>
          <table:table-cell office:value-type="float" office:value="26.34" calcext:value-type="float">
            <text:p>26.34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26.34" calcext:value-type="float">
            <text:p>26.34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26.34" calcext:value-type="float">
            <text:p>26.34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0520" calcext:value-type="float">
            <text:p>30520</text:p>
          </table:table-cell>
          <table:table-cell office:value-type="float" office:value="26.34" calcext:value-type="float">
            <text:p>26.3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30530" calcext:value-type="float">
            <text:p>30530</text:p>
          </table:table-cell>
          <table:table-cell office:value-type="float" office:value="26.45" calcext:value-type="float">
            <text:p>26.4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30540" calcext:value-type="float">
            <text:p>30540</text:p>
          </table:table-cell>
          <table:table-cell office:value-type="float" office:value="26.45" calcext:value-type="float">
            <text:p>26.45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0550" calcext:value-type="float">
            <text:p>30550</text:p>
          </table:table-cell>
          <table:table-cell office:value-type="float" office:value="26.45" calcext:value-type="float">
            <text:p>26.4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0560" calcext:value-type="float">
            <text:p>30560</text:p>
          </table:table-cell>
          <table:table-cell office:value-type="float" office:value="26.45" calcext:value-type="float">
            <text:p>26.45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30570" calcext:value-type="float">
            <text:p>30570</text:p>
          </table:table-cell>
          <table:table-cell office:value-type="float" office:value="26.45" calcext:value-type="float">
            <text:p>26.4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0580" calcext:value-type="float">
            <text:p>30580</text:p>
          </table:table-cell>
          <table:table-cell office:value-type="float" office:value="26.45" calcext:value-type="float">
            <text:p>26.4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0590" calcext:value-type="float">
            <text:p>30590</text:p>
          </table:table-cell>
          <table:table-cell office:value-type="float" office:value="26.45" calcext:value-type="float">
            <text:p>26.4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6.45" calcext:value-type="float">
            <text:p>26.4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0610" calcext:value-type="float">
            <text:p>30610</text:p>
          </table:table-cell>
          <table:table-cell office:value-type="float" office:value="26.45" calcext:value-type="float">
            <text:p>26.4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0620" calcext:value-type="float">
            <text:p>30620</text:p>
          </table:table-cell>
          <table:table-cell office:value-type="float" office:value="26.45" calcext:value-type="float">
            <text:p>26.4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0630" calcext:value-type="float">
            <text:p>30630</text:p>
          </table:table-cell>
          <table:table-cell office:value-type="float" office:value="26.45" calcext:value-type="float">
            <text:p>26.4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0640" calcext:value-type="float">
            <text:p>30640</text:p>
          </table:table-cell>
          <table:table-cell office:value-type="float" office:value="26.45" calcext:value-type="float">
            <text:p>26.45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0650" calcext:value-type="float">
            <text:p>30650</text:p>
          </table:table-cell>
          <table:table-cell office:value-type="float" office:value="26.45" calcext:value-type="float">
            <text:p>26.4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0660" calcext:value-type="float">
            <text:p>30660</text:p>
          </table:table-cell>
          <table:table-cell office:value-type="float" office:value="26.45" calcext:value-type="float">
            <text:p>26.4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0670" calcext:value-type="float">
            <text:p>30670</text:p>
          </table:table-cell>
          <table:table-cell office:value-type="float" office:value="26.55" calcext:value-type="float">
            <text:p>26.55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30680" calcext:value-type="float">
            <text:p>30680</text:p>
          </table:table-cell>
          <table:table-cell office:value-type="float" office:value="26.55" calcext:value-type="float">
            <text:p>26.55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30690" calcext:value-type="float">
            <text:p>30690</text:p>
          </table:table-cell>
          <table:table-cell office:value-type="float" office:value="26.55" calcext:value-type="float">
            <text:p>26.5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26.45" calcext:value-type="float">
            <text:p>26.4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float" office:value="26.55" calcext:value-type="float">
            <text:p>26.5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26.45" calcext:value-type="float">
            <text:p>26.4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30730" calcext:value-type="float">
            <text:p>30730</text:p>
          </table:table-cell>
          <table:table-cell office:value-type="float" office:value="26.55" calcext:value-type="float">
            <text:p>26.5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740" calcext:value-type="float">
            <text:p>30740</text:p>
          </table:table-cell>
          <table:table-cell office:value-type="float" office:value="26.45" calcext:value-type="float">
            <text:p>26.4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0750" calcext:value-type="float">
            <text:p>30750</text:p>
          </table:table-cell>
          <table:table-cell office:value-type="float" office:value="26.45" calcext:value-type="float">
            <text:p>26.4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0760" calcext:value-type="float">
            <text:p>30760</text:p>
          </table:table-cell>
          <table:table-cell office:value-type="float" office:value="26.55" calcext:value-type="float">
            <text:p>26.5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0770" calcext:value-type="float">
            <text:p>30770</text:p>
          </table:table-cell>
          <table:table-cell office:value-type="float" office:value="26.55" calcext:value-type="float">
            <text:p>26.55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0780" calcext:value-type="float">
            <text:p>30780</text:p>
          </table:table-cell>
          <table:table-cell office:value-type="float" office:value="26.55" calcext:value-type="float">
            <text:p>26.5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790" calcext:value-type="float">
            <text:p>30790</text:p>
          </table:table-cell>
          <table:table-cell office:value-type="float" office:value="26.45" calcext:value-type="float">
            <text:p>26.4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26.45" calcext:value-type="float">
            <text:p>26.4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0810" calcext:value-type="float">
            <text:p>30810</text:p>
          </table:table-cell>
          <table:table-cell office:value-type="float" office:value="26.55" calcext:value-type="float">
            <text:p>26.55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30820" calcext:value-type="float">
            <text:p>30820</text:p>
          </table:table-cell>
          <table:table-cell office:value-type="float" office:value="26.55" calcext:value-type="float">
            <text:p>26.5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0830" calcext:value-type="float">
            <text:p>30830</text:p>
          </table:table-cell>
          <table:table-cell office:value-type="float" office:value="26.55" calcext:value-type="float">
            <text:p>26.5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0840" calcext:value-type="float">
            <text:p>30840</text:p>
          </table:table-cell>
          <table:table-cell office:value-type="float" office:value="26.55" calcext:value-type="float">
            <text:p>26.5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0850" calcext:value-type="float">
            <text:p>30850</text:p>
          </table:table-cell>
          <table:table-cell office:value-type="float" office:value="26.45" calcext:value-type="float">
            <text:p>26.4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860" calcext:value-type="float">
            <text:p>30860</text:p>
          </table:table-cell>
          <table:table-cell office:value-type="float" office:value="26.55" calcext:value-type="float">
            <text:p>26.5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870" calcext:value-type="float">
            <text:p>30870</text:p>
          </table:table-cell>
          <table:table-cell office:value-type="float" office:value="26.45" calcext:value-type="float">
            <text:p>26.4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0880" calcext:value-type="float">
            <text:p>30880</text:p>
          </table:table-cell>
          <table:table-cell office:value-type="float" office:value="26.45" calcext:value-type="float">
            <text:p>26.45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0890" calcext:value-type="float">
            <text:p>30890</text:p>
          </table:table-cell>
          <table:table-cell office:value-type="float" office:value="26.45" calcext:value-type="float">
            <text:p>26.4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26.55" calcext:value-type="float">
            <text:p>26.5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26.55" calcext:value-type="float">
            <text:p>26.55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0920" calcext:value-type="float">
            <text:p>30920</text:p>
          </table:table-cell>
          <table:table-cell office:value-type="float" office:value="26.55" calcext:value-type="float">
            <text:p>26.55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0930" calcext:value-type="float">
            <text:p>30930</text:p>
          </table:table-cell>
          <table:table-cell office:value-type="float" office:value="26.55" calcext:value-type="float">
            <text:p>26.5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30940" calcext:value-type="float">
            <text:p>30940</text:p>
          </table:table-cell>
          <table:table-cell office:value-type="float" office:value="26.55" calcext:value-type="float">
            <text:p>26.55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30950" calcext:value-type="float">
            <text:p>30950</text:p>
          </table:table-cell>
          <table:table-cell office:value-type="float" office:value="26.55" calcext:value-type="float">
            <text:p>26.5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30960" calcext:value-type="float">
            <text:p>30960</text:p>
          </table:table-cell>
          <table:table-cell office:value-type="float" office:value="26.45" calcext:value-type="float">
            <text:p>26.4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30970" calcext:value-type="float">
            <text:p>30970</text:p>
          </table:table-cell>
          <table:table-cell office:value-type="float" office:value="26.55" calcext:value-type="float">
            <text:p>26.55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0980" calcext:value-type="float">
            <text:p>30980</text:p>
          </table:table-cell>
          <table:table-cell office:value-type="float" office:value="26.55" calcext:value-type="float">
            <text:p>26.55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0990" calcext:value-type="float">
            <text:p>30990</text:p>
          </table:table-cell>
          <table:table-cell office:value-type="float" office:value="26.55" calcext:value-type="float">
            <text:p>26.55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6.55" calcext:value-type="float">
            <text:p>26.5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26.55" calcext:value-type="float">
            <text:p>26.55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26.55" calcext:value-type="float">
            <text:p>26.5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1030" calcext:value-type="float">
            <text:p>31030</text:p>
          </table:table-cell>
          <table:table-cell office:value-type="float" office:value="26.55" calcext:value-type="float">
            <text:p>26.5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float" office:value="26.55" calcext:value-type="float">
            <text:p>26.55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1050" calcext:value-type="float">
            <text:p>31050</text:p>
          </table:table-cell>
          <table:table-cell office:value-type="float" office:value="26.55" calcext:value-type="float">
            <text:p>26.5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1060" calcext:value-type="float">
            <text:p>31060</text:p>
          </table:table-cell>
          <table:table-cell office:value-type="float" office:value="26.55" calcext:value-type="float">
            <text:p>26.55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31070" calcext:value-type="float">
            <text:p>31070</text:p>
          </table:table-cell>
          <table:table-cell office:value-type="float" office:value="26.55" calcext:value-type="float">
            <text:p>26.5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31080" calcext:value-type="float">
            <text:p>31080</text:p>
          </table:table-cell>
          <table:table-cell office:value-type="float" office:value="26.55" calcext:value-type="float">
            <text:p>26.5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1090" calcext:value-type="float">
            <text:p>31090</text:p>
          </table:table-cell>
          <table:table-cell office:value-type="float" office:value="26.55" calcext:value-type="float">
            <text:p>26.5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26.55" calcext:value-type="float">
            <text:p>26.5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float" office:value="26.55" calcext:value-type="float">
            <text:p>26.5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1120" calcext:value-type="float">
            <text:p>31120</text:p>
          </table:table-cell>
          <table:table-cell office:value-type="float" office:value="26.55" calcext:value-type="float">
            <text:p>26.55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1130" calcext:value-type="float">
            <text:p>31130</text:p>
          </table:table-cell>
          <table:table-cell office:value-type="float" office:value="26.55" calcext:value-type="float">
            <text:p>26.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1140" calcext:value-type="float">
            <text:p>31140</text:p>
          </table:table-cell>
          <table:table-cell office:value-type="float" office:value="26.45" calcext:value-type="float">
            <text:p>26.4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1150" calcext:value-type="float">
            <text:p>31150</text:p>
          </table:table-cell>
          <table:table-cell office:value-type="float" office:value="26.45" calcext:value-type="float">
            <text:p>26.4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1160" calcext:value-type="float">
            <text:p>31160</text:p>
          </table:table-cell>
          <table:table-cell office:value-type="float" office:value="26.45" calcext:value-type="float">
            <text:p>26.4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1170" calcext:value-type="float">
            <text:p>31170</text:p>
          </table:table-cell>
          <table:table-cell office:value-type="float" office:value="26.34" calcext:value-type="float">
            <text:p>26.3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1180" calcext:value-type="float">
            <text:p>31180</text:p>
          </table:table-cell>
          <table:table-cell office:value-type="float" office:value="26.24" calcext:value-type="float">
            <text:p>26.2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1190" calcext:value-type="float">
            <text:p>31190</text:p>
          </table:table-cell>
          <table:table-cell office:value-type="float" office:value="26.24" calcext:value-type="float">
            <text:p>26.24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26.24" calcext:value-type="float">
            <text:p>26.24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float" office:value="26.24" calcext:value-type="float">
            <text:p>26.2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1220" calcext:value-type="float">
            <text:p>31220</text:p>
          </table:table-cell>
          <table:table-cell office:value-type="float" office:value="26.24" calcext:value-type="float">
            <text:p>26.2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1230" calcext:value-type="float">
            <text:p>31230</text:p>
          </table:table-cell>
          <table:table-cell office:value-type="float" office:value="26.24" calcext:value-type="float">
            <text:p>26.24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1240" calcext:value-type="float">
            <text:p>31240</text:p>
          </table:table-cell>
          <table:table-cell office:value-type="float" office:value="26.13" calcext:value-type="float">
            <text:p>26.1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office:value-type="float" office:value="26.13" calcext:value-type="float">
            <text:p>26.1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1260" calcext:value-type="float">
            <text:p>31260</text:p>
          </table:table-cell>
          <table:table-cell office:value-type="float" office:value="26.13" calcext:value-type="float">
            <text:p>26.1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1270" calcext:value-type="float">
            <text:p>31270</text:p>
          </table:table-cell>
          <table:table-cell office:value-type="float" office:value="26.13" calcext:value-type="float">
            <text:p>26.1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1280" calcext:value-type="float">
            <text:p>31280</text:p>
          </table:table-cell>
          <table:table-cell office:value-type="float" office:value="26.13" calcext:value-type="float">
            <text:p>26.1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1290" calcext:value-type="float">
            <text:p>31290</text:p>
          </table:table-cell>
          <table:table-cell office:value-type="float" office:value="26.13" calcext:value-type="float">
            <text:p>26.1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26.13" calcext:value-type="float">
            <text:p>26.1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float" office:value="26.13" calcext:value-type="float">
            <text:p>26.1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1320" calcext:value-type="float">
            <text:p>31320</text:p>
          </table:table-cell>
          <table:table-cell office:value-type="float" office:value="26.03" calcext:value-type="float">
            <text:p>26.0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1330" calcext:value-type="float">
            <text:p>31330</text:p>
          </table:table-cell>
          <table:table-cell office:value-type="float" office:value="26.13" calcext:value-type="float">
            <text:p>26.1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1340" calcext:value-type="float">
            <text:p>31340</text:p>
          </table:table-cell>
          <table:table-cell office:value-type="float" office:value="26.13" calcext:value-type="float">
            <text:p>26.1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1350" calcext:value-type="float">
            <text:p>31350</text:p>
          </table:table-cell>
          <table:table-cell office:value-type="float" office:value="26.03" calcext:value-type="float">
            <text:p>26.0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1360" calcext:value-type="float">
            <text:p>31360</text:p>
          </table:table-cell>
          <table:table-cell office:value-type="float" office:value="26.03" calcext:value-type="float">
            <text:p>26.0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370" calcext:value-type="float">
            <text:p>31370</text:p>
          </table:table-cell>
          <table:table-cell office:value-type="float" office:value="26.03" calcext:value-type="float">
            <text:p>26.0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1380" calcext:value-type="float">
            <text:p>31380</text:p>
          </table:table-cell>
          <table:table-cell office:value-type="float" office:value="26.03" calcext:value-type="float">
            <text:p>26.0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1390" calcext:value-type="float">
            <text:p>31390</text:p>
          </table:table-cell>
          <table:table-cell office:value-type="float" office:value="26.03" calcext:value-type="float">
            <text:p>26.0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26.03" calcext:value-type="float">
            <text:p>26.0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float" office:value="26.03" calcext:value-type="float">
            <text:p>26.0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420" calcext:value-type="float">
            <text:p>31420</text:p>
          </table:table-cell>
          <table:table-cell office:value-type="float" office:value="26.13" calcext:value-type="float">
            <text:p>26.1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1430" calcext:value-type="float">
            <text:p>31430</text:p>
          </table:table-cell>
          <table:table-cell office:value-type="float" office:value="26.13" calcext:value-type="float">
            <text:p>26.1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1440" calcext:value-type="float">
            <text:p>31440</text:p>
          </table:table-cell>
          <table:table-cell office:value-type="float" office:value="26.13" calcext:value-type="float">
            <text:p>26.1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1450" calcext:value-type="float">
            <text:p>31450</text:p>
          </table:table-cell>
          <table:table-cell office:value-type="float" office:value="26.13" calcext:value-type="float">
            <text:p>26.1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1460" calcext:value-type="float">
            <text:p>31460</text:p>
          </table:table-cell>
          <table:table-cell office:value-type="float" office:value="26.13" calcext:value-type="float">
            <text:p>26.1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1470" calcext:value-type="float">
            <text:p>31470</text:p>
          </table:table-cell>
          <table:table-cell office:value-type="float" office:value="26.03" calcext:value-type="float">
            <text:p>26.0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1480" calcext:value-type="float">
            <text:p>31480</text:p>
          </table:table-cell>
          <table:table-cell office:value-type="float" office:value="26.03" calcext:value-type="float">
            <text:p>26.0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1490" calcext:value-type="float">
            <text:p>31490</text:p>
          </table:table-cell>
          <table:table-cell office:value-type="float" office:value="26.13" calcext:value-type="float">
            <text:p>26.1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26.13" calcext:value-type="float">
            <text:p>26.1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1510" calcext:value-type="float">
            <text:p>31510</text:p>
          </table:table-cell>
          <table:table-cell office:value-type="float" office:value="26.13" calcext:value-type="float">
            <text:p>26.1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1520" calcext:value-type="float">
            <text:p>31520</text:p>
          </table:table-cell>
          <table:table-cell office:value-type="float" office:value="26.13" calcext:value-type="float">
            <text:p>26.1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1530" calcext:value-type="float">
            <text:p>31530</text:p>
          </table:table-cell>
          <table:table-cell office:value-type="float" office:value="26.03" calcext:value-type="float">
            <text:p>26.0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1540" calcext:value-type="float">
            <text:p>31540</text:p>
          </table:table-cell>
          <table:table-cell office:value-type="float" office:value="26.03" calcext:value-type="float">
            <text:p>26.0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1550" calcext:value-type="float">
            <text:p>31550</text:p>
          </table:table-cell>
          <table:table-cell office:value-type="float" office:value="26.13" calcext:value-type="float">
            <text:p>26.1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1560" calcext:value-type="float">
            <text:p>31560</text:p>
          </table:table-cell>
          <table:table-cell office:value-type="float" office:value="26.03" calcext:value-type="float">
            <text:p>26.0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1570" calcext:value-type="float">
            <text:p>31570</text:p>
          </table:table-cell>
          <table:table-cell office:value-type="float" office:value="26.13" calcext:value-type="float">
            <text:p>26.1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1580" calcext:value-type="float">
            <text:p>31580</text:p>
          </table:table-cell>
          <table:table-cell office:value-type="float" office:value="26.13" calcext:value-type="float">
            <text:p>26.1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590" calcext:value-type="float">
            <text:p>31590</text:p>
          </table:table-cell>
          <table:table-cell office:value-type="float" office:value="26.03" calcext:value-type="float">
            <text:p>26.0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26.03" calcext:value-type="float">
            <text:p>26.0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1610" calcext:value-type="float">
            <text:p>31610</text:p>
          </table:table-cell>
          <table:table-cell office:value-type="float" office:value="26.03" calcext:value-type="float">
            <text:p>26.0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620" calcext:value-type="float">
            <text:p>31620</text:p>
          </table:table-cell>
          <table:table-cell office:value-type="float" office:value="26.03" calcext:value-type="float">
            <text:p>26.0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630" calcext:value-type="float">
            <text:p>31630</text:p>
          </table:table-cell>
          <table:table-cell office:value-type="float" office:value="26.03" calcext:value-type="float">
            <text:p>26.0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640" calcext:value-type="float">
            <text:p>31640</text:p>
          </table:table-cell>
          <table:table-cell office:value-type="float" office:value="26.03" calcext:value-type="float">
            <text:p>26.0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650" calcext:value-type="float">
            <text:p>31650</text:p>
          </table:table-cell>
          <table:table-cell office:value-type="float" office:value="26.03" calcext:value-type="float">
            <text:p>26.0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660" calcext:value-type="float">
            <text:p>31660</text:p>
          </table:table-cell>
          <table:table-cell office:value-type="float" office:value="26.03" calcext:value-type="float">
            <text:p>26.0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670" calcext:value-type="float">
            <text:p>31670</text:p>
          </table:table-cell>
          <table:table-cell office:value-type="float" office:value="26.03" calcext:value-type="float">
            <text:p>26.0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680" calcext:value-type="float">
            <text:p>31680</text:p>
          </table:table-cell>
          <table:table-cell office:value-type="float" office:value="26.03" calcext:value-type="float">
            <text:p>26.0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690" calcext:value-type="float">
            <text:p>31690</text:p>
          </table:table-cell>
          <table:table-cell office:value-type="float" office:value="26.03" calcext:value-type="float">
            <text:p>26.0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26.03" calcext:value-type="float">
            <text:p>26.0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710" calcext:value-type="float">
            <text:p>31710</text:p>
          </table:table-cell>
          <table:table-cell office:value-type="float" office:value="26.03" calcext:value-type="float">
            <text:p>26.0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720" calcext:value-type="float">
            <text:p>31720</text:p>
          </table:table-cell>
          <table:table-cell office:value-type="float" office:value="26.03" calcext:value-type="float">
            <text:p>26.0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730" calcext:value-type="float">
            <text:p>31730</text:p>
          </table:table-cell>
          <table:table-cell office:value-type="float" office:value="26.13" calcext:value-type="float">
            <text:p>26.1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740" calcext:value-type="float">
            <text:p>31740</text:p>
          </table:table-cell>
          <table:table-cell office:value-type="float" office:value="26.24" calcext:value-type="float">
            <text:p>26.2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1750" calcext:value-type="float">
            <text:p>31750</text:p>
          </table:table-cell>
          <table:table-cell office:value-type="float" office:value="26.13" calcext:value-type="float">
            <text:p>26.1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1760" calcext:value-type="float">
            <text:p>31760</text:p>
          </table:table-cell>
          <table:table-cell office:value-type="float" office:value="26.13" calcext:value-type="float">
            <text:p>26.1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770" calcext:value-type="float">
            <text:p>31770</text:p>
          </table:table-cell>
          <table:table-cell office:value-type="float" office:value="26.13" calcext:value-type="float">
            <text:p>26.1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780" calcext:value-type="float">
            <text:p>31780</text:p>
          </table:table-cell>
          <table:table-cell office:value-type="float" office:value="26.13" calcext:value-type="float">
            <text:p>26.1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790" calcext:value-type="float">
            <text:p>31790</text:p>
          </table:table-cell>
          <table:table-cell office:value-type="float" office:value="26.13" calcext:value-type="float">
            <text:p>26.1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26.13" calcext:value-type="float">
            <text:p>26.1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float" office:value="26.13" calcext:value-type="float">
            <text:p>26.1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820" calcext:value-type="float">
            <text:p>31820</text:p>
          </table:table-cell>
          <table:table-cell office:value-type="float" office:value="26.13" calcext:value-type="float">
            <text:p>26.1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830" calcext:value-type="float">
            <text:p>31830</text:p>
          </table:table-cell>
          <table:table-cell office:value-type="float" office:value="26.03" calcext:value-type="float">
            <text:p>26.0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840" calcext:value-type="float">
            <text:p>31840</text:p>
          </table:table-cell>
          <table:table-cell office:value-type="float" office:value="26.03" calcext:value-type="float">
            <text:p>26.0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1850" calcext:value-type="float">
            <text:p>31850</text:p>
          </table:table-cell>
          <table:table-cell office:value-type="float" office:value="26.03" calcext:value-type="float">
            <text:p>26.0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1860" calcext:value-type="float">
            <text:p>31860</text:p>
          </table:table-cell>
          <table:table-cell office:value-type="float" office:value="26.03" calcext:value-type="float">
            <text:p>26.03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1870" calcext:value-type="float">
            <text:p>31870</text:p>
          </table:table-cell>
          <table:table-cell office:value-type="float" office:value="26.03" calcext:value-type="float">
            <text:p>26.03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1880" calcext:value-type="float">
            <text:p>31880</text:p>
          </table:table-cell>
          <table:table-cell office:value-type="float" office:value="26.13" calcext:value-type="float">
            <text:p>26.1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1890" calcext:value-type="float">
            <text:p>31890</text:p>
          </table:table-cell>
          <table:table-cell office:value-type="float" office:value="26.24" calcext:value-type="float">
            <text:p>26.2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26.24" calcext:value-type="float">
            <text:p>26.2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float" office:value="26.24" calcext:value-type="float">
            <text:p>26.2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920" calcext:value-type="float">
            <text:p>31920</text:p>
          </table:table-cell>
          <table:table-cell office:value-type="float" office:value="26.13" calcext:value-type="float">
            <text:p>26.1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1930" calcext:value-type="float">
            <text:p>31930</text:p>
          </table:table-cell>
          <table:table-cell office:value-type="float" office:value="26.13" calcext:value-type="float">
            <text:p>26.13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1940" calcext:value-type="float">
            <text:p>31940</text:p>
          </table:table-cell>
          <table:table-cell office:value-type="float" office:value="26.13" calcext:value-type="float">
            <text:p>26.1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1950" calcext:value-type="float">
            <text:p>31950</text:p>
          </table:table-cell>
          <table:table-cell office:value-type="float" office:value="26.13" calcext:value-type="float">
            <text:p>26.1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1960" calcext:value-type="float">
            <text:p>31960</text:p>
          </table:table-cell>
          <table:table-cell office:value-type="float" office:value="26.13" calcext:value-type="float">
            <text:p>26.1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1970" calcext:value-type="float">
            <text:p>31970</text:p>
          </table:table-cell>
          <table:table-cell office:value-type="float" office:value="26.13" calcext:value-type="float">
            <text:p>26.1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1980" calcext:value-type="float">
            <text:p>31980</text:p>
          </table:table-cell>
          <table:table-cell office:value-type="float" office:value="26.13" calcext:value-type="float">
            <text:p>26.1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1990" calcext:value-type="float">
            <text:p>31990</text:p>
          </table:table-cell>
          <table:table-cell office:value-type="float" office:value="26.24" calcext:value-type="float">
            <text:p>26.2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6.24" calcext:value-type="float">
            <text:p>26.2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26.24" calcext:value-type="float">
            <text:p>26.2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2020" calcext:value-type="float">
            <text:p>32020</text:p>
          </table:table-cell>
          <table:table-cell office:value-type="float" office:value="26.24" calcext:value-type="float">
            <text:p>26.2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2030" calcext:value-type="float">
            <text:p>32030</text:p>
          </table:table-cell>
          <table:table-cell office:value-type="float" office:value="26.24" calcext:value-type="float">
            <text:p>26.2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2040" calcext:value-type="float">
            <text:p>32040</text:p>
          </table:table-cell>
          <table:table-cell office:value-type="float" office:value="26.24" calcext:value-type="float">
            <text:p>26.2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2050" calcext:value-type="float">
            <text:p>32050</text:p>
          </table:table-cell>
          <table:table-cell office:value-type="float" office:value="26.24" calcext:value-type="float">
            <text:p>26.2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32060" calcext:value-type="float">
            <text:p>32060</text:p>
          </table:table-cell>
          <table:table-cell office:value-type="float" office:value="26.24" calcext:value-type="float">
            <text:p>26.2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32070" calcext:value-type="float">
            <text:p>3207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32080" calcext:value-type="float">
            <text:p>32080</text:p>
          </table:table-cell>
          <table:table-cell office:value-type="float" office:value="26.34" calcext:value-type="float">
            <text:p>26.3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2090" calcext:value-type="float">
            <text:p>32090</text:p>
          </table:table-cell>
          <table:table-cell office:value-type="float" office:value="26.34" calcext:value-type="float">
            <text:p>26.3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26.34" calcext:value-type="float">
            <text:p>26.3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32120" calcext:value-type="float">
            <text:p>32120</text:p>
          </table:table-cell>
          <table:table-cell office:value-type="float" office:value="26.34" calcext:value-type="float">
            <text:p>26.3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2130" calcext:value-type="float">
            <text:p>32130</text:p>
          </table:table-cell>
          <table:table-cell office:value-type="float" office:value="26.34" calcext:value-type="float">
            <text:p>26.3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32140" calcext:value-type="float">
            <text:p>32140</text:p>
          </table:table-cell>
          <table:table-cell office:value-type="float" office:value="26.34" calcext:value-type="float">
            <text:p>26.3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32150" calcext:value-type="float">
            <text:p>32150</text:p>
          </table:table-cell>
          <table:table-cell office:value-type="float" office:value="26.45" calcext:value-type="float">
            <text:p>26.4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2160" calcext:value-type="float">
            <text:p>32160</text:p>
          </table:table-cell>
          <table:table-cell office:value-type="float" office:value="26.45" calcext:value-type="float">
            <text:p>26.4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32170" calcext:value-type="float">
            <text:p>32170</text:p>
          </table:table-cell>
          <table:table-cell office:value-type="float" office:value="26.45" calcext:value-type="float">
            <text:p>26.4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2180" calcext:value-type="float">
            <text:p>32180</text:p>
          </table:table-cell>
          <table:table-cell office:value-type="float" office:value="26.45" calcext:value-type="float">
            <text:p>26.4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190" calcext:value-type="float">
            <text:p>32190</text:p>
          </table:table-cell>
          <table:table-cell office:value-type="float" office:value="26.45" calcext:value-type="float">
            <text:p>26.4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26.34" calcext:value-type="float">
            <text:p>26.3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26.45" calcext:value-type="float">
            <text:p>26.4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220" calcext:value-type="float">
            <text:p>32220</text:p>
          </table:table-cell>
          <table:table-cell office:value-type="float" office:value="26.34" calcext:value-type="float">
            <text:p>26.3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230" calcext:value-type="float">
            <text:p>32230</text:p>
          </table:table-cell>
          <table:table-cell office:value-type="float" office:value="26.34" calcext:value-type="float">
            <text:p>26.3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2240" calcext:value-type="float">
            <text:p>32240</text:p>
          </table:table-cell>
          <table:table-cell office:value-type="float" office:value="26.24" calcext:value-type="float">
            <text:p>26.2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2250" calcext:value-type="float">
            <text:p>32250</text:p>
          </table:table-cell>
          <table:table-cell office:value-type="float" office:value="26.24" calcext:value-type="float">
            <text:p>26.2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2260" calcext:value-type="float">
            <text:p>32260</text:p>
          </table:table-cell>
          <table:table-cell office:value-type="float" office:value="26.24" calcext:value-type="float">
            <text:p>26.2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float" office:value="26.24" calcext:value-type="float">
            <text:p>26.2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2280" calcext:value-type="float">
            <text:p>32280</text:p>
          </table:table-cell>
          <table:table-cell office:value-type="float" office:value="26.24" calcext:value-type="float">
            <text:p>26.2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2290" calcext:value-type="float">
            <text:p>32290</text:p>
          </table:table-cell>
          <table:table-cell office:value-type="float" office:value="26.34" calcext:value-type="float">
            <text:p>26.3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26.24" calcext:value-type="float">
            <text:p>26.2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2310" calcext:value-type="float">
            <text:p>32310</text:p>
          </table:table-cell>
          <table:table-cell office:value-type="float" office:value="26.24" calcext:value-type="float">
            <text:p>26.2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2320" calcext:value-type="float">
            <text:p>32320</text:p>
          </table:table-cell>
          <table:table-cell office:value-type="float" office:value="26.24" calcext:value-type="float">
            <text:p>26.2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2330" calcext:value-type="float">
            <text:p>32330</text:p>
          </table:table-cell>
          <table:table-cell office:value-type="float" office:value="26.24" calcext:value-type="float">
            <text:p>26.2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2340" calcext:value-type="float">
            <text:p>32340</text:p>
          </table:table-cell>
          <table:table-cell office:value-type="float" office:value="26.24" calcext:value-type="float">
            <text:p>26.2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2350" calcext:value-type="float">
            <text:p>32350</text:p>
          </table:table-cell>
          <table:table-cell office:value-type="float" office:value="26.34" calcext:value-type="float">
            <text:p>26.3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2360" calcext:value-type="float">
            <text:p>32360</text:p>
          </table:table-cell>
          <table:table-cell office:value-type="float" office:value="26.24" calcext:value-type="float">
            <text:p>26.2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2370" calcext:value-type="float">
            <text:p>32370</text:p>
          </table:table-cell>
          <table:table-cell office:value-type="float" office:value="26.24" calcext:value-type="float">
            <text:p>26.2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2380" calcext:value-type="float">
            <text:p>32380</text:p>
          </table:table-cell>
          <table:table-cell office:value-type="float" office:value="26.24" calcext:value-type="float">
            <text:p>26.2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2390" calcext:value-type="float">
            <text:p>32390</text:p>
          </table:table-cell>
          <table:table-cell office:value-type="float" office:value="26.24" calcext:value-type="float">
            <text:p>26.2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6.24" calcext:value-type="float">
            <text:p>26.2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26.24" calcext:value-type="float">
            <text:p>26.2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2420" calcext:value-type="float">
            <text:p>32420</text:p>
          </table:table-cell>
          <table:table-cell office:value-type="float" office:value="26.24" calcext:value-type="float">
            <text:p>26.2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2430" calcext:value-type="float">
            <text:p>32430</text:p>
          </table:table-cell>
          <table:table-cell office:value-type="float" office:value="26.24" calcext:value-type="float">
            <text:p>26.2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2440" calcext:value-type="float">
            <text:p>32440</text:p>
          </table:table-cell>
          <table:table-cell office:value-type="float" office:value="26.24" calcext:value-type="float">
            <text:p>26.2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2450" calcext:value-type="float">
            <text:p>32450</text:p>
          </table:table-cell>
          <table:table-cell office:value-type="float" office:value="26.24" calcext:value-type="float">
            <text:p>26.2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2460" calcext:value-type="float">
            <text:p>32460</text:p>
          </table:table-cell>
          <table:table-cell office:value-type="float" office:value="26.34" calcext:value-type="float">
            <text:p>26.3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2470" calcext:value-type="float">
            <text:p>32470</text:p>
          </table:table-cell>
          <table:table-cell office:value-type="float" office:value="26.34" calcext:value-type="float">
            <text:p>26.3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2480" calcext:value-type="float">
            <text:p>32480</text:p>
          </table:table-cell>
          <table:table-cell office:value-type="float" office:value="26.24" calcext:value-type="float">
            <text:p>26.2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2490" calcext:value-type="float">
            <text:p>32490</text:p>
          </table:table-cell>
          <table:table-cell office:value-type="float" office:value="26.24" calcext:value-type="float">
            <text:p>26.2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6.24" calcext:value-type="float">
            <text:p>26.2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float" office:value="26.24" calcext:value-type="float">
            <text:p>26.2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2520" calcext:value-type="float">
            <text:p>3252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530" calcext:value-type="float">
            <text:p>32530</text:p>
          </table:table-cell>
          <table:table-cell office:value-type="float" office:value="26.24" calcext:value-type="float">
            <text:p>26.2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2540" calcext:value-type="float">
            <text:p>32540</text:p>
          </table:table-cell>
          <table:table-cell office:value-type="float" office:value="26.24" calcext:value-type="float">
            <text:p>26.2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550" calcext:value-type="float">
            <text:p>3255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560" calcext:value-type="float">
            <text:p>32560</text:p>
          </table:table-cell>
          <table:table-cell office:value-type="float" office:value="26.24" calcext:value-type="float">
            <text:p>26.2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2570" calcext:value-type="float">
            <text:p>3257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580" calcext:value-type="float">
            <text:p>32580</text:p>
          </table:table-cell>
          <table:table-cell office:value-type="float" office:value="26.24" calcext:value-type="float">
            <text:p>26.2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2590" calcext:value-type="float">
            <text:p>32590</text:p>
          </table:table-cell>
          <table:table-cell office:value-type="float" office:value="26.24" calcext:value-type="float">
            <text:p>26.2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26.13" calcext:value-type="float">
            <text:p>26.1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float" office:value="26.13" calcext:value-type="float">
            <text:p>26.1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2620" calcext:value-type="float">
            <text:p>32620</text:p>
          </table:table-cell>
          <table:table-cell office:value-type="float" office:value="26.24" calcext:value-type="float">
            <text:p>26.2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2630" calcext:value-type="float">
            <text:p>3263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640" calcext:value-type="float">
            <text:p>3264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650" calcext:value-type="float">
            <text:p>32650</text:p>
          </table:table-cell>
          <table:table-cell office:value-type="float" office:value="26.24" calcext:value-type="float">
            <text:p>26.2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26.24" calcext:value-type="float">
            <text:p>26.2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2670" calcext:value-type="float">
            <text:p>32670</text:p>
          </table:table-cell>
          <table:table-cell office:value-type="float" office:value="26.34" calcext:value-type="float">
            <text:p>26.3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2680" calcext:value-type="float">
            <text:p>32680</text:p>
          </table:table-cell>
          <table:table-cell office:value-type="float" office:value="26.34" calcext:value-type="float">
            <text:p>26.3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32690" calcext:value-type="float">
            <text:p>32690</text:p>
          </table:table-cell>
          <table:table-cell office:value-type="float" office:value="26.34" calcext:value-type="float">
            <text:p>26.3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26.34" calcext:value-type="float">
            <text:p>26.3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26.24" calcext:value-type="float">
            <text:p>26.2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2720" calcext:value-type="float">
            <text:p>32720</text:p>
          </table:table-cell>
          <table:table-cell office:value-type="float" office:value="26.24" calcext:value-type="float">
            <text:p>26.2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2730" calcext:value-type="float">
            <text:p>32730</text:p>
          </table:table-cell>
          <table:table-cell office:value-type="float" office:value="26.24" calcext:value-type="float">
            <text:p>26.2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2740" calcext:value-type="float">
            <text:p>32740</text:p>
          </table:table-cell>
          <table:table-cell office:value-type="float" office:value="26.24" calcext:value-type="float">
            <text:p>26.2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2750" calcext:value-type="float">
            <text:p>32750</text:p>
          </table:table-cell>
          <table:table-cell office:value-type="float" office:value="26.24" calcext:value-type="float">
            <text:p>26.2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26.24" calcext:value-type="float">
            <text:p>26.2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2770" calcext:value-type="float">
            <text:p>32770</text:p>
          </table:table-cell>
          <table:table-cell office:value-type="float" office:value="26.24" calcext:value-type="float">
            <text:p>26.2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2780" calcext:value-type="float">
            <text:p>32780</text:p>
          </table:table-cell>
          <table:table-cell office:value-type="float" office:value="26.24" calcext:value-type="float">
            <text:p>26.2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2790" calcext:value-type="float">
            <text:p>32790</text:p>
          </table:table-cell>
          <table:table-cell office:value-type="float" office:value="26.24" calcext:value-type="float">
            <text:p>26.2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26.24" calcext:value-type="float">
            <text:p>26.2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2810" calcext:value-type="float">
            <text:p>32810</text:p>
          </table:table-cell>
          <table:table-cell office:value-type="float" office:value="26.24" calcext:value-type="float">
            <text:p>26.2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2820" calcext:value-type="float">
            <text:p>32820</text:p>
          </table:table-cell>
          <table:table-cell office:value-type="float" office:value="26.24" calcext:value-type="float">
            <text:p>26.2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2830" calcext:value-type="float">
            <text:p>32830</text:p>
          </table:table-cell>
          <table:table-cell office:value-type="float" office:value="26.24" calcext:value-type="float">
            <text:p>26.2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2840" calcext:value-type="float">
            <text:p>32840</text:p>
          </table:table-cell>
          <table:table-cell office:value-type="float" office:value="26.24" calcext:value-type="float">
            <text:p>26.2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2850" calcext:value-type="float">
            <text:p>3285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860" calcext:value-type="float">
            <text:p>32860</text:p>
          </table:table-cell>
          <table:table-cell office:value-type="float" office:value="26.24" calcext:value-type="float">
            <text:p>26.2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870" calcext:value-type="float">
            <text:p>32870</text:p>
          </table:table-cell>
          <table:table-cell office:value-type="float" office:value="26.24" calcext:value-type="float">
            <text:p>26.2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880" calcext:value-type="float">
            <text:p>3288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890" calcext:value-type="float">
            <text:p>32890</text:p>
          </table:table-cell>
          <table:table-cell office:value-type="float" office:value="26.24" calcext:value-type="float">
            <text:p>26.2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910" calcext:value-type="float">
            <text:p>32910</text:p>
          </table:table-cell>
          <table:table-cell office:value-type="float" office:value="26.24" calcext:value-type="float">
            <text:p>26.2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930" calcext:value-type="float">
            <text:p>32930</text:p>
          </table:table-cell>
          <table:table-cell office:value-type="float" office:value="26.24" calcext:value-type="float">
            <text:p>26.2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2940" calcext:value-type="float">
            <text:p>3294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950" calcext:value-type="float">
            <text:p>3295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960" calcext:value-type="float">
            <text:p>32960</text:p>
          </table:table-cell>
          <table:table-cell office:value-type="float" office:value="26.24" calcext:value-type="float">
            <text:p>26.2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2970" calcext:value-type="float">
            <text:p>32970</text:p>
          </table:table-cell>
          <table:table-cell office:value-type="float" office:value="26.24" calcext:value-type="float">
            <text:p>26.2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980" calcext:value-type="float">
            <text:p>32980</text:p>
          </table:table-cell>
          <table:table-cell office:value-type="float" office:value="26.24" calcext:value-type="float">
            <text:p>26.2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2990" calcext:value-type="float">
            <text:p>32990</text:p>
          </table:table-cell>
          <table:table-cell office:value-type="float" office:value="26.24" calcext:value-type="float">
            <text:p>26.2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6.24" calcext:value-type="float">
            <text:p>26.2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26.24" calcext:value-type="float">
            <text:p>26.2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3020" calcext:value-type="float">
            <text:p>33020</text:p>
          </table:table-cell>
          <table:table-cell office:value-type="float" office:value="26.24" calcext:value-type="float">
            <text:p>26.2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3030" calcext:value-type="float">
            <text:p>33030</text:p>
          </table:table-cell>
          <table:table-cell office:value-type="float" office:value="26.24" calcext:value-type="float">
            <text:p>26.2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3040" calcext:value-type="float">
            <text:p>33040</text:p>
          </table:table-cell>
          <table:table-cell office:value-type="float" office:value="26.24" calcext:value-type="float">
            <text:p>26.2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3050" calcext:value-type="float">
            <text:p>33050</text:p>
          </table:table-cell>
          <table:table-cell office:value-type="float" office:value="26.24" calcext:value-type="float">
            <text:p>26.24</text:p>
          </table:table-cell>
          <table:table-cell office:value-type="float" office:value="633" calcext:value-type="float">
            <text:p>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5T08:11:52.438510998</dc:date>
    <meta:editing-duration>PT13M1S</meta:editing-duration>
    <meta:editing-cycles>1</meta:editing-cycles>
    <meta:document-statistic meta:table-count="1" meta:cell-count="9918" meta:object-count="1"/>
    <meta:generator>LibreOffice/6.1.5.2$Linux_ARM_EABI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928cm" svg:height="13.335cm" xlink:href=".." xlink:type="simple" chart:class="chart:line" chart:style-name="ch1">
        <chart:legend chart:legend-position="end" svg:x="20.076cm" svg:y="6.368cm" style:legend-expansion="high" chart:style-name="ch2"/>
        <chart:plot-area chart:style-name="ch3" table:cell-range-address="test.C1:test.C3306" svg:x="0.458cm" svg:y="0.266cm" svg:width="19.16cm" svg:height="12.803cm">
          <chartooo:coordinate-region svg:x="1.45cm" svg:y="0.266cm" svg:width="18.168cm" svg:height="11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C1:test.C3306" chart:class="chart:line">
            <chart:data-point chart:repeated="33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test.C1:test.C3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633">
                <text:p>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